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Tahoma1" svg:font-family="Tahoma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1.27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9.472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2.09cm"/>
    </style:style>
    <style:style style:name="co15" style:family="table-column">
      <style:table-column-properties fo:break-before="auto" style:column-width="10.398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714cm"/>
    </style:style>
    <style:style style:name="co19" style:family="table-column">
      <style:table-column-properties fo:break-before="auto" style:column-width="12.541cm"/>
    </style:style>
    <style:style style:name="co20" style:family="table-column">
      <style:table-column-properties fo:break-before="auto" style:column-width="1.72cm"/>
    </style:style>
    <style:style style:name="co21" style:family="table-column">
      <style:table-column-properties fo:break-before="auto" style:column-width="1.879cm"/>
    </style:style>
    <style:style style:name="co22" style:family="table-column">
      <style:table-column-properties fo:break-before="auto" style:column-width="1.296cm"/>
    </style:style>
    <style:style style:name="co23" style:family="table-column">
      <style:table-column-properties fo:break-before="auto" style:column-width="1.561cm"/>
    </style:style>
    <style:style style:name="co24" style:family="table-column">
      <style:table-column-properties fo:break-before="auto" style:column-width="1.058cm"/>
    </style:style>
    <style:style style:name="co25" style:family="table-column">
      <style:table-column-properties fo:break-before="auto" style:column-width="1.217cm"/>
    </style:style>
    <style:style style:name="co26" style:family="table-column">
      <style:table-column-properties fo:break-before="auto" style:column-width="1.138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2.275cm"/>
    </style:style>
    <style:style style:name="co29" style:family="table-column">
      <style:table-column-properties fo:break-before="auto" style:column-width="0.688cm"/>
    </style:style>
    <style:style style:name="co30" style:family="table-column">
      <style:table-column-properties fo:break-before="auto" style:column-width="1.323cm"/>
    </style:style>
    <style:style style:name="co31" style:family="table-column">
      <style:table-column-properties fo:break-before="auto" style:column-width="1.667cm"/>
    </style:style>
    <style:style style:name="co32" style:family="table-column">
      <style:table-column-properties fo:break-before="auto" style:column-width="1.852cm"/>
    </style:style>
    <style:style style:name="co33" style:family="table-column">
      <style:table-column-properties fo:break-before="auto" style:column-width="1.482cm"/>
    </style:style>
    <style:style style:name="co34" style:family="table-column">
      <style:table-column-properties fo:break-before="auto" style:column-width="1.349cm"/>
    </style:style>
    <style:style style:name="co35" style:family="table-column">
      <style:table-column-properties fo:break-before="auto" style:column-width="1.1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58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5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62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2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style:font-name-asian="Arial2" style:font-size-asian="10pt" style:font-name-complex="Arial2" style:font-size-complex="10pt"/>
    </style:style>
    <style:style style:name="ce5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23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82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1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9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1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2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6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7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1" style:family="table-cell" style:parent-style-name="Comma" style:data-style-name="N127">
      <style:table-cell-properties fo:border-bottom="none" fo:background-color="#ffffff" fo:border-left="0.06pt solid #000000" fo:border-right="0.06pt solid #000000" fo:border-top="none" style:vertical-align="automatic"/>
    </style:style>
    <style:style style:name="ce5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19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ackground-color="#ffffff" fo:border="none" style:vertical-align="automatic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3">
      <style:table-cell-properties fo:background-color="#ffffff"/>
    </style:style>
    <style:style style:name="ce111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>
      <style:table-cell-properties fo:background-color="#ffffff"/>
    </style:style>
    <style:style style:name="ce160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6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63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0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cm"/>
    </style:style>
    <style:style style:name="ce131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127">
      <style:table-cell-properties fo:border-bottom="none" fo:background-color="#ffffff" fo:border-left="0.06pt solid #000000" fo:border-right="0.06pt solid #000000" fo:border-top="0.06pt solid #000000"/>
    </style:style>
    <style:style style:name="ce134" style:family="table-cell" style:parent-style-name="Default" style:data-style-name="N127">
      <style:table-cell-properties fo:border-bottom="none" fo:background-color="#ffffff" fo:border-left="0.06pt solid #000000" fo:border-right="0.06pt solid #000000" fo:border-top="none"/>
    </style:style>
    <style:style style:name="ce135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48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0">
      <style:table-cell-properties fo:background-color="#ffffff" style:vertical-align="middle"/>
    </style:style>
    <style:style style:name="ce175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0">
      <style:text-properties fo:font-weight="bold" style:font-weight-asian="bold" style:font-weight-complex="bold"/>
    </style:style>
    <style:style style:name="ce177" style:family="table-cell" style:parent-style-name="Default" style:data-style-name="N0">
      <style:text-properties fo:font-style="italic" style:font-style-asian="italic" style:font-style-complex="italic"/>
    </style:style>
    <style:style style:name="ce118" style:family="table-cell" style:parent-style-name="Default" style:data-style-name="N0"/>
    <style:style style:name="ce17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9" style:family="table-cell" style:parent-style-name="Default" style:data-style-name="N3">
      <style:text-properties fo:color="#000000" style:font-name="Arial" fo:font-size="10pt" style:font-name-asian="Arial3" style:font-size-asian="10pt" style:font-name-complex="Arial3" style:font-size-complex="10pt"/>
    </style:style>
    <style:style style:name="ce180" style:family="table-cell" style:parent-style-name="Default" style:data-style-name="N3">
      <style:text-properties style:font-name="Tahoma" style:font-name-asian="Tahoma1" style:font-name-complex="Tahoma1"/>
    </style:style>
    <style:style style:name="ce18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8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84" style:family="table-cell" style:parent-style-name="Default" style:data-style-name="N0">
      <style:table-cell-properties fo:border="0.06pt solid #000000"/>
    </style:style>
    <style:style style:name="ce185" style:family="table-cell" style:parent-style-name="Default" style:data-style-name="N0">
      <style:text-properties fo:color="#000000" style:font-name="Arial" fo:font-size="10pt" style:font-name-asian="Arial3" style:font-size-asian="10pt" style:font-name-complex="Arial3" style:font-size-complex="10pt"/>
    </style:style>
    <style:style style:name="ce186" style:family="table-cell" style:parent-style-name="Default" style:data-style-name="N0">
      <style:text-properties style:font-name="Tahoma" style:font-name-asian="Tahoma1" style:font-name-complex="Tahoma1"/>
    </style:style>
    <style:style style:name="ce18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23">
      <style:table-cell-properties fo:border-bottom="none" fo:border-left="0.06pt solid #000000" fo:border-right="0.06pt solid #000000" fo:border-top="none"/>
    </style:style>
    <style:style style:name="ce189" style:family="table-cell" style:parent-style-name="Comma" style:data-style-name="N126">
      <style:table-cell-properties fo:border-bottom="none" fo:background-color="transparent" fo:border-left="0.06pt solid #000000" fo:border-right="0.06pt solid #000000" fo:border-top="none" style:vertical-align="automatic"/>
    </style:style>
    <style:style style:name="ce190" style:family="table-cell" style:parent-style-name="Default" style:data-style-name="N123">
      <style:table-cell-properties fo:border="0.06pt solid #000000"/>
    </style:style>
    <style:style style:name="ce191" style:family="table-cell" style:parent-style-name="Default" style:data-style-name="N3">
      <style:text-properties fo:font-size="8pt" style:font-size-asian="8pt" style:font-size-complex="8pt"/>
    </style:style>
    <style:style style:name="ce192" style:family="table-cell" style:parent-style-name="Default" style:data-style-name="N0">
      <style:text-properties fo:color="#000000" fo:font-size="7pt" fo:font-weight="bold" style:font-size-asian="7pt" style:font-weight-asian="bold" style:font-size-complex="7pt" style:font-weight-complex="bold"/>
    </style:style>
    <style:style style:name="ce193" style:family="table-cell" style:parent-style-name="Comma" style:data-style-name="N123">
      <style:table-cell-properties fo:background-color="transparent" style:vertical-align="automatic"/>
      <style:text-properties style:font-name="Tahoma1" style:font-name-asian="Tahoma1" style:font-name-complex="Tahoma1"/>
    </style:style>
    <style:style style:name="ce194" style:family="table-cell" style:parent-style-name="Default" style:data-style-name="N0">
      <style:text-properties fo:font-size="8pt" style:font-size-asian="8pt" style:font-size-complex="8pt"/>
    </style:style>
    <style:style style:name="ce19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 style:data-style-name="N3"/>
    <style:style style:name="ce1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 style:data-style-name="N115"/>
    <style:style style:name="ce200" style:family="table-cell" style:parent-style-name="Default" style:data-style-name="N4"/>
    <style:style style:name="ce201" style:family="table-cell" style:parent-style-name="Comma" style:data-style-name="N114">
      <style:table-cell-properties fo:background-color="transparent" style:vertical-align="automatic"/>
    </style:style>
    <style:style style:name="ce202" style:family="table-cell" style:parent-style-name="Default" style:data-style-name="N4">
      <style:table-cell-properties fo:border="2.01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3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126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82"/>
          <table:table-cell table:style-name="ce159" office:value-type="string" calcext:value-type="string">
            <text:p>P/T:</text:p>
          </table:table-cell>
          <table:table-cell table:style-name="ce160" office:value-type="float" office:value="7301" calcext:value-type="float" table:number-columns-spanned="2" table:number-rows-spanned="1">
            <text:p>7301</text:p>
          </table:table-cell>
          <table:covered-table-cell table:style-name="ce8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126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82"/>
          <table:table-cell table:style-name="ce159" office:value-type="string" calcext:value-type="string">
            <text:p>Preparado por:</text:p>
          </table:table-cell>
          <table:table-cell table:style-name="ce161" office:value-type="string" calcext:value-type="string" table:number-columns-spanned="2" table:number-rows-spanned="1">
            <text:p>César León</text:p>
          </table:table-cell>
          <table:covered-table-cell table:style-name="ce8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126" office:value-type="string" calcext:value-type="string" table:number-columns-spanned="7" table:number-rows-spanned="1">
            <text:p>Gastos de administracion y ventas</text:p>
          </table:table-cell>
          <table:covered-table-cell table:number-columns-repeated="6" table:style-name="ce82"/>
          <table:table-cell table:style-name="ce159" office:value-type="string" calcext:value-type="string">
            <text:p>Fecha:</text:p>
          </table:table-cell>
          <table:table-cell table:style-name="ce162" office:value-type="date" office:date-value="2021-11-15" calcext:value-type="date" table:number-columns-spanned="2" table:number-rows-spanned="1">
            <text:p>15/11/21</text:p>
          </table:table-cell>
          <table:covered-table-cell table:style-name="ce8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126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82"/>
          <table:table-cell table:style-name="ce159" office:value-type="string" calcext:value-type="string">
            <text:p>Revisado por:</text:p>
          </table:table-cell>
          <table:table-cell table:style-name="ce163" office:value-type="string" calcext:value-type="string" table:number-columns-spanned="2" table:number-rows-spanned="1">
            <text:p>Carlos Almeida</text:p>
          </table:table-cell>
          <table:covered-table-cell table:style-name="ce8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126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82"/>
          <table:table-cell table:style-name="ce159" office:value-type="string" calcext:value-type="string">
            <text:p>Fecha:</text:p>
          </table:table-cell>
          <table:table-cell table:style-name="ce163" table:number-columns-spanned="2" table:number-rows-spanned="1"/>
          <table:covered-table-cell table:style-name="ce8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013"/>
        </table:table-row>
        <table:table-row table:style-name="ro2">
          <table:table-cell table:style-name="ce54" office:value-type="string" calcext:value-type="string" table:number-columns-spanned="1" table:number-rows-spanned="2">
            <text:p>Código</text:p>
          </table:table-cell>
          <table:table-cell table:style-name="ce55" office:value-type="string" calcext:value-type="string" table:number-columns-spanned="1" table:number-rows-spanned="2">
            <text:p>Cuenta</text:p>
          </table:table-cell>
          <table:table-cell table:style-name="ce55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56" office:value-type="string" calcext:value-type="string" table:number-columns-spanned="2" table:number-rows-spanned="1">
            <text:p>Movimientos</text:p>
          </table:table-cell>
          <table:covered-table-cell table:style-name="ce3"/>
          <table:table-cell table:style-name="ce7" office:value-type="string" calcext:value-type="string">
            <text:p>Saldos auditados al</text:p>
          </table:table-cell>
          <table:table-cell table:style-name="ce54" office:value-type="string" calcext:value-type="string" table:number-columns-spanned="1" table:number-rows-spanned="2">
            <text:p>Código</text:p>
          </table:table-cell>
          <table:table-cell table:style-name="ce55" office:value-type="string" calcext:value-type="string" table:number-columns-spanned="1" table:number-rows-spanned="2">
            <text:p>Cuenta</text:p>
          </table:table-cell>
          <table:table-cell table:style-name="ce8" office:value-type="string" calcext:value-type="string">
            <text:p>Saldos auditados al</text:p>
          </table:table-cell>
          <table:table-cell table:style-name="ce131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44" table:number-columns-repeated="963"/>
        </table:table-row>
        <table:table-row table:style-name="ro1">
          <table:covered-table-cell table:number-columns-repeated="3" table:style-name="ce3"/>
          <table:table-cell table:style-name="ce10" office:value-type="date" office:date-value="2021-09-30" calcext:value-type="date">
            <text:p>30-sep-21</text:p>
          </table:table-cell>
          <table:table-cell table:style-name="ce11" office:value-type="string" calcext:value-type="string">
            <text:p>Débitos</text:p>
          </table:table-cell>
          <table:table-cell table:style-name="ce11" office:value-type="string" calcext:value-type="string">
            <text:p>Créditos</text:p>
          </table:table-cell>
          <table:table-cell table:style-name="ce11" office:value-type="date" office:date-value="2021-12-31" calcext:value-type="date">
            <text:p>31-dic-21</text:p>
          </table:table-cell>
          <table:covered-table-cell table:number-columns-repeated="2" table:style-name="ce3"/>
          <table:table-cell table:style-name="ce11" office:value-type="date" office:date-value="2020-12-31" calcext:value-type="date">
            <text:p>31-dic-20</text:p>
          </table:table-cell>
          <table:covered-table-cell table:style-name="ce3"/>
          <table:table-cell table:style-name="ce4" table:number-columns-repeated="50"/>
          <table:table-cell table:style-name="ce144" table:number-columns-repeated="963"/>
        </table:table-row>
        <table:table-row table:style-name="ro1">
          <table:table-cell table:style-name="ce51" table:number-columns-repeated="3"/>
          <table:table-cell table:style-name="ce89" table:number-columns-repeated="4"/>
          <table:table-cell table:style-name="ce51" table:number-columns-repeated="2"/>
          <table:table-cell table:style-name="ce122"/>
          <table:table-cell table:style-name="ce132"/>
          <table:table-cell table:style-name="ce4" table:number-columns-repeated="50"/>
          <table:table-cell table:style-name="ce144" table:number-columns-repeated="963"/>
        </table:table-row>
        <table:table-row table:style-name="ro1">
          <table:table-cell table:style-name="ce58"/>
          <table:table-cell table:style-name="ce27" office:value-type="string" calcext:value-type="string">
            <text:p>Gastos de Ventas</text:p>
          </table:table-cell>
          <table:table-cell table:style-name="ce58"/>
          <table:table-cell table:style-name="ce91" table:number-columns-repeated="4"/>
          <table:table-cell table:style-name="ce58"/>
          <table:table-cell table:style-name="ce27" office:value-type="string" calcext:value-type="string">
            <text:p>Gastos de Ventas</text:p>
          </table:table-cell>
          <table:table-cell table:style-name="ce124"/>
          <table:table-cell table:style-name="ce134"/>
          <table:table-cell table:style-name="ce4" table:number-columns-repeated="50"/>
          <table:table-cell table:style-name="ce144" table:number-columns-repeated="963"/>
        </table:table-row>
        <table:table-row table:style-name="ro1">
          <table:table-cell table:style-name="ce58"/>
          <table:table-cell table:style-name="ce71" office:value-type="string" office:string-value="Nomina de Ventas" calcext:value-type="string">
            <text:p><text:s/>Nomina de Ventas </text:p>
          </table:table-cell>
          <table:table-cell table:style-name="ce58"/>
          <table:table-cell table:style-name="ce91" table:number-columns-repeated="4"/>
          <table:table-cell table:style-name="ce58"/>
          <table:table-cell table:style-name="ce71" office:value-type="string" office:string-value="Nomina de Ventas" calcext:value-type="string">
            <text:p><text:s/>Nomina de Ventas </text:p>
          </table:table-cell>
          <table:table-cell table:style-name="ce124"/>
          <table:table-cell table:style-name="ce134"/>
          <table:table-cell table:style-name="ce4" table:number-columns-repeated="50"/>
          <table:table-cell table:style-name="ce144" table:number-columns-repeated="963"/>
        </table:table-row>
        <table:table-row table:style-name="ro1">
          <table:table-cell table:style-name="ce59" office:value-type="float" office:value="520101010001" calcext:value-type="float">
            <text:p>520101010001 </text:p>
          </table:table-cell>
          <table:table-cell table:style-name="ce72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83"/>
          <table:table-cell table:style-name="ce92" office:value-type="float" office:value="104343" calcext:value-type="float">
            <text:p>104,343</text:p>
          </table:table-cell>
          <table:table-cell table:style-name="ce92" table:number-columns-repeated="2"/>
          <table:table-cell table:style-name="ce92" table:formula="of:=[.D12]-[.E12]+[.F12]" office:value-type="float" office:value="104343" calcext:value-type="float">
            <text:p>104,343</text:p>
          </table:table-cell>
          <table:table-cell table:style-name="ce59" office:value-type="float" office:value="520101010001" calcext:value-type="float">
            <text:p>520101010001 </text:p>
          </table:table-cell>
          <table:table-cell table:style-name="ce72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125" office:value-type="float" office:value="163375.78" calcext:value-type="float">
            <text:p>163,376</text:p>
          </table:table-cell>
          <table:table-cell table:style-name="ce135" table:formula="of:=[.G12]-[.J12]" office:value-type="float" office:value="-59032.78" calcext:value-type="float">
            <text:p>(59,03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2" calcext:value-type="float">
            <text:p>520101010002 </text:p>
          </table:table-cell>
          <table:table-cell table:style-name="ce72" office:value-type="string" office:string-value="Sobretiempos                                                                    " calcext:value-type="string">
            <text:p><text:s/>Sobretiempos <text:s text:c="68"/></text:p>
          </table:table-cell>
          <table:table-cell table:style-name="ce83"/>
          <table:table-cell table:style-name="ce92" office:value-type="float" office:value="12681" calcext:value-type="float">
            <text:p>12,681</text:p>
          </table:table-cell>
          <table:table-cell table:style-name="ce92" table:number-columns-repeated="2"/>
          <table:table-cell table:style-name="ce92" table:formula="of:=[.D13]-[.E13]+[.F13]" office:value-type="float" office:value="12681" calcext:value-type="float">
            <text:p>12,681</text:p>
          </table:table-cell>
          <table:table-cell table:style-name="ce59" office:value-type="float" office:value="520101010002" calcext:value-type="float">
            <text:p>520101010002 </text:p>
          </table:table-cell>
          <table:table-cell table:style-name="ce72" office:value-type="string" office:string-value="Sobretiempos                                                                    " calcext:value-type="string">
            <text:p><text:s/>Sobretiempos <text:s text:c="68"/></text:p>
          </table:table-cell>
          <table:table-cell table:style-name="ce125" office:value-type="float" office:value="10455.13" calcext:value-type="float">
            <text:p>10,455</text:p>
          </table:table-cell>
          <table:table-cell table:style-name="ce135" table:formula="of:=[.G13]-[.J13]" office:value-type="float" office:value="2225.87" calcext:value-type="float">
            <text:p>2,22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3" calcext:value-type="float">
            <text:p>520101010003 </text:p>
          </table:table-cell>
          <table:table-cell table:style-name="ce72" office:value-type="string" office:string-value="Comisiones                                                                      " calcext:value-type="string">
            <text:p><text:s/>Comisiones <text:s text:c="70"/></text:p>
          </table:table-cell>
          <table:table-cell table:style-name="ce83"/>
          <table:table-cell table:style-name="ce92" office:value-type="float" office:value="61678" calcext:value-type="float">
            <text:p>61,678</text:p>
          </table:table-cell>
          <table:table-cell table:style-name="ce92" table:number-columns-repeated="2"/>
          <table:table-cell table:style-name="ce92" table:formula="of:=[.D14]-[.E14]+[.F14]" office:value-type="float" office:value="61678" calcext:value-type="float">
            <text:p>61,678</text:p>
          </table:table-cell>
          <table:table-cell table:style-name="ce59" office:value-type="float" office:value="520101010003" calcext:value-type="float">
            <text:p>520101010003 </text:p>
          </table:table-cell>
          <table:table-cell table:style-name="ce72" office:value-type="string" office:string-value="Comisiones                                                                      " calcext:value-type="string">
            <text:p><text:s/>Comisiones <text:s text:c="70"/></text:p>
          </table:table-cell>
          <table:table-cell table:style-name="ce125" office:value-type="float" office:value="66389.68" calcext:value-type="float">
            <text:p>66,390</text:p>
          </table:table-cell>
          <table:table-cell table:style-name="ce135" table:formula="of:=[.G14]-[.J14]" office:value-type="float" office:value="-4711.67999999999" calcext:value-type="float">
            <text:p>(4,71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4" calcext:value-type="float">
            <text:p>520101010004 </text:p>
          </table:table-cell>
          <table:table-cell table:style-name="ce72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83"/>
          <table:table-cell table:style-name="ce92" office:value-type="float" office:value="21715" calcext:value-type="float">
            <text:p>21,715</text:p>
          </table:table-cell>
          <table:table-cell table:style-name="ce92" table:number-columns-repeated="2"/>
          <table:table-cell table:style-name="ce92" table:formula="of:=[.D15]-[.E15]+[.F15]" office:value-type="float" office:value="21715" calcext:value-type="float">
            <text:p>21,715</text:p>
          </table:table-cell>
          <table:table-cell table:style-name="ce59" office:value-type="float" office:value="520101010004" calcext:value-type="float">
            <text:p>520101010004 </text:p>
          </table:table-cell>
          <table:table-cell table:style-name="ce72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125" office:value-type="float" office:value="32258.67" calcext:value-type="float">
            <text:p>32,259</text:p>
          </table:table-cell>
          <table:table-cell table:style-name="ce135" table:formula="of:=[.G15]-[.J15]" office:value-type="float" office:value="-10543.67" calcext:value-type="float">
            <text:p>(10,54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5" calcext:value-type="float">
            <text:p>520101010005 </text:p>
          </table:table-cell>
          <table:table-cell table:style-name="ce72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83"/>
          <table:table-cell table:style-name="ce92" office:value-type="float" office:value="11736" calcext:value-type="float">
            <text:p>11,736</text:p>
          </table:table-cell>
          <table:table-cell table:style-name="ce92" table:number-columns-repeated="2"/>
          <table:table-cell table:style-name="ce92" table:formula="of:=[.D16]-[.E16]+[.F16]" office:value-type="float" office:value="11736" calcext:value-type="float">
            <text:p>11,736</text:p>
          </table:table-cell>
          <table:table-cell table:style-name="ce59" office:value-type="float" office:value="520101010005" calcext:value-type="float">
            <text:p>520101010005 </text:p>
          </table:table-cell>
          <table:table-cell table:style-name="ce72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125" office:value-type="float" office:value="19593.72" calcext:value-type="float">
            <text:p>19,594</text:p>
          </table:table-cell>
          <table:table-cell table:style-name="ce135" table:formula="of:=[.G16]-[.J16]" office:value-type="float" office:value="-7857.72" calcext:value-type="float">
            <text:p>(7,85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6" calcext:value-type="float">
            <text:p>520101010006 </text:p>
          </table:table-cell>
          <table:table-cell table:style-name="ce72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83"/>
          <table:table-cell table:style-name="ce92" office:value-type="float" office:value="14825" calcext:value-type="float">
            <text:p>14,825</text:p>
          </table:table-cell>
          <table:table-cell table:style-name="ce92" table:number-columns-repeated="2"/>
          <table:table-cell table:style-name="ce92" table:formula="of:=[.D17]-[.E17]+[.F17]" office:value-type="float" office:value="14825" calcext:value-type="float">
            <text:p>14,825</text:p>
          </table:table-cell>
          <table:table-cell table:style-name="ce59" office:value-type="float" office:value="520101010006" calcext:value-type="float">
            <text:p>520101010006 </text:p>
          </table:table-cell>
          <table:table-cell table:style-name="ce72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125" office:value-type="float" office:value="22075.5" calcext:value-type="float">
            <text:p>22,076</text:p>
          </table:table-cell>
          <table:table-cell table:style-name="ce135" table:formula="of:=[.G17]-[.J17]" office:value-type="float" office:value="-7250.5" calcext:value-type="float">
            <text:p>(7,25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7" calcext:value-type="float">
            <text:p>520101010007 </text:p>
          </table:table-cell>
          <table:table-cell table:style-name="ce72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83"/>
          <table:table-cell table:style-name="ce92" office:value-type="float" office:value="5045" calcext:value-type="float">
            <text:p>5,045</text:p>
          </table:table-cell>
          <table:table-cell table:style-name="ce92" table:number-columns-repeated="2"/>
          <table:table-cell table:style-name="ce92" table:formula="of:=[.D18]-[.E18]+[.F18]" office:value-type="float" office:value="5045" calcext:value-type="float">
            <text:p>5,045</text:p>
          </table:table-cell>
          <table:table-cell table:style-name="ce59" office:value-type="float" office:value="520101010007" calcext:value-type="float">
            <text:p>520101010007 </text:p>
          </table:table-cell>
          <table:table-cell table:style-name="ce72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125" office:value-type="float" office:value="5850.55" calcext:value-type="float">
            <text:p>5,851</text:p>
          </table:table-cell>
          <table:table-cell table:style-name="ce135" table:formula="of:=[.G18]-[.J18]" office:value-type="float" office:value="-805.55" calcext:value-type="float">
            <text:p>(80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8" calcext:value-type="float">
            <text:p>520101010008 </text:p>
          </table:table-cell>
          <table:table-cell table:style-name="ce72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83"/>
          <table:table-cell table:style-name="ce92" office:value-type="float" office:value="3398" calcext:value-type="float">
            <text:p>3,398</text:p>
          </table:table-cell>
          <table:table-cell table:style-name="ce92" table:number-columns-repeated="2"/>
          <table:table-cell table:style-name="ce92" table:formula="of:=[.D19]-[.E19]+[.F19]" office:value-type="float" office:value="3398" calcext:value-type="float">
            <text:p>3,398</text:p>
          </table:table-cell>
          <table:table-cell table:style-name="ce59" office:value-type="float" office:value="520101010008" calcext:value-type="float">
            <text:p>520101010008 </text:p>
          </table:table-cell>
          <table:table-cell table:style-name="ce72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25" office:value-type="float" office:value="18253.6" calcext:value-type="float">
            <text:p>18,254</text:p>
          </table:table-cell>
          <table:table-cell table:style-name="ce135" table:formula="of:=[.G19]-[.J19]" office:value-type="float" office:value="-14855.6" calcext:value-type="float">
            <text:p>(14,85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09" calcext:value-type="float">
            <text:p>520101010009 </text:p>
          </table:table-cell>
          <table:table-cell table:style-name="ce72" office:value-type="string" office:string-value="Desahucio Ventas                                                                " calcext:value-type="string">
            <text:p><text:s/>Desahucio Ventas <text:s text:c="64"/></text:p>
          </table:table-cell>
          <table:table-cell table:style-name="ce83"/>
          <table:table-cell table:style-name="ce92" office:value-type="float" office:value="3050" calcext:value-type="float">
            <text:p>3,050</text:p>
          </table:table-cell>
          <table:table-cell table:style-name="ce92" table:number-columns-repeated="2"/>
          <table:table-cell table:style-name="ce92" table:formula="of:=[.D20]-[.E20]+[.F20]" office:value-type="float" office:value="3050" calcext:value-type="float">
            <text:p>3,050</text:p>
          </table:table-cell>
          <table:table-cell table:style-name="ce59" office:value-type="float" office:value="520101010009" calcext:value-type="float">
            <text:p>520101010009 </text:p>
          </table:table-cell>
          <table:table-cell table:style-name="ce72" office:value-type="string" office:string-value="Desahucio Ventas                                                                " calcext:value-type="string">
            <text:p><text:s/>Desahucio Ventas <text:s text:c="64"/></text:p>
          </table:table-cell>
          <table:table-cell table:style-name="ce125" office:value-type="float" office:value="11242.62" calcext:value-type="float">
            <text:p>11,243</text:p>
          </table:table-cell>
          <table:table-cell table:style-name="ce135" table:formula="of:=[.G20]-[.J20]" office:value-type="float" office:value="-8192.62" calcext:value-type="float">
            <text:p>(8,19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11" calcext:value-type="float">
            <text:p>520101010011 </text:p>
          </table:table-cell>
          <table:table-cell table:style-name="ce72" office:value-type="string" office:string-value="Bonificaciones Voluntarias Ventas                                               " calcext:value-type="string">
            <text:p><text:s/>Bonificaciones Voluntarias Ventas <text:s text:c="47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21]-[.E21]+[.F21]" office:value-type="float" office:value="0" calcext:value-type="float">
            <text:p>0</text:p>
          </table:table-cell>
          <table:table-cell table:style-name="ce59" office:value-type="float" office:value="520101010011" calcext:value-type="float">
            <text:p>520101010011 </text:p>
          </table:table-cell>
          <table:table-cell table:style-name="ce72" office:value-type="string" office:string-value="Bonificaciones Voluntarias Ventas                                               " calcext:value-type="string">
            <text:p><text:s/>Bonificaciones Voluntarias Ventas <text:s text:c="47"/></text:p>
          </table:table-cell>
          <table:table-cell table:style-name="ce125" office:value-type="float" office:value="24821" calcext:value-type="float">
            <text:p>24,821</text:p>
          </table:table-cell>
          <table:table-cell table:style-name="ce135" table:formula="of:=[.G21]-[.J21]" office:value-type="float" office:value="-24821" calcext:value-type="float">
            <text:p>(24,82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10012" calcext:value-type="float">
            <text:p>520101010012 </text:p>
          </table:table-cell>
          <table:table-cell table:style-name="ce72" office:value-type="string" office:string-value="Jubilación Patronal Ventas                                                      " calcext:value-type="string">
            <text:p><text:s/>Jubilación Patronal Ventas <text:s text:c="54"/></text:p>
          </table:table-cell>
          <table:table-cell table:style-name="ce83"/>
          <table:table-cell table:style-name="ce92" office:value-type="float" office:value="8854" calcext:value-type="float">
            <text:p>8,854</text:p>
          </table:table-cell>
          <table:table-cell table:style-name="ce92" table:number-columns-repeated="2"/>
          <table:table-cell table:style-name="ce92" table:formula="of:=[.D22]-[.E22]+[.F22]" office:value-type="float" office:value="8854" calcext:value-type="float">
            <text:p>8,854</text:p>
          </table:table-cell>
          <table:table-cell table:style-name="ce59" office:value-type="float" office:value="520101010012" calcext:value-type="float">
            <text:p>520101010012 </text:p>
          </table:table-cell>
          <table:table-cell table:style-name="ce72" office:value-type="string" office:string-value="Jubilación Patronal Ventas                                                      " calcext:value-type="string">
            <text:p><text:s/>Jubilación Patronal Ventas <text:s text:c="54"/></text:p>
          </table:table-cell>
          <table:table-cell table:style-name="ce125" office:value-type="float" office:value="28718.23" calcext:value-type="float">
            <text:p>28,718</text:p>
          </table:table-cell>
          <table:table-cell table:style-name="ce135" table:formula="of:=[.G22]-[.J22]" office:value-type="float" office:value="-19864.23" calcext:value-type="float">
            <text:p>(19,86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23]-[.E23]+[.F23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23]-[.J23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Otros Gastos personal Ventas" calcext:value-type="string">
            <text:p><text:s/>Otros Gastos personal Ventas </text:p>
          </table:table-cell>
          <table:table-cell table:style-name="ce83"/>
          <table:table-cell table:style-name="ce92" table:number-columns-repeated="3"/>
          <table:table-cell table:style-name="ce92" table:formula="of:=[.D24]-[.E24]+[.F24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Otros Gastos personal Ventas" calcext:value-type="string">
            <text:p><text:s/>Otros Gastos personal Ventas </text:p>
          </table:table-cell>
          <table:table-cell table:style-name="ce125"/>
          <table:table-cell table:style-name="ce135" table:formula="of:=[.G24]-[.J2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20002" calcext:value-type="float">
            <text:p>520101020002 </text:p>
          </table:table-cell>
          <table:table-cell table:style-name="ce72" office:value-type="string" office:string-value="Alimentación Ventas                                                             " calcext:value-type="string">
            <text:p><text:s/>Alimentación Ventas <text:s text:c="61"/></text:p>
          </table:table-cell>
          <table:table-cell table:style-name="ce83"/>
          <table:table-cell table:style-name="ce92" office:value-type="float" office:value="8229" calcext:value-type="float">
            <text:p>8,229</text:p>
          </table:table-cell>
          <table:table-cell table:style-name="ce92" table:number-columns-repeated="2"/>
          <table:table-cell table:style-name="ce92" table:formula="of:=[.D25]-[.E25]+[.F25]" office:value-type="float" office:value="8229" calcext:value-type="float">
            <text:p>8,229</text:p>
          </table:table-cell>
          <table:table-cell table:style-name="ce59" office:value-type="float" office:value="520101020002" calcext:value-type="float">
            <text:p>520101020002 </text:p>
          </table:table-cell>
          <table:table-cell table:style-name="ce72" office:value-type="string" office:string-value="Alimentacion Ventas                                                             " calcext:value-type="string">
            <text:p><text:s/>Alimentacion Ventas <text:s text:c="61"/></text:p>
          </table:table-cell>
          <table:table-cell table:style-name="ce125" office:value-type="float" office:value="6887.82" calcext:value-type="float">
            <text:p>6,888</text:p>
          </table:table-cell>
          <table:table-cell table:style-name="ce135" table:formula="of:=[.G25]-[.J25]" office:value-type="float" office:value="1341.18" calcext:value-type="float">
            <text:p>1,34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20006" calcext:value-type="float">
            <text:p>520101020006 </text:p>
          </table:table-cell>
          <table:table-cell table:style-name="ce72" office:value-type="string" office:string-value="Capacitación y Seminarios Ventas                                                " calcext:value-type="string">
            <text:p><text:s/>Capacitación y Seminarios Ventas <text:s text:c="48"/></text:p>
          </table:table-cell>
          <table:table-cell table:style-name="ce83"/>
          <table:table-cell table:style-name="ce92" office:value-type="float" office:value="793" calcext:value-type="float">
            <text:p>793</text:p>
          </table:table-cell>
          <table:table-cell table:style-name="ce92" table:number-columns-repeated="2"/>
          <table:table-cell table:style-name="ce92" table:formula="of:=[.D26]-[.E26]+[.F26]" office:value-type="float" office:value="793" calcext:value-type="float">
            <text:p>793</text:p>
          </table:table-cell>
          <table:table-cell table:style-name="ce59" office:value-type="float" office:value="520101020006" calcext:value-type="float">
            <text:p>520101020006 </text:p>
          </table:table-cell>
          <table:table-cell table:style-name="ce72" office:value-type="string" office:string-value="Capacitación y Seminarios Ventas                                                " calcext:value-type="string">
            <text:p><text:s/>Capacitación y Seminarios Ventas <text:s text:c="48"/></text:p>
          </table:table-cell>
          <table:table-cell table:style-name="ce125" office:value-type="float" office:value="2141" calcext:value-type="float">
            <text:p>2,141</text:p>
          </table:table-cell>
          <table:table-cell table:style-name="ce135" table:formula="of:=[.G26]-[.J26]" office:value-type="float" office:value="-1348" calcext:value-type="float">
            <text:p>(1,34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20007" calcext:value-type="float">
            <text:p>520101020007 </text:p>
          </table:table-cell>
          <table:table-cell table:style-name="ce72" office:value-type="string" office:string-value="Agasajo al Personal Ventas                                                      " calcext:value-type="string">
            <text:p><text:s/>Agasajo al Personal Ventas <text:s text:c="54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27]-[.E27]+[.F27]" office:value-type="float" office:value="0" calcext:value-type="float">
            <text:p>0</text:p>
          </table:table-cell>
          <table:table-cell table:style-name="ce59" office:value-type="float" office:value="520101020007" calcext:value-type="float">
            <text:p>520101020007 </text:p>
          </table:table-cell>
          <table:table-cell table:style-name="ce72" office:value-type="string" office:string-value="Agasajo al Personal Ventas                                                      " calcext:value-type="string">
            <text:p><text:s/>Agasajo al Personal Ventas <text:s text:c="54"/></text:p>
          </table:table-cell>
          <table:table-cell table:style-name="ce125" office:value-type="float" office:value="66.66" calcext:value-type="float">
            <text:p>67</text:p>
          </table:table-cell>
          <table:table-cell table:style-name="ce135" table:formula="of:=[.G27]-[.J27]" office:value-type="float" office:value="-66.66" calcext:value-type="float">
            <text:p>(6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20008" calcext:value-type="float">
            <text:p>520101020008 </text:p>
          </table:table-cell>
          <table:table-cell table:style-name="ce72" office:value-type="string" office:string-value="Otros Gastos personal Ventas" calcext:value-type="string">
            <text:p><text:s/>Otros Gastos personal Ventas </text:p>
          </table:table-cell>
          <table:table-cell table:style-name="ce83"/>
          <table:table-cell table:style-name="ce92" office:value-type="float" office:value="116" calcext:value-type="float">
            <text:p>116</text:p>
          </table:table-cell>
          <table:table-cell table:style-name="ce92" table:number-columns-repeated="2"/>
          <table:table-cell table:style-name="ce92" table:formula="of:=[.D28]-[.E28]+[.F28]" office:value-type="float" office:value="116" calcext:value-type="float">
            <text:p>116</text:p>
          </table:table-cell>
          <table:table-cell table:style-name="ce59"/>
          <table:table-cell table:style-name="ce73"/>
          <table:table-cell table:style-name="ce125"/>
          <table:table-cell table:style-name="ce135" table:formula="of:=[.G28]-[.J28]" office:value-type="float" office:value="116" calcext:value-type="float">
            <text:p>11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29]-[.E29]+[.F29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29]-[.J2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Gastos General de Ventas" calcext:value-type="string">
            <text:p><text:s/>Gastos General de Ventas </text:p>
          </table:table-cell>
          <table:table-cell table:style-name="ce83"/>
          <table:table-cell table:style-name="ce92" table:number-columns-repeated="3"/>
          <table:table-cell table:style-name="ce92" table:formula="of:=[.D30]-[.E30]+[.F30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Gastos General de Ventas" calcext:value-type="string">
            <text:p><text:s/>Gastos General de Ventas </text:p>
          </table:table-cell>
          <table:table-cell table:style-name="ce125"/>
          <table:table-cell table:style-name="ce135" table:formula="of:=[.G30]-[.J30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2" calcext:value-type="float">
            <text:p>520101030002 </text:p>
          </table:table-cell>
          <table:table-cell table:style-name="ce72" office:value-type="string" office:string-value="Promoción y Publicidad                                                          " calcext:value-type="string">
            <text:p><text:s/>Promoción y Publicidad <text:s text:c="58"/></text:p>
          </table:table-cell>
          <table:table-cell table:style-name="ce83"/>
          <table:table-cell table:style-name="ce92" office:value-type="float" office:value="5720" calcext:value-type="float">
            <text:p>5,720</text:p>
          </table:table-cell>
          <table:table-cell table:style-name="ce92" table:number-columns-repeated="2"/>
          <table:table-cell table:style-name="ce92" table:formula="of:=[.D31]-[.E31]+[.F31]" office:value-type="float" office:value="5720" calcext:value-type="float">
            <text:p>5,720</text:p>
          </table:table-cell>
          <table:table-cell table:style-name="ce59" office:value-type="float" office:value="520101030002" calcext:value-type="float">
            <text:p>520101030002 </text:p>
          </table:table-cell>
          <table:table-cell table:style-name="ce72" office:value-type="string" office:string-value="Promoción y Publicidad                                                          " calcext:value-type="string">
            <text:p><text:s/>Promoción y Publicidad <text:s text:c="58"/></text:p>
          </table:table-cell>
          <table:table-cell table:style-name="ce125" office:value-type="float" office:value="11587.93" calcext:value-type="float">
            <text:p>11,588</text:p>
          </table:table-cell>
          <table:table-cell table:style-name="ce135" table:formula="of:=[.G31]-[.J31]" office:value-type="float" office:value="-5867.93" calcext:value-type="float">
            <text:p>(5,86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3" calcext:value-type="float">
            <text:p>520101030003 </text:p>
          </table:table-cell>
          <table:table-cell table:style-name="ce72" office:value-type="string" office:string-value="Gastos de Viaje Ventas                                                          " calcext:value-type="string">
            <text:p><text:s/>Gastos de Viaje Ventas <text:s text:c="58"/></text:p>
          </table:table-cell>
          <table:table-cell table:style-name="ce83"/>
          <table:table-cell table:style-name="ce92" office:value-type="float" office:value="1594" calcext:value-type="float">
            <text:p>1,594</text:p>
          </table:table-cell>
          <table:table-cell table:style-name="ce92" table:number-columns-repeated="2"/>
          <table:table-cell table:style-name="ce92" table:formula="of:=[.D32]-[.E32]+[.F32]" office:value-type="float" office:value="1594" calcext:value-type="float">
            <text:p>1,594</text:p>
          </table:table-cell>
          <table:table-cell table:style-name="ce59" office:value-type="float" office:value="520101030003" calcext:value-type="float">
            <text:p>520101030003 </text:p>
          </table:table-cell>
          <table:table-cell table:style-name="ce72" office:value-type="string" office:string-value="Gastos de Viaje Ventas                                                          " calcext:value-type="string">
            <text:p><text:s/>Gastos de Viaje Ventas <text:s text:c="58"/></text:p>
          </table:table-cell>
          <table:table-cell table:style-name="ce125" office:value-type="float" office:value="1969" calcext:value-type="float">
            <text:p>1,969</text:p>
          </table:table-cell>
          <table:table-cell table:style-name="ce135" table:formula="of:=[.G32]-[.J32]" office:value-type="float" office:value="-375" calcext:value-type="float">
            <text:p>(37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4" calcext:value-type="float">
            <text:p>520101030004 </text:p>
          </table:table-cell>
          <table:table-cell table:style-name="ce72" office:value-type="string" office:string-value="Mant. Vehiculos Ventas                                                          " calcext:value-type="string">
            <text:p><text:s/>Mant. Vehiculos Ventas <text:s text:c="58"/></text:p>
          </table:table-cell>
          <table:table-cell table:style-name="ce83"/>
          <table:table-cell table:style-name="ce92" office:value-type="float" office:value="4770" calcext:value-type="float">
            <text:p>4,770</text:p>
          </table:table-cell>
          <table:table-cell table:style-name="ce92" table:number-columns-repeated="2"/>
          <table:table-cell table:style-name="ce92" table:formula="of:=[.D33]-[.E33]+[.F33]" office:value-type="float" office:value="4770" calcext:value-type="float">
            <text:p>4,770</text:p>
          </table:table-cell>
          <table:table-cell table:style-name="ce59" office:value-type="float" office:value="520101030004" calcext:value-type="float">
            <text:p>520101030004 </text:p>
          </table:table-cell>
          <table:table-cell table:style-name="ce72" office:value-type="string" office:string-value="Mant. Vehiculos Ventas                                                          " calcext:value-type="string">
            <text:p><text:s/>Mant. Vehiculos Ventas <text:s text:c="58"/></text:p>
          </table:table-cell>
          <table:table-cell table:style-name="ce125" office:value-type="float" office:value="1139.52" calcext:value-type="float">
            <text:p>1,140</text:p>
          </table:table-cell>
          <table:table-cell table:style-name="ce135" table:formula="of:=[.G33]-[.J33]" office:value-type="float" office:value="3630.48" calcext:value-type="float">
            <text:p>3,63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5" calcext:value-type="float">
            <text:p>520101030005 </text:p>
          </table:table-cell>
          <table:table-cell table:style-name="ce72" office:value-type="string" office:string-value="Combustibles Ventas                                                             " calcext:value-type="string">
            <text:p><text:s/>Combustibles Ventas <text:s text:c="61"/></text:p>
          </table:table-cell>
          <table:table-cell table:style-name="ce83"/>
          <table:table-cell table:style-name="ce92" office:value-type="float" office:value="8375" calcext:value-type="float">
            <text:p>8,375</text:p>
          </table:table-cell>
          <table:table-cell table:style-name="ce92" table:number-columns-repeated="2"/>
          <table:table-cell table:style-name="ce92" table:formula="of:=[.D34]-[.E34]+[.F34]" office:value-type="float" office:value="8375" calcext:value-type="float">
            <text:p>8,375</text:p>
          </table:table-cell>
          <table:table-cell table:style-name="ce59" office:value-type="float" office:value="520101030005" calcext:value-type="float">
            <text:p>520101030005 </text:p>
          </table:table-cell>
          <table:table-cell table:style-name="ce72" office:value-type="string" office:string-value="Combustibles Ventas                                                             " calcext:value-type="string">
            <text:p><text:s/>Combustibles Ventas <text:s text:c="61"/></text:p>
          </table:table-cell>
          <table:table-cell table:style-name="ce125" office:value-type="float" office:value="8770.34" calcext:value-type="float">
            <text:p>8,770</text:p>
          </table:table-cell>
          <table:table-cell table:style-name="ce135" table:formula="of:=[.G34]-[.J34]" office:value-type="float" office:value="-395.34" calcext:value-type="float">
            <text:p>(39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6" calcext:value-type="float">
            <text:p>520101030006 </text:p>
          </table:table-cell>
          <table:table-cell table:style-name="ce72" office:value-type="string" office:string-value="Gastos de Exportación                                                           " calcext:value-type="string">
            <text:p><text:s/>Gastos de Exportación <text:s text:c="59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35]-[.E35]+[.F35]" office:value-type="float" office:value="0" calcext:value-type="float">
            <text:p>0</text:p>
          </table:table-cell>
          <table:table-cell table:style-name="ce59" office:value-type="float" office:value="520101030006" calcext:value-type="float">
            <text:p>520101030006 </text:p>
          </table:table-cell>
          <table:table-cell table:style-name="ce72" office:value-type="string" office:string-value="Gastos de Exportación                                                           " calcext:value-type="string">
            <text:p><text:s/>Gastos de Exportación <text:s text:c="59"/></text:p>
          </table:table-cell>
          <table:table-cell table:style-name="ce125" office:value-type="float" office:value="140484.83" calcext:value-type="float">
            <text:p>140,485</text:p>
          </table:table-cell>
          <table:table-cell table:style-name="ce135" table:formula="of:=[.G35]-[.J35]" office:value-type="float" office:value="-140484.83" calcext:value-type="float">
            <text:p>(140,48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7" calcext:value-type="float">
            <text:p>520101030007 </text:p>
          </table:table-cell>
          <table:table-cell table:style-name="ce72" office:value-type="string" office:string-value="Atención a clientes                                                             " calcext:value-type="string">
            <text:p><text:s/>Atención a clientes <text:s text:c="61"/></text:p>
          </table:table-cell>
          <table:table-cell table:style-name="ce83"/>
          <table:table-cell table:style-name="ce92" office:value-type="float" office:value="823" calcext:value-type="float">
            <text:p>823</text:p>
          </table:table-cell>
          <table:table-cell table:style-name="ce92" table:number-columns-repeated="2"/>
          <table:table-cell table:style-name="ce92" table:formula="of:=[.D36]-[.E36]+[.F36]" office:value-type="float" office:value="823" calcext:value-type="float">
            <text:p>823</text:p>
          </table:table-cell>
          <table:table-cell table:style-name="ce59" office:value-type="float" office:value="520101030007" calcext:value-type="float">
            <text:p>520101030007 </text:p>
          </table:table-cell>
          <table:table-cell table:style-name="ce72" office:value-type="string" office:string-value="Atención a clientes                                                             " calcext:value-type="string">
            <text:p><text:s/>Atención a clientes <text:s text:c="61"/></text:p>
          </table:table-cell>
          <table:table-cell table:style-name="ce125" office:value-type="float" office:value="961.54" calcext:value-type="float">
            <text:p>962</text:p>
          </table:table-cell>
          <table:table-cell table:style-name="ce135" table:formula="of:=[.G36]-[.J36]" office:value-type="float" office:value="-138.54" calcext:value-type="float">
            <text:p>(13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8" calcext:value-type="float">
            <text:p>520101030008 </text:p>
          </table:table-cell>
          <table:table-cell table:style-name="ce72" office:value-type="string" office:string-value="Gastos Viaticos                                                                 " calcext:value-type="string">
            <text:p><text:s/>Gastos Viaticos <text:s text:c="65"/></text:p>
          </table:table-cell>
          <table:table-cell table:style-name="ce83"/>
          <table:table-cell table:style-name="ce92" office:value-type="float" office:value="592" calcext:value-type="float">
            <text:p>592</text:p>
          </table:table-cell>
          <table:table-cell table:style-name="ce92" table:number-columns-repeated="2"/>
          <table:table-cell table:style-name="ce92" table:formula="of:=[.D37]-[.E37]+[.F37]" office:value-type="float" office:value="592" calcext:value-type="float">
            <text:p>592</text:p>
          </table:table-cell>
          <table:table-cell table:style-name="ce59" office:value-type="float" office:value="520101030008" calcext:value-type="float">
            <text:p>520101030008 </text:p>
          </table:table-cell>
          <table:table-cell table:style-name="ce72" office:value-type="string" office:string-value="Gastos Viaticos                                                                 " calcext:value-type="string">
            <text:p><text:s/>Gastos Viaticos <text:s text:c="65"/></text:p>
          </table:table-cell>
          <table:table-cell table:style-name="ce125" office:value-type="float" office:value="2221.29" calcext:value-type="float">
            <text:p>2,221</text:p>
          </table:table-cell>
          <table:table-cell table:style-name="ce135" table:formula="of:=[.G37]-[.J37]" office:value-type="float" office:value="-1629.29" calcext:value-type="float">
            <text:p>(1,62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09" calcext:value-type="float">
            <text:p>520101030009 </text:p>
          </table:table-cell>
          <table:table-cell table:style-name="ce72" office:value-type="string" office:string-value="Telefonía celular ventas                                                        " calcext:value-type="string">
            <text:p><text:s/>Telefonía celular ventas <text:s text:c="56"/></text:p>
          </table:table-cell>
          <table:table-cell table:style-name="ce83"/>
          <table:table-cell table:style-name="ce92" office:value-type="float" office:value="2020" calcext:value-type="float">
            <text:p>2,020</text:p>
          </table:table-cell>
          <table:table-cell table:style-name="ce92" table:number-columns-repeated="2"/>
          <table:table-cell table:style-name="ce92" table:formula="of:=[.D38]-[.E38]+[.F38]" office:value-type="float" office:value="2020" calcext:value-type="float">
            <text:p>2,020</text:p>
          </table:table-cell>
          <table:table-cell table:style-name="ce59" office:value-type="float" office:value="520101030009" calcext:value-type="float">
            <text:p>520101030009 </text:p>
          </table:table-cell>
          <table:table-cell table:style-name="ce72" office:value-type="string" office:string-value="Telefonía celular ventas                                                        " calcext:value-type="string">
            <text:p><text:s/>Telefonía celular ventas <text:s text:c="56"/></text:p>
          </table:table-cell>
          <table:table-cell table:style-name="ce125" office:value-type="float" office:value="3006.56" calcext:value-type="float">
            <text:p>3,007</text:p>
          </table:table-cell>
          <table:table-cell table:style-name="ce135" table:formula="of:=[.G38]-[.J38]" office:value-type="float" office:value="-986.56" calcext:value-type="float">
            <text:p>(98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0" calcext:value-type="float">
            <text:p>520101030010 </text:p>
          </table:table-cell>
          <table:table-cell table:style-name="ce72" office:value-type="string" office:string-value="Suministros, materiales y repuestos Ventas                                      " calcext:value-type="string">
            <text:p><text:s/>Suministros, materiales y repuestos Ventas <text:s text:c="38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39]-[.E39]+[.F39]" office:value-type="float" office:value="0" calcext:value-type="float">
            <text:p>0</text:p>
          </table:table-cell>
          <table:table-cell table:style-name="ce59" office:value-type="float" office:value="520101030010" calcext:value-type="float">
            <text:p>520101030010 </text:p>
          </table:table-cell>
          <table:table-cell table:style-name="ce72" office:value-type="string" office:string-value="Suministros, materiales y repuestos Ventas                                      " calcext:value-type="string">
            <text:p><text:s/>Suministros, materiales y repuestos Ventas <text:s text:c="38"/></text:p>
          </table:table-cell>
          <table:table-cell table:style-name="ce125" office:value-type="float" office:value="124" calcext:value-type="float">
            <text:p>124</text:p>
          </table:table-cell>
          <table:table-cell table:style-name="ce135" table:formula="of:=[.G39]-[.J39]" office:value-type="float" office:value="-124" calcext:value-type="float">
            <text:p>(12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1" calcext:value-type="float">
            <text:p>520101030011 </text:p>
          </table:table-cell>
          <table:table-cell table:style-name="ce72" office:value-type="string" office:string-value="Suministros de oficina y comput ventas y diseño                                 " calcext:value-type="string">
            <text:p><text:s/>Suministros de oficina y comput ventas y diseño <text:s text:c="33"/></text:p>
          </table:table-cell>
          <table:table-cell table:style-name="ce83"/>
          <table:table-cell table:style-name="ce92" office:value-type="float" office:value="1669" calcext:value-type="float">
            <text:p>1,669</text:p>
          </table:table-cell>
          <table:table-cell table:style-name="ce92" table:number-columns-repeated="2"/>
          <table:table-cell table:style-name="ce92" table:formula="of:=[.D40]-[.E40]+[.F40]" office:value-type="float" office:value="1669" calcext:value-type="float">
            <text:p>1,669</text:p>
          </table:table-cell>
          <table:table-cell table:style-name="ce59" office:value-type="float" office:value="520101030011" calcext:value-type="float">
            <text:p>520101030011 </text:p>
          </table:table-cell>
          <table:table-cell table:style-name="ce72" office:value-type="string" office:string-value="Suministros de oficina y comput ventas y diseño                                 " calcext:value-type="string">
            <text:p><text:s/>Suministros de oficina y comput ventas y diseño <text:s text:c="33"/></text:p>
          </table:table-cell>
          <table:table-cell table:style-name="ce125" office:value-type="float" office:value="8468.1" calcext:value-type="float">
            <text:p>8,468</text:p>
          </table:table-cell>
          <table:table-cell table:style-name="ce135" table:formula="of:=[.G40]-[.J40]" office:value-type="float" office:value="-6799.1" calcext:value-type="float">
            <text:p>(6,79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2" calcext:value-type="float">
            <text:p>520101030012 </text:p>
          </table:table-cell>
          <table:table-cell table:style-name="ce72" office:value-type="string" office:string-value="Movilizacion Ventas                                                             " calcext:value-type="string">
            <text:p><text:s/>Movilizacion Ventas <text:s text:c="61"/></text:p>
          </table:table-cell>
          <table:table-cell table:style-name="ce83"/>
          <table:table-cell table:style-name="ce92" office:value-type="float" office:value="147" calcext:value-type="float">
            <text:p>147</text:p>
          </table:table-cell>
          <table:table-cell table:style-name="ce92" table:number-columns-repeated="2"/>
          <table:table-cell table:style-name="ce92" table:formula="of:=[.D41]-[.E41]+[.F41]" office:value-type="float" office:value="147" calcext:value-type="float">
            <text:p>147</text:p>
          </table:table-cell>
          <table:table-cell table:style-name="ce59" office:value-type="float" office:value="520101030012" calcext:value-type="float">
            <text:p>520101030012 </text:p>
          </table:table-cell>
          <table:table-cell table:style-name="ce72" office:value-type="string" office:string-value="Movilizacion Ventas                                                             " calcext:value-type="string">
            <text:p><text:s/>Movilizacion Ventas <text:s text:c="61"/></text:p>
          </table:table-cell>
          <table:table-cell table:style-name="ce125" office:value-type="float" office:value="22" calcext:value-type="float">
            <text:p>22</text:p>
          </table:table-cell>
          <table:table-cell table:style-name="ce135" table:formula="of:=[.G41]-[.J41]" office:value-type="float" office:value="125" calcext:value-type="float">
            <text:p>12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3" calcext:value-type="float">
            <text:p>520101030013 </text:p>
          </table:table-cell>
          <table:table-cell table:style-name="ce72" office:value-type="string" office:string-value="Obsequios y muestras a clientes (autoconsumo)                                   " calcext:value-type="string">
            <text:p><text:s/>Obsequios y muestras a clientes (autoconsumo) <text:s text:c="35"/></text:p>
          </table:table-cell>
          <table:table-cell table:style-name="ce83"/>
          <table:table-cell table:style-name="ce92" office:value-type="float" office:value="587" calcext:value-type="float">
            <text:p>587</text:p>
          </table:table-cell>
          <table:table-cell table:style-name="ce92" table:number-columns-repeated="2"/>
          <table:table-cell table:style-name="ce92" table:formula="of:=[.D42]-[.E42]+[.F42]" office:value-type="float" office:value="587" calcext:value-type="float">
            <text:p>587</text:p>
          </table:table-cell>
          <table:table-cell table:style-name="ce59" office:value-type="float" office:value="520101030013" calcext:value-type="float">
            <text:p>520101030013 </text:p>
          </table:table-cell>
          <table:table-cell table:style-name="ce72" office:value-type="string" office:string-value="Obsequios y muestras a clientes (autoconsumo)                                   " calcext:value-type="string">
            <text:p><text:s/>Obsequios y muestras a clientes (autoconsumo) <text:s text:c="35"/></text:p>
          </table:table-cell>
          <table:table-cell table:style-name="ce125" office:value-type="float" office:value="2672.55" calcext:value-type="float">
            <text:p>2,673</text:p>
          </table:table-cell>
          <table:table-cell table:style-name="ce135" table:formula="of:=[.G42]-[.J42]" office:value-type="float" office:value="-2085.55" calcext:value-type="float">
            <text:p>(2,08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4" calcext:value-type="float">
            <text:p>520101030014 </text:p>
          </table:table-cell>
          <table:table-cell table:style-name="ce72" office:value-type="string" office:string-value="Gastos de depreciación de equipos de computación                                " calcext:value-type="string">
            <text:p><text:s/>Gastos de depreciación de equipos de computación <text:s text:c="32"/></text:p>
          </table:table-cell>
          <table:table-cell table:style-name="ce83"/>
          <table:table-cell table:style-name="ce92" office:value-type="float" office:value="1527" calcext:value-type="float">
            <text:p>1,527</text:p>
          </table:table-cell>
          <table:table-cell table:style-name="ce92" table:number-columns-repeated="2"/>
          <table:table-cell table:style-name="ce92" table:formula="of:=[.D43]-[.E43]+[.F43]" office:value-type="float" office:value="1527" calcext:value-type="float">
            <text:p>1,527</text:p>
          </table:table-cell>
          <table:table-cell table:style-name="ce59" office:value-type="float" office:value="520101030014" calcext:value-type="float">
            <text:p>520101030014 </text:p>
          </table:table-cell>
          <table:table-cell table:style-name="ce72" office:value-type="string" office:string-value="Gastos de depreciación de equipos de computación                                " calcext:value-type="string">
            <text:p><text:s/>Gastos de depreciación de equipos de computación <text:s text:c="32"/></text:p>
          </table:table-cell>
          <table:table-cell table:style-name="ce125" office:value-type="float" office:value="3588.72" calcext:value-type="float">
            <text:p>3,589</text:p>
          </table:table-cell>
          <table:table-cell table:style-name="ce135" table:formula="of:=[.G43]-[.J43]" office:value-type="float" office:value="-2061.72" calcext:value-type="float">
            <text:p>(2,06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5" calcext:value-type="float">
            <text:p>520101030015 </text:p>
          </table:table-cell>
          <table:table-cell table:style-name="ce72" office:value-type="string" office:string-value="Seguros vehículos ventas                                                        " calcext:value-type="string">
            <text:p><text:s/>Seguros vehículos ventas <text:s text:c="56"/></text:p>
          </table:table-cell>
          <table:table-cell table:style-name="ce83"/>
          <table:table-cell table:style-name="ce92" office:value-type="float" office:value="231" calcext:value-type="float">
            <text:p>231</text:p>
          </table:table-cell>
          <table:table-cell table:style-name="ce92" table:number-columns-repeated="2"/>
          <table:table-cell table:style-name="ce92" table:formula="of:=[.D44]-[.E44]+[.F44]" office:value-type="float" office:value="231" calcext:value-type="float">
            <text:p>231</text:p>
          </table:table-cell>
          <table:table-cell table:style-name="ce59" office:value-type="float" office:value="520101030015" calcext:value-type="float">
            <text:p>520101030015 </text:p>
          </table:table-cell>
          <table:table-cell table:style-name="ce72" office:value-type="string" office:string-value="Seguros vehículos ventas                                                        " calcext:value-type="string">
            <text:p><text:s/>Seguros vehículos ventas <text:s text:c="56"/></text:p>
          </table:table-cell>
          <table:table-cell table:style-name="ce125" office:value-type="float" office:value="104.09" calcext:value-type="float">
            <text:p>104</text:p>
          </table:table-cell>
          <table:table-cell table:style-name="ce135" table:formula="of:=[.G44]-[.J44]" office:value-type="float" office:value="126.91" calcext:value-type="float">
            <text:p>12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6" calcext:value-type="float">
            <text:p>520101030016 </text:p>
          </table:table-cell>
          <table:table-cell table:style-name="ce72" office:value-type="string" office:string-value="Mantenimiento  Instalaciones                                                    " calcext:value-type="string">
            <text:p><text:s/>Mantenimiento <text:s/>Instalaciones <text:s text:c="52"/></text:p>
          </table:table-cell>
          <table:table-cell table:style-name="ce83"/>
          <table:table-cell table:style-name="ce92" office:value-type="float" office:value="2393" calcext:value-type="float">
            <text:p>2,393</text:p>
          </table:table-cell>
          <table:table-cell table:style-name="ce92" table:number-columns-repeated="2"/>
          <table:table-cell table:style-name="ce92" table:formula="of:=[.D45]-[.E45]+[.F45]" office:value-type="float" office:value="2393" calcext:value-type="float">
            <text:p>2,393</text:p>
          </table:table-cell>
          <table:table-cell table:style-name="ce59" office:value-type="float" office:value="520101030016" calcext:value-type="float">
            <text:p>520101030016 </text:p>
          </table:table-cell>
          <table:table-cell table:style-name="ce72" office:value-type="string" office:string-value="Mantenimiento  Instalaciones                                                    " calcext:value-type="string">
            <text:p><text:s/>Mantenimiento <text:s/>Instalaciones <text:s text:c="52"/></text:p>
          </table:table-cell>
          <table:table-cell table:style-name="ce125" office:value-type="float" office:value="3476.92" calcext:value-type="float">
            <text:p>3,477</text:p>
          </table:table-cell>
          <table:table-cell table:style-name="ce135" table:formula="of:=[.G45]-[.J45]" office:value-type="float" office:value="-1083.92" calcext:value-type="float">
            <text:p>(1,08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7" calcext:value-type="float">
            <text:p>520101030017 </text:p>
          </table:table-cell>
          <table:table-cell table:style-name="ce72" office:value-type="string" office:string-value="Mantenimiento Muebles y equipos                                                 " calcext:value-type="string">
            <text:p><text:s/>Mantenimiento Muebles y equipos <text:s text:c="49"/></text:p>
          </table:table-cell>
          <table:table-cell table:style-name="ce83"/>
          <table:table-cell table:style-name="ce92" office:value-type="float" office:value="2828" calcext:value-type="float">
            <text:p>2,828</text:p>
          </table:table-cell>
          <table:table-cell table:style-name="ce92" table:number-columns-repeated="2"/>
          <table:table-cell table:style-name="ce92" table:formula="of:=[.D46]-[.E46]+[.F46]" office:value-type="float" office:value="2828" calcext:value-type="float">
            <text:p>2,828</text:p>
          </table:table-cell>
          <table:table-cell table:style-name="ce59" office:value-type="float" office:value="520101030017" calcext:value-type="float">
            <text:p>520101030017 </text:p>
          </table:table-cell>
          <table:table-cell table:style-name="ce72" office:value-type="string" office:string-value="Mantenimiento Muebles y equipos                                                 " calcext:value-type="string">
            <text:p><text:s/>Mantenimiento Muebles y equipos <text:s text:c="49"/></text:p>
          </table:table-cell>
          <table:table-cell table:style-name="ce125" office:value-type="float" office:value="6788.84" calcext:value-type="float">
            <text:p>6,789</text:p>
          </table:table-cell>
          <table:table-cell table:style-name="ce135" table:formula="of:=[.G46]-[.J46]" office:value-type="float" office:value="-3960.84" calcext:value-type="float">
            <text:p>(3,96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8" calcext:value-type="float">
            <text:p>520101030018 </text:p>
          </table:table-cell>
          <table:table-cell table:style-name="ce72" office:value-type="string" office:string-value="Gasto de Depreciacion Muebles y Enseres                                         " calcext:value-type="string">
            <text:p><text:s/>Gasto de Depreciacion Muebles y Enseres <text:s text:c="41"/></text:p>
          </table:table-cell>
          <table:table-cell table:style-name="ce83"/>
          <table:table-cell table:style-name="ce92" office:value-type="float" office:value="145" calcext:value-type="float">
            <text:p>145</text:p>
          </table:table-cell>
          <table:table-cell table:style-name="ce92" table:number-columns-repeated="2"/>
          <table:table-cell table:style-name="ce92" table:formula="of:=[.D47]-[.E47]+[.F47]" office:value-type="float" office:value="145" calcext:value-type="float">
            <text:p>145</text:p>
          </table:table-cell>
          <table:table-cell table:style-name="ce59" office:value-type="float" office:value="520101030018" calcext:value-type="float">
            <text:p>520101030018 </text:p>
          </table:table-cell>
          <table:table-cell table:style-name="ce72" office:value-type="string" office:string-value="Gasto de Depreciacion Muebles y Enseres                                         " calcext:value-type="string">
            <text:p><text:s/>Gasto de Depreciacion Muebles y Enseres <text:s text:c="41"/></text:p>
          </table:table-cell>
          <table:table-cell table:style-name="ce125" office:value-type="float" office:value="230.33" calcext:value-type="float">
            <text:p>230</text:p>
          </table:table-cell>
          <table:table-cell table:style-name="ce135" table:formula="of:=[.G47]-[.J47]" office:value-type="float" office:value="-85.33" calcext:value-type="float">
            <text:p>(8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19" calcext:value-type="float">
            <text:p>520101030019 </text:p>
          </table:table-cell>
          <table:table-cell table:style-name="ce72" office:value-type="string" office:string-value="Gasto de Depreciacion de Vehiculos                                              " calcext:value-type="string">
            <text:p><text:s/>Gasto de Depreciacion de Vehiculos <text:s text:c="46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48]-[.E48]+[.F48]" office:value-type="float" office:value="0" calcext:value-type="float">
            <text:p>0</text:p>
          </table:table-cell>
          <table:table-cell table:style-name="ce59" office:value-type="float" office:value="520101030019" calcext:value-type="float">
            <text:p>520101030019 </text:p>
          </table:table-cell>
          <table:table-cell table:style-name="ce72" office:value-type="string" office:string-value="Gasto de Depreciacion de Vehiculos                                              " calcext:value-type="string">
            <text:p><text:s/>Gasto de Depreciacion de Vehiculos <text:s text:c="46"/></text:p>
          </table:table-cell>
          <table:table-cell table:style-name="ce125" office:value-type="float" office:value="4560.38" calcext:value-type="float">
            <text:p>4,560</text:p>
          </table:table-cell>
          <table:table-cell table:style-name="ce135" table:formula="of:=[.G48]-[.J48]" office:value-type="float" office:value="-4560.38" calcext:value-type="float">
            <text:p>(4,56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20" calcext:value-type="float">
            <text:p>520101030020 </text:p>
          </table:table-cell>
          <table:table-cell table:style-name="ce72" office:value-type="string" office:string-value="Otros pagos bienes y servicios ventas                                           " calcext:value-type="string">
            <text:p><text:s/>Otros pagos bienes y servicios ventas <text:s text:c="43"/></text:p>
          </table:table-cell>
          <table:table-cell table:style-name="ce83"/>
          <table:table-cell table:style-name="ce92" office:value-type="float" office:value="1703" calcext:value-type="float">
            <text:p>1,703</text:p>
          </table:table-cell>
          <table:table-cell table:style-name="ce92" table:number-columns-repeated="2"/>
          <table:table-cell table:style-name="ce92" table:formula="of:=[.D49]-[.E49]+[.F49]" office:value-type="float" office:value="1703" calcext:value-type="float">
            <text:p>1,703</text:p>
          </table:table-cell>
          <table:table-cell table:style-name="ce59" office:value-type="float" office:value="520101030020" calcext:value-type="float">
            <text:p>520101030020 </text:p>
          </table:table-cell>
          <table:table-cell table:style-name="ce72" office:value-type="string" office:string-value="Otros pagos bienes y servicios ventas                                           " calcext:value-type="string">
            <text:p><text:s/>Otros pagos bienes y servicios ventas <text:s text:c="43"/></text:p>
          </table:table-cell>
          <table:table-cell table:style-name="ce125" office:value-type="float" office:value="11642.07" calcext:value-type="float">
            <text:p>11,642</text:p>
          </table:table-cell>
          <table:table-cell table:style-name="ce135" table:formula="of:=[.G49]-[.J49]" office:value-type="float" office:value="-9939.07" calcext:value-type="float">
            <text:p>(9,93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21" calcext:value-type="float">
            <text:p>520101030021 </text:p>
          </table:table-cell>
          <table:table-cell table:style-name="ce72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83"/>
          <table:table-cell table:style-name="ce92" office:value-type="float" office:value="3006" calcext:value-type="float">
            <text:p>3,006</text:p>
          </table:table-cell>
          <table:table-cell table:style-name="ce92" table:number-columns-repeated="2"/>
          <table:table-cell table:style-name="ce92" table:formula="of:=[.D50]-[.E50]+[.F50]" office:value-type="float" office:value="3006" calcext:value-type="float">
            <text:p>3,006</text:p>
          </table:table-cell>
          <table:table-cell table:style-name="ce59" office:value-type="float" office:value="520101030021" calcext:value-type="float">
            <text:p>520101030021 </text:p>
          </table:table-cell>
          <table:table-cell table:style-name="ce72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125" office:value-type="float" office:value="755" calcext:value-type="float">
            <text:p>755</text:p>
          </table:table-cell>
          <table:table-cell table:style-name="ce135" table:formula="of:=[.G50]-[.J50]" office:value-type="float" office:value="2251" calcext:value-type="float">
            <text:p>2,25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22" calcext:value-type="float">
            <text:p>520101030022 </text:p>
          </table:table-cell>
          <table:table-cell table:style-name="ce72" office:value-type="string" office:string-value="Correo y Courrier                                                               " calcext:value-type="string">
            <text:p><text:s/>Correo y Courrier <text:s text:c="63"/></text:p>
          </table:table-cell>
          <table:table-cell table:style-name="ce83"/>
          <table:table-cell table:style-name="ce92" office:value-type="float" office:value="16592" calcext:value-type="float">
            <text:p>16,592</text:p>
          </table:table-cell>
          <table:table-cell table:style-name="ce92" table:number-columns-repeated="2"/>
          <table:table-cell table:style-name="ce92" table:formula="of:=[.D51]-[.E51]+[.F51]" office:value-type="float" office:value="16592" calcext:value-type="float">
            <text:p>16,592</text:p>
          </table:table-cell>
          <table:table-cell table:style-name="ce59" office:value-type="float" office:value="520101030022" calcext:value-type="float">
            <text:p>520101030022 </text:p>
          </table:table-cell>
          <table:table-cell table:style-name="ce72" office:value-type="string" office:string-value="Correo y Courrier                                                               " calcext:value-type="string">
            <text:p><text:s/>Correo y Courrier <text:s text:c="63"/></text:p>
          </table:table-cell>
          <table:table-cell table:style-name="ce125" office:value-type="float" office:value="18098.73" calcext:value-type="float">
            <text:p>18,099</text:p>
          </table:table-cell>
          <table:table-cell table:style-name="ce135" table:formula="of:=[.G51]-[.J51]" office:value-type="float" office:value="-1506.73" calcext:value-type="float">
            <text:p>(1,50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23" calcext:value-type="float">
            <text:p>520101030023 </text:p>
          </table:table-cell>
          <table:table-cell table:style-name="ce72" office:value-type="string" office:string-value="Iva No aplicado ( Gasto)                                                        " calcext:value-type="string">
            <text:p><text:s/>Iva No aplicado ( Gasto) <text:s text:c="56"/></text:p>
          </table:table-cell>
          <table:table-cell table:style-name="ce83"/>
          <table:table-cell table:style-name="ce92" office:value-type="float" office:value="5686" calcext:value-type="float">
            <text:p>5,686</text:p>
          </table:table-cell>
          <table:table-cell table:style-name="ce92" table:number-columns-repeated="2"/>
          <table:table-cell table:style-name="ce92" table:formula="of:=[.D52]-[.E52]+[.F52]" office:value-type="float" office:value="5686" calcext:value-type="float">
            <text:p>5,686</text:p>
          </table:table-cell>
          <table:table-cell table:style-name="ce59" office:value-type="float" office:value="520101030023" calcext:value-type="float">
            <text:p>520101030023 </text:p>
          </table:table-cell>
          <table:table-cell table:style-name="ce72" office:value-type="string" office:string-value="Iva No aplicado ( Gasto)                                                        " calcext:value-type="string">
            <text:p><text:s/>Iva No aplicado ( Gasto) <text:s text:c="56"/></text:p>
          </table:table-cell>
          <table:table-cell table:style-name="ce125" office:value-type="float" office:value="13000.73" calcext:value-type="float">
            <text:p>13,001</text:p>
          </table:table-cell>
          <table:table-cell table:style-name="ce135" table:formula="of:=[.G52]-[.J52]" office:value-type="float" office:value="-7314.73" calcext:value-type="float">
            <text:p>(7,31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101030024" calcext:value-type="float">
            <text:p>520101030024 </text:p>
          </table:table-cell>
          <table:table-cell table:style-name="ce72" office:value-type="string" office:string-value="Seguros de Exportación                                                          " calcext:value-type="string">
            <text:p><text:s/>Seguros de Exportación <text:s text:c="58"/></text:p>
          </table:table-cell>
          <table:table-cell table:style-name="ce83"/>
          <table:table-cell table:style-name="ce92" office:value-type="float" office:value="6418" calcext:value-type="float">
            <text:p>6,418</text:p>
          </table:table-cell>
          <table:table-cell table:style-name="ce92" table:number-columns-repeated="2"/>
          <table:table-cell table:style-name="ce92" table:formula="of:=[.D53]-[.E53]+[.F53]" office:value-type="float" office:value="6418" calcext:value-type="float">
            <text:p>6,418</text:p>
          </table:table-cell>
          <table:table-cell table:style-name="ce59" office:value-type="float" office:value="520101030024" calcext:value-type="float">
            <text:p>520101030024 </text:p>
          </table:table-cell>
          <table:table-cell table:style-name="ce72" office:value-type="string" office:string-value="Seguros de Exportación                                                          " calcext:value-type="string">
            <text:p><text:s/>Seguros de Exportación <text:s text:c="58"/></text:p>
          </table:table-cell>
          <table:table-cell table:style-name="ce125" office:value-type="float" office:value="14242.71" calcext:value-type="float">
            <text:p>14,243</text:p>
          </table:table-cell>
          <table:table-cell table:style-name="ce135" table:formula="of:=[.G53]-[.J53]" office:value-type="float" office:value="-7824.71" calcext:value-type="float">
            <text:p>(7,82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54]-[.E54]+[.F54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54]-[.J5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27" office:value-type="string" calcext:value-type="string">
            <text:p>Gastos de Administración</text:p>
          </table:table-cell>
          <table:table-cell table:style-name="ce83"/>
          <table:table-cell table:style-name="ce92" table:number-columns-repeated="3"/>
          <table:table-cell table:style-name="ce92" table:formula="of:=[.D55]-[.E55]+[.F55]" office:value-type="float" office:value="0" calcext:value-type="float">
            <text:p>0</text:p>
          </table:table-cell>
          <table:table-cell table:style-name="ce59"/>
          <table:table-cell table:style-name="ce27" office:value-type="string" calcext:value-type="string">
            <text:p>Gastos de Administración</text:p>
          </table:table-cell>
          <table:table-cell table:style-name="ce125"/>
          <table:table-cell table:style-name="ce135" table:formula="of:=[.G55]-[.J5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Nomina de Administración" calcext:value-type="string">
            <text:p><text:s/>Nomina de Administración </text:p>
          </table:table-cell>
          <table:table-cell table:style-name="ce83"/>
          <table:table-cell table:style-name="ce92" table:number-columns-repeated="3"/>
          <table:table-cell table:style-name="ce92" table:formula="of:=[.D56]-[.E56]+[.F56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Nomina de Administración" calcext:value-type="string">
            <text:p><text:s/>Nomina de Administración </text:p>
          </table:table-cell>
          <table:table-cell table:style-name="ce125"/>
          <table:table-cell table:style-name="ce135" table:formula="of:=[.G56]-[.J56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1" calcext:value-type="float">
            <text:p>520201010001 </text:p>
          </table:table-cell>
          <table:table-cell table:style-name="ce72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83"/>
          <table:table-cell table:style-name="ce92" office:value-type="float" office:value="184275" calcext:value-type="float">
            <text:p>184,275</text:p>
          </table:table-cell>
          <table:table-cell table:style-name="ce92" table:number-columns-repeated="2"/>
          <table:table-cell table:style-name="ce92" table:formula="of:=[.D57]-[.E57]+[.F57]" office:value-type="float" office:value="184275" calcext:value-type="float">
            <text:p>184,275</text:p>
          </table:table-cell>
          <table:table-cell table:style-name="ce59" office:value-type="float" office:value="520201010001" calcext:value-type="float">
            <text:p>520201010001 </text:p>
          </table:table-cell>
          <table:table-cell table:style-name="ce72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125" office:value-type="float" office:value="246110.74" calcext:value-type="float">
            <text:p>246,111</text:p>
          </table:table-cell>
          <table:table-cell table:style-name="ce135" table:formula="of:=[.G57]-[.J57]" office:value-type="float" office:value="-61835.74" calcext:value-type="float">
            <text:p>(61,83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2" calcext:value-type="float">
            <text:p>520201010002 </text:p>
          </table:table-cell>
          <table:table-cell table:style-name="ce72" office:value-type="string" office:string-value="Sobretiempos                                                                    " calcext:value-type="string">
            <text:p><text:s/>Sobretiempos <text:s text:c="68"/></text:p>
          </table:table-cell>
          <table:table-cell table:style-name="ce83"/>
          <table:table-cell table:style-name="ce92" office:value-type="float" office:value="5187" calcext:value-type="float">
            <text:p>5,187</text:p>
          </table:table-cell>
          <table:table-cell table:style-name="ce92" table:number-columns-repeated="2"/>
          <table:table-cell table:style-name="ce92" table:formula="of:=[.D58]-[.E58]+[.F58]" office:value-type="float" office:value="5187" calcext:value-type="float">
            <text:p>5,187</text:p>
          </table:table-cell>
          <table:table-cell table:style-name="ce59" office:value-type="float" office:value="520201010002" calcext:value-type="float">
            <text:p>520201010002 </text:p>
          </table:table-cell>
          <table:table-cell table:style-name="ce72" office:value-type="string" office:string-value="Sobretiempos                                                                    " calcext:value-type="string">
            <text:p><text:s/>Sobretiempos <text:s text:c="68"/></text:p>
          </table:table-cell>
          <table:table-cell table:style-name="ce125" office:value-type="float" office:value="7389.93" calcext:value-type="float">
            <text:p>7,390</text:p>
          </table:table-cell>
          <table:table-cell table:style-name="ce135" table:formula="of:=[.G58]-[.J58]" office:value-type="float" office:value="-2202.93" calcext:value-type="float">
            <text:p>(2,20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3" calcext:value-type="float">
            <text:p>520201010003 </text:p>
          </table:table-cell>
          <table:table-cell table:style-name="ce72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83"/>
          <table:table-cell table:style-name="ce92" office:value-type="float" office:value="23806" calcext:value-type="float">
            <text:p>23,806</text:p>
          </table:table-cell>
          <table:table-cell table:style-name="ce92" table:number-columns-repeated="2"/>
          <table:table-cell table:style-name="ce92" table:formula="of:=[.D59]-[.E59]+[.F59]" office:value-type="float" office:value="23806" calcext:value-type="float">
            <text:p>23,806</text:p>
          </table:table-cell>
          <table:table-cell table:style-name="ce59" office:value-type="float" office:value="520201010003" calcext:value-type="float">
            <text:p>520201010003 </text:p>
          </table:table-cell>
          <table:table-cell table:style-name="ce72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125" office:value-type="float" office:value="31280.56" calcext:value-type="float">
            <text:p>31,281</text:p>
          </table:table-cell>
          <table:table-cell table:style-name="ce135" table:formula="of:=[.G59]-[.J59]" office:value-type="float" office:value="-7474.56" calcext:value-type="float">
            <text:p>(7,47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4" calcext:value-type="float">
            <text:p>520201010004 </text:p>
          </table:table-cell>
          <table:table-cell table:style-name="ce72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83"/>
          <table:table-cell table:style-name="ce92" office:value-type="float" office:value="14777" calcext:value-type="float">
            <text:p>14,777</text:p>
          </table:table-cell>
          <table:table-cell table:style-name="ce92" table:number-columns-repeated="2"/>
          <table:table-cell table:style-name="ce92" table:formula="of:=[.D60]-[.E60]+[.F60]" office:value-type="float" office:value="14777" calcext:value-type="float">
            <text:p>14,777</text:p>
          </table:table-cell>
          <table:table-cell table:style-name="ce59" office:value-type="float" office:value="520201010004" calcext:value-type="float">
            <text:p>520201010004 </text:p>
          </table:table-cell>
          <table:table-cell table:style-name="ce72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125" office:value-type="float" office:value="17974.65" calcext:value-type="float">
            <text:p>17,975</text:p>
          </table:table-cell>
          <table:table-cell table:style-name="ce135" table:formula="of:=[.G60]-[.J60]" office:value-type="float" office:value="-3197.65" calcext:value-type="float">
            <text:p>(3,19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5" calcext:value-type="float">
            <text:p>520201010005 </text:p>
          </table:table-cell>
          <table:table-cell table:style-name="ce72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83"/>
          <table:table-cell table:style-name="ce92" office:value-type="float" office:value="15606" calcext:value-type="float">
            <text:p>15,606</text:p>
          </table:table-cell>
          <table:table-cell table:style-name="ce92" table:number-columns-repeated="2"/>
          <table:table-cell table:style-name="ce92" table:formula="of:=[.D61]-[.E61]+[.F61]" office:value-type="float" office:value="15606" calcext:value-type="float">
            <text:p>15,606</text:p>
          </table:table-cell>
          <table:table-cell table:style-name="ce59" office:value-type="float" office:value="520201010005" calcext:value-type="float">
            <text:p>520201010005 </text:p>
          </table:table-cell>
          <table:table-cell table:style-name="ce72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125" office:value-type="float" office:value="21003.46" calcext:value-type="float">
            <text:p>21,003</text:p>
          </table:table-cell>
          <table:table-cell table:style-name="ce135" table:formula="of:=[.G61]-[.J61]" office:value-type="float" office:value="-5397.46" calcext:value-type="float">
            <text:p>(5,39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6" calcext:value-type="float">
            <text:p>520201010006 </text:p>
          </table:table-cell>
          <table:table-cell table:style-name="ce72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83"/>
          <table:table-cell table:style-name="ce92" office:value-type="float" office:value="6425" calcext:value-type="float">
            <text:p>6,425</text:p>
          </table:table-cell>
          <table:table-cell table:style-name="ce92" table:number-columns-repeated="2"/>
          <table:table-cell table:style-name="ce92" table:formula="of:=[.D62]-[.E62]+[.F62]" office:value-type="float" office:value="6425" calcext:value-type="float">
            <text:p>6,425</text:p>
          </table:table-cell>
          <table:table-cell table:style-name="ce59" office:value-type="float" office:value="520201010006" calcext:value-type="float">
            <text:p>520201010006 </text:p>
          </table:table-cell>
          <table:table-cell table:style-name="ce72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125" office:value-type="float" office:value="9253.53" calcext:value-type="float">
            <text:p>9,254</text:p>
          </table:table-cell>
          <table:table-cell table:style-name="ce135" table:formula="of:=[.G62]-[.J62]" office:value-type="float" office:value="-2828.53" calcext:value-type="float">
            <text:p>(2,82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7" calcext:value-type="float">
            <text:p>520201010007 </text:p>
          </table:table-cell>
          <table:table-cell table:style-name="ce72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83"/>
          <table:table-cell table:style-name="ce92" office:value-type="float" office:value="5918" calcext:value-type="float">
            <text:p>5,918</text:p>
          </table:table-cell>
          <table:table-cell table:style-name="ce92" table:number-columns-repeated="2"/>
          <table:table-cell table:style-name="ce92" table:formula="of:=[.D63]-[.E63]+[.F63]" office:value-type="float" office:value="5918" calcext:value-type="float">
            <text:p>5,918</text:p>
          </table:table-cell>
          <table:table-cell table:style-name="ce59" office:value-type="float" office:value="520201010007" calcext:value-type="float">
            <text:p>520201010007 </text:p>
          </table:table-cell>
          <table:table-cell table:style-name="ce72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25" office:value-type="float" office:value="29605.86" calcext:value-type="float">
            <text:p>29,606</text:p>
          </table:table-cell>
          <table:table-cell table:style-name="ce135" table:formula="of:=[.G63]-[.J63]" office:value-type="float" office:value="-23687.86" calcext:value-type="float">
            <text:p>(23,68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08" calcext:value-type="float">
            <text:p>520201010008 </text:p>
          </table:table-cell>
          <table:table-cell table:style-name="ce72" office:value-type="string" office:string-value="Desahucio Administración                                                        " calcext:value-type="string">
            <text:p><text:s/>Desahucio Administración <text:s text:c="56"/></text:p>
          </table:table-cell>
          <table:table-cell table:style-name="ce83"/>
          <table:table-cell table:style-name="ce92" office:value-type="float" office:value="4000" calcext:value-type="float">
            <text:p>4,000</text:p>
          </table:table-cell>
          <table:table-cell table:style-name="ce92" table:number-columns-repeated="2"/>
          <table:table-cell table:style-name="ce92" table:formula="of:=[.D64]-[.E64]+[.F64]" office:value-type="float" office:value="4000" calcext:value-type="float">
            <text:p>4,000</text:p>
          </table:table-cell>
          <table:table-cell table:style-name="ce59" office:value-type="float" office:value="520201010008" calcext:value-type="float">
            <text:p>520201010008 </text:p>
          </table:table-cell>
          <table:table-cell table:style-name="ce72" office:value-type="string" office:string-value="Desahucio Administración                                                        " calcext:value-type="string">
            <text:p><text:s/>Desahucio Administración <text:s text:c="56"/></text:p>
          </table:table-cell>
          <table:table-cell table:style-name="ce125" office:value-type="float" office:value="10791.38" calcext:value-type="float">
            <text:p>10,791</text:p>
          </table:table-cell>
          <table:table-cell table:style-name="ce135" table:formula="of:=[.G64]-[.J64]" office:value-type="float" office:value="-6791.38" calcext:value-type="float">
            <text:p>(6,79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10" calcext:value-type="float">
            <text:p>520201010010 </text:p>
          </table:table-cell>
          <table:table-cell table:style-name="ce72" office:value-type="string" office:string-value="Bonificaciones Voluntarias Administración                                       " calcext:value-type="string">
            <text:p><text:s/>Bonificaciones Voluntarias Administración <text:s text:c="39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65]-[.E65]+[.F65]" office:value-type="float" office:value="0" calcext:value-type="float">
            <text:p>0</text:p>
          </table:table-cell>
          <table:table-cell table:style-name="ce59" office:value-type="float" office:value="520201010010" calcext:value-type="float">
            <text:p>520201010010 </text:p>
          </table:table-cell>
          <table:table-cell table:style-name="ce72" office:value-type="string" office:string-value="Bonificaciones Voluntarias Administración                                       " calcext:value-type="string">
            <text:p><text:s/>Bonificaciones Voluntarias Administración <text:s text:c="39"/></text:p>
          </table:table-cell>
          <table:table-cell table:style-name="ce125" office:value-type="float" office:value="372.5" calcext:value-type="float">
            <text:p>373</text:p>
          </table:table-cell>
          <table:table-cell table:style-name="ce135" table:formula="of:=[.G65]-[.J65]" office:value-type="float" office:value="-372.5" calcext:value-type="float">
            <text:p>(37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10011" calcext:value-type="float">
            <text:p>520201010011 </text:p>
          </table:table-cell>
          <table:table-cell table:style-name="ce72" office:value-type="string" office:string-value="Jubilación Patronal Administración                                              " calcext:value-type="string">
            <text:p><text:s/>Jubilación Patronal Administración <text:s text:c="46"/></text:p>
          </table:table-cell>
          <table:table-cell table:style-name="ce83"/>
          <table:table-cell table:style-name="ce92" office:value-type="float" office:value="8893" calcext:value-type="float">
            <text:p>8,893</text:p>
          </table:table-cell>
          <table:table-cell table:style-name="ce92" table:number-columns-repeated="2"/>
          <table:table-cell table:style-name="ce92" table:formula="of:=[.D66]-[.E66]+[.F66]" office:value-type="float" office:value="8893" calcext:value-type="float">
            <text:p>8,893</text:p>
          </table:table-cell>
          <table:table-cell table:style-name="ce59" office:value-type="float" office:value="520201010011" calcext:value-type="float">
            <text:p>520201010011 </text:p>
          </table:table-cell>
          <table:table-cell table:style-name="ce72" office:value-type="string" office:string-value="Jubilación Patronal Administración                                              " calcext:value-type="string">
            <text:p><text:s/>Jubilación Patronal Administración <text:s text:c="46"/></text:p>
          </table:table-cell>
          <table:table-cell table:style-name="ce125" office:value-type="float" office:value="21735.94" calcext:value-type="float">
            <text:p>21,736</text:p>
          </table:table-cell>
          <table:table-cell table:style-name="ce135" table:formula="of:=[.G66]-[.J66]" office:value-type="float" office:value="-12842.94" calcext:value-type="float">
            <text:p>(12,84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67]-[.E67]+[.F67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67]-[.J67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Otros Gastos del personal" calcext:value-type="string">
            <text:p><text:s/>Otros Gastos del personal </text:p>
          </table:table-cell>
          <table:table-cell table:style-name="ce83"/>
          <table:table-cell table:style-name="ce92" table:number-columns-repeated="3"/>
          <table:table-cell table:style-name="ce92" table:formula="of:=[.D68]-[.E68]+[.F68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Otros Gastos del personal" calcext:value-type="string">
            <text:p><text:s/>Otros Gastos del personal </text:p>
          </table:table-cell>
          <table:table-cell table:style-name="ce125"/>
          <table:table-cell table:style-name="ce135" table:formula="of:=[.G68]-[.J68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20002" calcext:value-type="float">
            <text:p>520201020002 </text:p>
          </table:table-cell>
          <table:table-cell table:style-name="ce72" office:value-type="string" office:string-value="Alimentacion Administración                                                     " calcext:value-type="string">
            <text:p><text:s/>Alimentacion Administración <text:s text:c="53"/></text:p>
          </table:table-cell>
          <table:table-cell table:style-name="ce83"/>
          <table:table-cell table:style-name="ce92" office:value-type="float" office:value="7134" calcext:value-type="float">
            <text:p>7,134</text:p>
          </table:table-cell>
          <table:table-cell table:style-name="ce92" table:number-columns-repeated="2"/>
          <table:table-cell table:style-name="ce92" table:formula="of:=[.D69]-[.E69]+[.F69]" office:value-type="float" office:value="7134" calcext:value-type="float">
            <text:p>7,134</text:p>
          </table:table-cell>
          <table:table-cell table:style-name="ce59" office:value-type="float" office:value="520201020002" calcext:value-type="float">
            <text:p>520201020002 </text:p>
          </table:table-cell>
          <table:table-cell table:style-name="ce72" office:value-type="string" office:string-value="Alimentacion Administración                                                     " calcext:value-type="string">
            <text:p><text:s/>Alimentacion Administración <text:s text:c="53"/></text:p>
          </table:table-cell>
          <table:table-cell table:style-name="ce125" office:value-type="float" office:value="12561.52" calcext:value-type="float">
            <text:p>12,562</text:p>
          </table:table-cell>
          <table:table-cell table:style-name="ce135" table:formula="of:=[.G69]-[.J69]" office:value-type="float" office:value="-5427.52" calcext:value-type="float">
            <text:p>(5,42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20003" calcext:value-type="float">
            <text:p>520201020003 </text:p>
          </table:table-cell>
          <table:table-cell table:style-name="ce72" office:value-type="string" office:string-value="Movilizacion/Transp de Personal Administración                                  " calcext:value-type="string">
            <text:p><text:s/>Movilizacion/Transp de Personal Administración <text:s text:c="34"/></text:p>
          </table:table-cell>
          <table:table-cell table:style-name="ce83"/>
          <table:table-cell table:style-name="ce92" office:value-type="float" office:value="540" calcext:value-type="float">
            <text:p>540</text:p>
          </table:table-cell>
          <table:table-cell table:style-name="ce92" table:number-columns-repeated="2"/>
          <table:table-cell table:style-name="ce92" table:formula="of:=[.D70]-[.E70]+[.F70]" office:value-type="float" office:value="540" calcext:value-type="float">
            <text:p>540</text:p>
          </table:table-cell>
          <table:table-cell table:style-name="ce59" office:value-type="float" office:value="520201020003" calcext:value-type="float">
            <text:p>520201020003 </text:p>
          </table:table-cell>
          <table:table-cell table:style-name="ce72" office:value-type="string" office:string-value="Movilizacion/Transp de Personal Administración                                  " calcext:value-type="string">
            <text:p><text:s/>Movilizacion/Transp de Personal Administración <text:s text:c="34"/></text:p>
          </table:table-cell>
          <table:table-cell table:style-name="ce125" office:value-type="float" office:value="720" calcext:value-type="float">
            <text:p>720</text:p>
          </table:table-cell>
          <table:table-cell table:style-name="ce135" table:formula="of:=[.G70]-[.J70]" office:value-type="float" office:value="-180" calcext:value-type="float">
            <text:p>(18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20004" calcext:value-type="float">
            <text:p>520201020004 </text:p>
          </table:table-cell>
          <table:table-cell table:style-name="ce72" office:value-type="string" office:string-value="Gastos Médicos ventas y administración                                          " calcext:value-type="string">
            <text:p><text:s/>Gastos Médicos ventas y administración <text:s text:c="42"/></text:p>
          </table:table-cell>
          <table:table-cell table:style-name="ce83"/>
          <table:table-cell table:style-name="ce92" office:value-type="float" office:value="10412" calcext:value-type="float">
            <text:p>10,412</text:p>
          </table:table-cell>
          <table:table-cell table:style-name="ce92" table:number-columns-repeated="2"/>
          <table:table-cell table:style-name="ce92" table:formula="of:=[.D71]-[.E71]+[.F71]" office:value-type="float" office:value="10412" calcext:value-type="float">
            <text:p>10,412</text:p>
          </table:table-cell>
          <table:table-cell table:style-name="ce59" office:value-type="float" office:value="520201020004" calcext:value-type="float">
            <text:p>520201020004 </text:p>
          </table:table-cell>
          <table:table-cell table:style-name="ce72" office:value-type="string" office:string-value="Gastos Médicos ventas y administración                                          " calcext:value-type="string">
            <text:p><text:s/>Gastos Médicos ventas y administración <text:s text:c="42"/></text:p>
          </table:table-cell>
          <table:table-cell table:style-name="ce125" office:value-type="float" office:value="3096.2" calcext:value-type="float">
            <text:p>3,096</text:p>
          </table:table-cell>
          <table:table-cell table:style-name="ce135" table:formula="of:=[.G71]-[.J71]" office:value-type="float" office:value="7315.8" calcext:value-type="float">
            <text:p>7,31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20006" calcext:value-type="float">
            <text:p>520201020006 </text:p>
          </table:table-cell>
          <table:table-cell table:style-name="ce72" office:value-type="string" office:string-value="Capacitación y Seminarios Administración                                        " calcext:value-type="string">
            <text:p><text:s/>Capacitación y Seminarios Administración <text:s text:c="40"/></text:p>
          </table:table-cell>
          <table:table-cell table:style-name="ce83"/>
          <table:table-cell table:style-name="ce92" office:value-type="float" office:value="2720" calcext:value-type="float">
            <text:p>2,720</text:p>
          </table:table-cell>
          <table:table-cell table:style-name="ce92" table:number-columns-repeated="2"/>
          <table:table-cell table:style-name="ce92" table:formula="of:=[.D72]-[.E72]+[.F72]" office:value-type="float" office:value="2720" calcext:value-type="float">
            <text:p>2,720</text:p>
          </table:table-cell>
          <table:table-cell table:style-name="ce59" office:value-type="float" office:value="520201020006" calcext:value-type="float">
            <text:p>520201020006 </text:p>
          </table:table-cell>
          <table:table-cell table:style-name="ce72" office:value-type="string" office:string-value="Capacitación y Seminarios Administración                                        " calcext:value-type="string">
            <text:p><text:s/>Capacitación y Seminarios Administración <text:s text:c="40"/></text:p>
          </table:table-cell>
          <table:table-cell table:style-name="ce125" office:value-type="float" office:value="2563" calcext:value-type="float">
            <text:p>2,563</text:p>
          </table:table-cell>
          <table:table-cell table:style-name="ce135" table:formula="of:=[.G72]-[.J72]" office:value-type="float" office:value="157" calcext:value-type="float">
            <text:p>15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1020007" calcext:value-type="float">
            <text:p>520201020007 </text:p>
          </table:table-cell>
          <table:table-cell table:style-name="ce72" office:value-type="string" office:string-value="Agasajo al Personal Administración                                              " calcext:value-type="string">
            <text:p><text:s/>Agasajo al Personal Administración <text:s text:c="46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73]-[.E73]+[.F73]" office:value-type="float" office:value="0" calcext:value-type="float">
            <text:p>0</text:p>
          </table:table-cell>
          <table:table-cell table:style-name="ce59" office:value-type="float" office:value="520201020007" calcext:value-type="float">
            <text:p>520201020007 </text:p>
          </table:table-cell>
          <table:table-cell table:style-name="ce72" office:value-type="string" office:string-value="Agasajo al Personal Administración                                              " calcext:value-type="string">
            <text:p><text:s/>Agasajo al Personal Administración <text:s text:c="46"/></text:p>
          </table:table-cell>
          <table:table-cell table:style-name="ce125" office:value-type="float" office:value="31594.99" calcext:value-type="float">
            <text:p>31,595</text:p>
          </table:table-cell>
          <table:table-cell table:style-name="ce135" table:formula="of:=[.G73]-[.J73]" office:value-type="float" office:value="-31594.99" calcext:value-type="float">
            <text:p>(31,59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74]-[.E74]+[.F74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74]-[.J7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Honorarios" calcext:value-type="string">
            <text:p><text:s/>Honorarios </text:p>
          </table:table-cell>
          <table:table-cell table:style-name="ce83"/>
          <table:table-cell table:style-name="ce92" table:number-columns-repeated="3"/>
          <table:table-cell table:style-name="ce92" table:formula="of:=[.D75]-[.E75]+[.F75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Honorarios" calcext:value-type="string">
            <text:p><text:s/>Honorarios </text:p>
          </table:table-cell>
          <table:table-cell table:style-name="ce125"/>
          <table:table-cell table:style-name="ce135" table:formula="of:=[.G75]-[.J7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2010001" calcext:value-type="float">
            <text:p>520202010001 </text:p>
          </table:table-cell>
          <table:table-cell table:style-name="ce72" office:value-type="string" office:string-value="Honorarios Profesionales                                                        " calcext:value-type="string">
            <text:p><text:s/>Honorarios Profesionales <text:s text:c="56"/></text:p>
          </table:table-cell>
          <table:table-cell table:style-name="ce83"/>
          <table:table-cell table:style-name="ce92" office:value-type="float" office:value="132304" calcext:value-type="float">
            <text:p>132,304</text:p>
          </table:table-cell>
          <table:table-cell table:style-name="ce92" table:number-columns-repeated="2"/>
          <table:table-cell table:style-name="ce92" table:formula="of:=[.D76]-[.E76]+[.F76]" office:value-type="float" office:value="132304" calcext:value-type="float">
            <text:p>132,304</text:p>
          </table:table-cell>
          <table:table-cell table:style-name="ce59" office:value-type="float" office:value="520202010001" calcext:value-type="float">
            <text:p>520202010001 </text:p>
          </table:table-cell>
          <table:table-cell table:style-name="ce72" office:value-type="string" office:string-value="Honorarios Profesionales                                                        " calcext:value-type="string">
            <text:p><text:s/>Honorarios Profesionales <text:s text:c="56"/></text:p>
          </table:table-cell>
          <table:table-cell table:style-name="ce125" office:value-type="float" office:value="362385.14" calcext:value-type="float">
            <text:p>362,385</text:p>
          </table:table-cell>
          <table:table-cell table:style-name="ce135" table:formula="of:=[.G76]-[.J76]" office:value-type="float" office:value="-230081.14" calcext:value-type="float">
            <text:p>(230,08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2010002" calcext:value-type="float">
            <text:p>520202010002 </text:p>
          </table:table-cell>
          <table:table-cell table:style-name="ce72" office:value-type="string" office:string-value="Servicios de Contabilidad - Asesorias                                           " calcext:value-type="string">
            <text:p><text:s/>Servicios de Contabilidad - Asesorias <text:s text:c="43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77]-[.E77]+[.F77]" office:value-type="float" office:value="0" calcext:value-type="float">
            <text:p>0</text:p>
          </table:table-cell>
          <table:table-cell table:style-name="ce59" office:value-type="float" office:value="520202010002" calcext:value-type="float">
            <text:p>520202010002 </text:p>
          </table:table-cell>
          <table:table-cell table:style-name="ce72" office:value-type="string" office:string-value="Servicios de Contabilidad - Asesorias                                           " calcext:value-type="string">
            <text:p><text:s/>Servicios de Contabilidad - Asesorias <text:s text:c="43"/></text:p>
          </table:table-cell>
          <table:table-cell table:style-name="ce125" office:value-type="float" office:value="13030" calcext:value-type="float">
            <text:p>13,030</text:p>
          </table:table-cell>
          <table:table-cell table:style-name="ce135" table:formula="of:=[.G77]-[.J77]" office:value-type="float" office:value="-13030" calcext:value-type="float">
            <text:p>(13,03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2010005" calcext:value-type="float">
            <text:p>520202010005 </text:p>
          </table:table-cell>
          <table:table-cell table:style-name="ce72" office:value-type="string" office:string-value="Auditorías                                                                      " calcext:value-type="string">
            <text:p><text:s/>Auditorías <text:s text:c="70"/></text:p>
          </table:table-cell>
          <table:table-cell table:style-name="ce83"/>
          <table:table-cell table:style-name="ce92" office:value-type="float" office:value="3348" calcext:value-type="float">
            <text:p>3,348</text:p>
          </table:table-cell>
          <table:table-cell table:style-name="ce92" table:number-columns-repeated="2"/>
          <table:table-cell table:style-name="ce92" table:formula="of:=[.D78]-[.E78]+[.F78]" office:value-type="float" office:value="3348" calcext:value-type="float">
            <text:p>3,348</text:p>
          </table:table-cell>
          <table:table-cell table:style-name="ce59" office:value-type="float" office:value="520202010005" calcext:value-type="float">
            <text:p>520202010005 </text:p>
          </table:table-cell>
          <table:table-cell table:style-name="ce72" office:value-type="string" office:string-value="Auditorías                                                                      " calcext:value-type="string">
            <text:p><text:s/>Auditorías <text:s text:c="70"/></text:p>
          </table:table-cell>
          <table:table-cell table:style-name="ce125" office:value-type="float" office:value="7514.72" calcext:value-type="float">
            <text:p>7,515</text:p>
          </table:table-cell>
          <table:table-cell table:style-name="ce135" table:formula="of:=[.G78]-[.J78]" office:value-type="float" office:value="-4166.72" calcext:value-type="float">
            <text:p>(4,16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79]-[.E79]+[.F79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79]-[.J7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Mantenimiento y reparaciones" calcext:value-type="string">
            <text:p><text:s/>Mantenimiento y reparaciones </text:p>
          </table:table-cell>
          <table:table-cell table:style-name="ce83"/>
          <table:table-cell table:style-name="ce92" table:number-columns-repeated="3"/>
          <table:table-cell table:style-name="ce92" table:formula="of:=[.D80]-[.E80]+[.F80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Mantenimiento y reparaciones" calcext:value-type="string">
            <text:p><text:s/>Mantenimiento y reparaciones </text:p>
          </table:table-cell>
          <table:table-cell table:style-name="ce125"/>
          <table:table-cell table:style-name="ce135" table:formula="of:=[.G80]-[.J80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3010001" calcext:value-type="float">
            <text:p>520203010001 </text:p>
          </table:table-cell>
          <table:table-cell table:style-name="ce72" office:value-type="string" office:string-value="Mantenimiento de Edificios y oficinas Administración                            " calcext:value-type="string">
            <text:p><text:s/>Mantenimiento de Edificios y oficinas Administración <text:s text:c="28"/></text:p>
          </table:table-cell>
          <table:table-cell table:style-name="ce83"/>
          <table:table-cell table:style-name="ce92" office:value-type="float" office:value="1000" calcext:value-type="float">
            <text:p>1,000</text:p>
          </table:table-cell>
          <table:table-cell table:style-name="ce92" table:number-columns-repeated="2"/>
          <table:table-cell table:style-name="ce92" table:formula="of:=[.D81]-[.E81]+[.F81]" office:value-type="float" office:value="1000" calcext:value-type="float">
            <text:p>1,000</text:p>
          </table:table-cell>
          <table:table-cell table:style-name="ce59" office:value-type="float" office:value="520203010001" calcext:value-type="float">
            <text:p>520203010001 </text:p>
          </table:table-cell>
          <table:table-cell table:style-name="ce72" office:value-type="string" office:string-value="Mantenimiento de Edificios y oficinas Administración                            " calcext:value-type="string">
            <text:p><text:s/>Mantenimiento de Edificios y oficinas Administración <text:s text:c="28"/></text:p>
          </table:table-cell>
          <table:table-cell table:style-name="ce125" office:value-type="float" office:value="2236.95" calcext:value-type="float">
            <text:p>2,237</text:p>
          </table:table-cell>
          <table:table-cell table:style-name="ce135" table:formula="of:=[.G81]-[.J81]" office:value-type="float" office:value="-1236.95" calcext:value-type="float">
            <text:p>(1,23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3010002" calcext:value-type="float">
            <text:p>520203010002 </text:p>
          </table:table-cell>
          <table:table-cell table:style-name="ce72" office:value-type="string" office:string-value="Mantenimiento Instalaciones                                                     " calcext:value-type="string">
            <text:p><text:s/>Mantenimiento Instalaciones <text:s text:c="53"/></text:p>
          </table:table-cell>
          <table:table-cell table:style-name="ce83"/>
          <table:table-cell table:style-name="ce92" office:value-type="float" office:value="970" calcext:value-type="float">
            <text:p>970</text:p>
          </table:table-cell>
          <table:table-cell table:style-name="ce92" table:number-columns-repeated="2"/>
          <table:table-cell table:style-name="ce92" table:formula="of:=[.D82]-[.E82]+[.F82]" office:value-type="float" office:value="970" calcext:value-type="float">
            <text:p>970</text:p>
          </table:table-cell>
          <table:table-cell table:style-name="ce59" office:value-type="float" office:value="520203010002" calcext:value-type="float">
            <text:p>520203010002 </text:p>
          </table:table-cell>
          <table:table-cell table:style-name="ce72" office:value-type="string" office:string-value="Mantenimiento Instalaciones                                                     " calcext:value-type="string">
            <text:p><text:s/>Mantenimiento Instalaciones <text:s text:c="53"/></text:p>
          </table:table-cell>
          <table:table-cell table:style-name="ce125" office:value-type="float" office:value="3428.84" calcext:value-type="float">
            <text:p>3,429</text:p>
          </table:table-cell>
          <table:table-cell table:style-name="ce135" table:formula="of:=[.G82]-[.J82]" office:value-type="float" office:value="-2458.84" calcext:value-type="float">
            <text:p>(2,45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3010003" calcext:value-type="float">
            <text:p>520203010003 </text:p>
          </table:table-cell>
          <table:table-cell table:style-name="ce72" office:value-type="string" office:string-value="Mant. Vehiculos Administracion                                                  " calcext:value-type="string">
            <text:p><text:s/>Mant. Vehiculos Administracion <text:s text:c="50"/></text:p>
          </table:table-cell>
          <table:table-cell table:style-name="ce83"/>
          <table:table-cell table:style-name="ce92" office:value-type="float" office:value="10647" calcext:value-type="float">
            <text:p>10,647</text:p>
          </table:table-cell>
          <table:table-cell table:style-name="ce92" table:number-columns-repeated="2"/>
          <table:table-cell table:style-name="ce92" table:formula="of:=[.D83]-[.E83]+[.F83]" office:value-type="float" office:value="10647" calcext:value-type="float">
            <text:p>10,647</text:p>
          </table:table-cell>
          <table:table-cell table:style-name="ce59" office:value-type="float" office:value="520203010003" calcext:value-type="float">
            <text:p>520203010003 </text:p>
          </table:table-cell>
          <table:table-cell table:style-name="ce72" office:value-type="string" office:string-value="Mant. Vehiculos Administracion                                                  " calcext:value-type="string">
            <text:p><text:s/>Mant. Vehiculos Administracion <text:s text:c="50"/></text:p>
          </table:table-cell>
          <table:table-cell table:style-name="ce125" office:value-type="float" office:value="8217.96" calcext:value-type="float">
            <text:p>8,218</text:p>
          </table:table-cell>
          <table:table-cell table:style-name="ce135" table:formula="of:=[.G83]-[.J83]" office:value-type="float" office:value="2429.04" calcext:value-type="float">
            <text:p>2,42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3010004" calcext:value-type="float">
            <text:p>520203010004 </text:p>
          </table:table-cell>
          <table:table-cell table:style-name="ce72" office:value-type="string" office:string-value="Mantenimiento Muebles y Equipos Administración                                  " calcext:value-type="string">
            <text:p><text:s/>Mantenimiento Muebles y Equipos Administración <text:s text:c="34"/></text:p>
          </table:table-cell>
          <table:table-cell table:style-name="ce83"/>
          <table:table-cell table:style-name="ce92" office:value-type="float" office:value="9393" calcext:value-type="float">
            <text:p>9,393</text:p>
          </table:table-cell>
          <table:table-cell table:style-name="ce92" table:number-columns-repeated="2"/>
          <table:table-cell table:style-name="ce92" table:formula="of:=[.D84]-[.E84]+[.F84]" office:value-type="float" office:value="9393" calcext:value-type="float">
            <text:p>9,393</text:p>
          </table:table-cell>
          <table:table-cell table:style-name="ce59" office:value-type="float" office:value="520203010004" calcext:value-type="float">
            <text:p>520203010004 </text:p>
          </table:table-cell>
          <table:table-cell table:style-name="ce72" office:value-type="string" office:string-value="Mantenimiento Muebles y Equipos Administración                                  " calcext:value-type="string">
            <text:p><text:s/>Mantenimiento Muebles y Equipos Administración <text:s text:c="34"/></text:p>
          </table:table-cell>
          <table:table-cell table:style-name="ce125" office:value-type="float" office:value="12591.87" calcext:value-type="float">
            <text:p>12,592</text:p>
          </table:table-cell>
          <table:table-cell table:style-name="ce135" table:formula="of:=[.G84]-[.J84]" office:value-type="float" office:value="-3198.87" calcext:value-type="float">
            <text:p>(3,19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3010005" calcext:value-type="float">
            <text:p>520203010005 </text:p>
          </table:table-cell>
          <table:table-cell table:style-name="ce72" office:value-type="string" office:string-value="Combustibles Administración                                                     " calcext:value-type="string">
            <text:p><text:s/>Combustibles Administración <text:s text:c="53"/></text:p>
          </table:table-cell>
          <table:table-cell table:style-name="ce83"/>
          <table:table-cell table:style-name="ce92" office:value-type="float" office:value="6244" calcext:value-type="float">
            <text:p>6,244</text:p>
          </table:table-cell>
          <table:table-cell table:style-name="ce92" table:number-columns-repeated="2"/>
          <table:table-cell table:style-name="ce92" table:formula="of:=[.D85]-[.E85]+[.F85]" office:value-type="float" office:value="6244" calcext:value-type="float">
            <text:p>6,244</text:p>
          </table:table-cell>
          <table:table-cell table:style-name="ce59" office:value-type="float" office:value="520203010005" calcext:value-type="float">
            <text:p>520203010005 </text:p>
          </table:table-cell>
          <table:table-cell table:style-name="ce72" office:value-type="string" office:string-value="Combustibles Administración                                                     " calcext:value-type="string">
            <text:p><text:s/>Combustibles Administración <text:s text:c="53"/></text:p>
          </table:table-cell>
          <table:table-cell table:style-name="ce125" office:value-type="float" office:value="6949.55" calcext:value-type="float">
            <text:p>6,950</text:p>
          </table:table-cell>
          <table:table-cell table:style-name="ce135" table:formula="of:=[.G85]-[.J85]" office:value-type="float" office:value="-705.55" calcext:value-type="float">
            <text:p>(70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3010007" calcext:value-type="float">
            <text:p>520203010007 </text:p>
          </table:table-cell>
          <table:table-cell table:style-name="ce72" office:value-type="string" office:string-value="Matricula e impuestos  vehicular  Adm                                           " calcext:value-type="string">
            <text:p><text:s/>Matricula e impuestos <text:s/>vehicular <text:s/>Adm <text:s text:c="43"/></text:p>
          </table:table-cell>
          <table:table-cell table:style-name="ce83"/>
          <table:table-cell table:style-name="ce92" office:value-type="float" office:value="8309" calcext:value-type="float">
            <text:p>8,309</text:p>
          </table:table-cell>
          <table:table-cell table:style-name="ce92" table:number-columns-repeated="2"/>
          <table:table-cell table:style-name="ce92" table:formula="of:=[.D86]-[.E86]+[.F86]" office:value-type="float" office:value="8309" calcext:value-type="float">
            <text:p>8,309</text:p>
          </table:table-cell>
          <table:table-cell table:style-name="ce59" office:value-type="float" office:value="520203010007" calcext:value-type="float">
            <text:p>520203010007 </text:p>
          </table:table-cell>
          <table:table-cell table:style-name="ce72" office:value-type="string" office:string-value="Matricula e impuestos  vehicular  Adm                                           " calcext:value-type="string">
            <text:p><text:s/>Matricula e impuestos <text:s/>vehicular <text:s/>Adm <text:s text:c="43"/></text:p>
          </table:table-cell>
          <table:table-cell table:style-name="ce125" office:value-type="float" office:value="11789.94" calcext:value-type="float">
            <text:p>11,790</text:p>
          </table:table-cell>
          <table:table-cell table:style-name="ce135" table:formula="of:=[.G86]-[.J86]" office:value-type="float" office:value="-3480.94" calcext:value-type="float">
            <text:p>(3,48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87]-[.E87]+[.F87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87]-[.J87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Seguros y reaseguros" calcext:value-type="string">
            <text:p><text:s/>Seguros y reaseguros </text:p>
          </table:table-cell>
          <table:table-cell table:style-name="ce83"/>
          <table:table-cell table:style-name="ce92" table:number-columns-repeated="3"/>
          <table:table-cell table:style-name="ce92" table:formula="of:=[.D88]-[.E88]+[.F88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Seguros y reaseguros" calcext:value-type="string">
            <text:p><text:s/>Seguros y reaseguros </text:p>
          </table:table-cell>
          <table:table-cell table:style-name="ce125"/>
          <table:table-cell table:style-name="ce135" table:formula="of:=[.G88]-[.J88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4010001" calcext:value-type="float">
            <text:p>520204010001 </text:p>
          </table:table-cell>
          <table:table-cell table:style-name="ce72" office:value-type="string" office:string-value="Seguro Responsabilidad Civil                                                    " calcext:value-type="string">
            <text:p><text:s/>Seguro Responsabilidad Civil <text:s text:c="52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89]-[.E89]+[.F89]" office:value-type="float" office:value="0" calcext:value-type="float">
            <text:p>0</text:p>
          </table:table-cell>
          <table:table-cell table:style-name="ce59" office:value-type="float" office:value="520204010001" calcext:value-type="float">
            <text:p>520204010001 </text:p>
          </table:table-cell>
          <table:table-cell table:style-name="ce72" office:value-type="string" office:string-value="Seguro Responsabilidad Civil                                                    " calcext:value-type="string">
            <text:p><text:s/>Seguro Responsabilidad Civil <text:s text:c="52"/></text:p>
          </table:table-cell>
          <table:table-cell table:style-name="ce125" office:value-type="float" office:value="10.88" calcext:value-type="float">
            <text:p>11</text:p>
          </table:table-cell>
          <table:table-cell table:style-name="ce135" table:formula="of:=[.G89]-[.J89]" office:value-type="float" office:value="-10.88" calcext:value-type="float">
            <text:p>(1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4010002" calcext:value-type="float">
            <text:p>520204010002 </text:p>
          </table:table-cell>
          <table:table-cell table:style-name="ce72" office:value-type="string" office:string-value="Seguro de Vehiculos                                                             " calcext:value-type="string">
            <text:p><text:s/>Seguro de Vehiculos <text:s text:c="61"/></text:p>
          </table:table-cell>
          <table:table-cell table:style-name="ce83"/>
          <table:table-cell table:style-name="ce92" office:value-type="float" office:value="8373" calcext:value-type="float">
            <text:p>8,373</text:p>
          </table:table-cell>
          <table:table-cell table:style-name="ce92" table:number-columns-repeated="2"/>
          <table:table-cell table:style-name="ce92" table:formula="of:=[.D90]-[.E90]+[.F90]" office:value-type="float" office:value="8373" calcext:value-type="float">
            <text:p>8,373</text:p>
          </table:table-cell>
          <table:table-cell table:style-name="ce59" office:value-type="float" office:value="520204010002" calcext:value-type="float">
            <text:p>520204010002 </text:p>
          </table:table-cell>
          <table:table-cell table:style-name="ce72" office:value-type="string" office:string-value="Seguro de Vehiculos                                                             " calcext:value-type="string">
            <text:p><text:s/>Seguro de Vehiculos <text:s text:c="61"/></text:p>
          </table:table-cell>
          <table:table-cell table:style-name="ce125" office:value-type="float" office:value="1996.24" calcext:value-type="float">
            <text:p>1,996</text:p>
          </table:table-cell>
          <table:table-cell table:style-name="ce135" table:formula="of:=[.G90]-[.J90]" office:value-type="float" office:value="6376.76" calcext:value-type="float">
            <text:p>6,37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4010003" calcext:value-type="float">
            <text:p>520204010003 </text:p>
          </table:table-cell>
          <table:table-cell table:style-name="ce72" office:value-type="string" office:string-value="Seguro de Contra Incendios                                                      " calcext:value-type="string">
            <text:p><text:s/>Seguro de Contra Incendios <text:s text:c="54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91]-[.E91]+[.F91]" office:value-type="float" office:value="0" calcext:value-type="float">
            <text:p>0</text:p>
          </table:table-cell>
          <table:table-cell table:style-name="ce59" office:value-type="float" office:value="520204010003" calcext:value-type="float">
            <text:p>520204010003 </text:p>
          </table:table-cell>
          <table:table-cell table:style-name="ce72" office:value-type="string" office:string-value="Seguro de Contra Incendios                                                      " calcext:value-type="string">
            <text:p><text:s/>Seguro de Contra Incendios <text:s text:c="54"/></text:p>
          </table:table-cell>
          <table:table-cell table:style-name="ce125" office:value-type="float" office:value="178.34" calcext:value-type="float">
            <text:p>178</text:p>
          </table:table-cell>
          <table:table-cell table:style-name="ce135" table:formula="of:=[.G91]-[.J91]" office:value-type="float" office:value="-178.34" calcext:value-type="float">
            <text:p>(17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4010004" calcext:value-type="float">
            <text:p>520204010004 </text:p>
          </table:table-cell>
          <table:table-cell table:style-name="ce72" office:value-type="string" office:string-value="Seguro Contra Asalto y Robos                                                    " calcext:value-type="string">
            <text:p><text:s/>Seguro Contra Asalto y Robos <text:s text:c="52"/></text:p>
          </table:table-cell>
          <table:table-cell table:style-name="ce83"/>
          <table:table-cell table:style-name="ce92" office:value-type="float" office:value="3998" calcext:value-type="float">
            <text:p>3,998</text:p>
          </table:table-cell>
          <table:table-cell table:style-name="ce92" table:number-columns-repeated="2"/>
          <table:table-cell table:style-name="ce92" table:formula="of:=[.D92]-[.E92]+[.F92]" office:value-type="float" office:value="3998" calcext:value-type="float">
            <text:p>3,998</text:p>
          </table:table-cell>
          <table:table-cell table:style-name="ce59" office:value-type="float" office:value="520204010004" calcext:value-type="float">
            <text:p>520204010004 </text:p>
          </table:table-cell>
          <table:table-cell table:style-name="ce72" office:value-type="string" office:string-value="Seguro Contra Asalto y Robos                                                    " calcext:value-type="string">
            <text:p><text:s/>Seguro Contra Asalto y Robos <text:s text:c="52"/></text:p>
          </table:table-cell>
          <table:table-cell table:style-name="ce125" office:value-type="float" office:value="14.62" calcext:value-type="float">
            <text:p>15</text:p>
          </table:table-cell>
          <table:table-cell table:style-name="ce135" table:formula="of:=[.G92]-[.J92]" office:value-type="float" office:value="3983.38" calcext:value-type="float">
            <text:p>3,98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4010005" calcext:value-type="float">
            <text:p>520204010005 </text:p>
          </table:table-cell>
          <table:table-cell table:style-name="ce72" office:value-type="string" office:string-value="Seguro SENAE                                                                    " calcext:value-type="string">
            <text:p><text:s/>Seguro SENAE <text:s text:c="68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93]-[.E93]+[.F93]" office:value-type="float" office:value="0" calcext:value-type="float">
            <text:p>0</text:p>
          </table:table-cell>
          <table:table-cell table:style-name="ce59" office:value-type="float" office:value="520204010005" calcext:value-type="float">
            <text:p>520204010005 </text:p>
          </table:table-cell>
          <table:table-cell table:style-name="ce72" office:value-type="string" office:string-value="Seguro SENAE                                                                    " calcext:value-type="string">
            <text:p><text:s/>Seguro SENAE <text:s text:c="68"/></text:p>
          </table:table-cell>
          <table:table-cell table:style-name="ce125" office:value-type="float" office:value="5577.09" calcext:value-type="float">
            <text:p>5,577</text:p>
          </table:table-cell>
          <table:table-cell table:style-name="ce135" table:formula="of:=[.G93]-[.J93]" office:value-type="float" office:value="-5577.09" calcext:value-type="float">
            <text:p>(5,57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4010007" calcext:value-type="float">
            <text:p>520204010007 </text:p>
          </table:table-cell>
          <table:table-cell table:style-name="ce72" office:value-type="string" office:string-value="Otros seguros                                                                   " calcext:value-type="string">
            <text:p><text:s/>Otros seguros <text:s text:c="67"/></text:p>
          </table:table-cell>
          <table:table-cell table:style-name="ce83"/>
          <table:table-cell table:style-name="ce92" office:value-type="float" office:value="18543" calcext:value-type="float">
            <text:p>18,543</text:p>
          </table:table-cell>
          <table:table-cell table:style-name="ce92" table:number-columns-repeated="2"/>
          <table:table-cell table:style-name="ce92" table:formula="of:=[.D94]-[.E94]+[.F94]" office:value-type="float" office:value="18543" calcext:value-type="float">
            <text:p>18,543</text:p>
          </table:table-cell>
          <table:table-cell table:style-name="ce59" office:value-type="float" office:value="520204010007" calcext:value-type="float">
            <text:p>520204010007 </text:p>
          </table:table-cell>
          <table:table-cell table:style-name="ce72" office:value-type="string" office:string-value="Otros seguros                                                                   " calcext:value-type="string">
            <text:p><text:s/>Otros seguros <text:s text:c="67"/></text:p>
          </table:table-cell>
          <table:table-cell table:style-name="ce125" office:value-type="float" office:value="462.06" calcext:value-type="float">
            <text:p>462</text:p>
          </table:table-cell>
          <table:table-cell table:style-name="ce135" table:formula="of:=[.G94]-[.J94]" office:value-type="float" office:value="18080.94" calcext:value-type="float">
            <text:p>18,08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95]-[.E95]+[.F95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95]-[.J9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Otros Gastos" calcext:value-type="string">
            <text:p><text:s/>Otros Gastos </text:p>
          </table:table-cell>
          <table:table-cell table:style-name="ce83"/>
          <table:table-cell table:style-name="ce92" table:number-columns-repeated="3"/>
          <table:table-cell table:style-name="ce92" table:formula="of:=[.D96]-[.E96]+[.F96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Otros Gastos" calcext:value-type="string">
            <text:p><text:s/>Otros Gastos </text:p>
          </table:table-cell>
          <table:table-cell table:style-name="ce125"/>
          <table:table-cell table:style-name="ce135" table:formula="of:=[.G96]-[.J96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1" calcext:value-type="float">
            <text:p>520205010001 </text:p>
          </table:table-cell>
          <table:table-cell table:style-name="ce72" office:value-type="string" office:string-value="Gastos de Viaje Administración                                                  " calcext:value-type="string">
            <text:p><text:s/>Gastos de Viaje Administración <text:s text:c="50"/></text:p>
          </table:table-cell>
          <table:table-cell table:style-name="ce83"/>
          <table:table-cell table:style-name="ce92" office:value-type="float" office:value="996" calcext:value-type="float">
            <text:p>996</text:p>
          </table:table-cell>
          <table:table-cell table:style-name="ce92" table:number-columns-repeated="2"/>
          <table:table-cell table:style-name="ce92" table:formula="of:=[.D97]-[.E97]+[.F97]" office:value-type="float" office:value="996" calcext:value-type="float">
            <text:p>996</text:p>
          </table:table-cell>
          <table:table-cell table:style-name="ce59" office:value-type="float" office:value="520205010001" calcext:value-type="float">
            <text:p>520205010001 </text:p>
          </table:table-cell>
          <table:table-cell table:style-name="ce72" office:value-type="string" office:string-value="Gastos de Viaje Administración                                                  " calcext:value-type="string">
            <text:p><text:s/>Gastos de Viaje Administración <text:s text:c="50"/></text:p>
          </table:table-cell>
          <table:table-cell table:style-name="ce125" office:value-type="float" office:value="1494.54" calcext:value-type="float">
            <text:p>1,495</text:p>
          </table:table-cell>
          <table:table-cell table:style-name="ce135" table:formula="of:=[.G97]-[.J97]" office:value-type="float" office:value="-498.54" calcext:value-type="float">
            <text:p>(49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2" calcext:value-type="float">
            <text:p>520205010002 </text:p>
          </table:table-cell>
          <table:table-cell table:style-name="ce72" office:value-type="string" office:string-value="Gastos de Gestión                                                               " calcext:value-type="string">
            <text:p><text:s/>Gastos de Gestión <text:s text:c="63"/></text:p>
          </table:table-cell>
          <table:table-cell table:style-name="ce83"/>
          <table:table-cell table:style-name="ce92" office:value-type="float" office:value="12346" calcext:value-type="float">
            <text:p>12,346</text:p>
          </table:table-cell>
          <table:table-cell table:style-name="ce92" table:number-columns-repeated="2"/>
          <table:table-cell table:style-name="ce92" table:formula="of:=[.D98]-[.E98]+[.F98]" office:value-type="float" office:value="12346" calcext:value-type="float">
            <text:p>12,346</text:p>
          </table:table-cell>
          <table:table-cell table:style-name="ce59" office:value-type="float" office:value="520205010002" calcext:value-type="float">
            <text:p>520205010002 </text:p>
          </table:table-cell>
          <table:table-cell table:style-name="ce72" office:value-type="string" office:string-value="Gastos de Gestión                                                               " calcext:value-type="string">
            <text:p><text:s/>Gastos de Gestión <text:s text:c="63"/></text:p>
          </table:table-cell>
          <table:table-cell table:style-name="ce125" office:value-type="float" office:value="3891.76" calcext:value-type="float">
            <text:p>3,892</text:p>
          </table:table-cell>
          <table:table-cell table:style-name="ce135" table:formula="of:=[.G98]-[.J98]" office:value-type="float" office:value="8454.24" calcext:value-type="float">
            <text:p>8,45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3" calcext:value-type="float">
            <text:p>520205010003 </text:p>
          </table:table-cell>
          <table:table-cell table:style-name="ce72" office:value-type="string" office:string-value="Telefonía Celular                                                               " calcext:value-type="string">
            <text:p><text:s/>Telefonía Celular <text:s text:c="63"/></text:p>
          </table:table-cell>
          <table:table-cell table:style-name="ce83"/>
          <table:table-cell table:style-name="ce92" office:value-type="float" office:value="1456" calcext:value-type="float">
            <text:p>1,456</text:p>
          </table:table-cell>
          <table:table-cell table:style-name="ce92" table:number-columns-repeated="2"/>
          <table:table-cell table:style-name="ce92" table:formula="of:=[.D99]-[.E99]+[.F99]" office:value-type="float" office:value="1456" calcext:value-type="float">
            <text:p>1,456</text:p>
          </table:table-cell>
          <table:table-cell table:style-name="ce59" office:value-type="float" office:value="520205010003" calcext:value-type="float">
            <text:p>520205010003 </text:p>
          </table:table-cell>
          <table:table-cell table:style-name="ce72" office:value-type="string" office:string-value="Telefonía Celular                                                               " calcext:value-type="string">
            <text:p><text:s/>Telefonía Celular <text:s text:c="63"/></text:p>
          </table:table-cell>
          <table:table-cell table:style-name="ce125" office:value-type="float" office:value="2368.64" calcext:value-type="float">
            <text:p>2,369</text:p>
          </table:table-cell>
          <table:table-cell table:style-name="ce135" table:formula="of:=[.G99]-[.J99]" office:value-type="float" office:value="-912.64" calcext:value-type="float">
            <text:p>(91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4" calcext:value-type="float">
            <text:p>520205010004 </text:p>
          </table:table-cell>
          <table:table-cell table:style-name="ce72" office:value-type="string" office:string-value="Correo y Courrier                                                               " calcext:value-type="string">
            <text:p><text:s/>Correo y Courrier <text:s text:c="63"/></text:p>
          </table:table-cell>
          <table:table-cell table:style-name="ce83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table:formula="of:=[.D100]-[.E100]+[.F100]" office:value-type="float" office:value="4" calcext:value-type="float">
            <text:p>4</text:p>
          </table:table-cell>
          <table:table-cell table:style-name="ce59" office:value-type="float" office:value="520205010004" calcext:value-type="float">
            <text:p>520205010004 </text:p>
          </table:table-cell>
          <table:table-cell table:style-name="ce72" office:value-type="string" office:string-value="Correo y Courrier                                                               " calcext:value-type="string">
            <text:p><text:s/>Correo y Courrier <text:s text:c="63"/></text:p>
          </table:table-cell>
          <table:table-cell table:style-name="ce125" office:value-type="float" office:value="1076.35" calcext:value-type="float">
            <text:p>1,076</text:p>
          </table:table-cell>
          <table:table-cell table:style-name="ce135" table:formula="of:=[.G100]-[.J100]" office:value-type="float" office:value="-1072.35" calcext:value-type="float">
            <text:p>(1,07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5" calcext:value-type="float">
            <text:p>520205010005 </text:p>
          </table:table-cell>
          <table:table-cell table:style-name="ce72" office:value-type="string" office:string-value="Suministros de Oficina y Computación                                            " calcext:value-type="string">
            <text:p><text:s/>Suministros de Oficina y Computación <text:s text:c="44"/></text:p>
          </table:table-cell>
          <table:table-cell table:style-name="ce83"/>
          <table:table-cell table:style-name="ce92" office:value-type="float" office:value="10676" calcext:value-type="float">
            <text:p>10,676</text:p>
          </table:table-cell>
          <table:table-cell table:style-name="ce92" table:number-columns-repeated="2"/>
          <table:table-cell table:style-name="ce92" table:formula="of:=[.D101]-[.E101]+[.F101]" office:value-type="float" office:value="10676" calcext:value-type="float">
            <text:p>10,676</text:p>
          </table:table-cell>
          <table:table-cell table:style-name="ce59" office:value-type="float" office:value="520205010005" calcext:value-type="float">
            <text:p>520205010005 </text:p>
          </table:table-cell>
          <table:table-cell table:style-name="ce72" office:value-type="string" office:string-value="Suministros de Oficina y Computación                                            " calcext:value-type="string">
            <text:p><text:s/>Suministros de Oficina y Computación <text:s text:c="44"/></text:p>
          </table:table-cell>
          <table:table-cell table:style-name="ce125" office:value-type="float" office:value="14489.43" calcext:value-type="float">
            <text:p>14,489</text:p>
          </table:table-cell>
          <table:table-cell table:style-name="ce135" table:formula="of:=[.G101]-[.J101]" office:value-type="float" office:value="-3813.43" calcext:value-type="float">
            <text:p>(3,81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6" calcext:value-type="float">
            <text:p>520205010006 </text:p>
          </table:table-cell>
          <table:table-cell table:style-name="ce72" office:value-type="string" office:string-value="Energía Eléctrica Administración                                                " calcext:value-type="string">
            <text:p><text:s/>Energía Eléctrica Administración <text:s text:c="48"/></text:p>
          </table:table-cell>
          <table:table-cell table:style-name="ce83"/>
          <table:table-cell table:style-name="ce92" office:value-type="float" office:value="18380" calcext:value-type="float">
            <text:p>18,380</text:p>
          </table:table-cell>
          <table:table-cell table:style-name="ce92" table:number-columns-repeated="2"/>
          <table:table-cell table:style-name="ce92" table:formula="of:=[.D102]-[.E102]+[.F102]" office:value-type="float" office:value="18380" calcext:value-type="float">
            <text:p>18,380</text:p>
          </table:table-cell>
          <table:table-cell table:style-name="ce59" office:value-type="float" office:value="520205010006" calcext:value-type="float">
            <text:p>520205010006 </text:p>
          </table:table-cell>
          <table:table-cell table:style-name="ce72" office:value-type="string" office:string-value="Energía Eléctrica Administración                                                " calcext:value-type="string">
            <text:p><text:s/>Energía Eléctrica Administración <text:s text:c="48"/></text:p>
          </table:table-cell>
          <table:table-cell table:style-name="ce125" office:value-type="float" office:value="23721.95" calcext:value-type="float">
            <text:p>23,722</text:p>
          </table:table-cell>
          <table:table-cell table:style-name="ce135" table:formula="of:=[.G102]-[.J102]" office:value-type="float" office:value="-5341.95" calcext:value-type="float">
            <text:p>(5,34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7" calcext:value-type="float">
            <text:p>520205010007 </text:p>
          </table:table-cell>
          <table:table-cell table:style-name="ce72" office:value-type="string" office:string-value="Agua Administración                                                             " calcext:value-type="string">
            <text:p><text:s/>Agua Administración <text:s text:c="61"/></text:p>
          </table:table-cell>
          <table:table-cell table:style-name="ce83"/>
          <table:table-cell table:style-name="ce92" office:value-type="float" office:value="650" calcext:value-type="float">
            <text:p>650</text:p>
          </table:table-cell>
          <table:table-cell table:style-name="ce92" table:number-columns-repeated="2"/>
          <table:table-cell table:style-name="ce92" table:formula="of:=[.D103]-[.E103]+[.F103]" office:value-type="float" office:value="650" calcext:value-type="float">
            <text:p>650</text:p>
          </table:table-cell>
          <table:table-cell table:style-name="ce59" office:value-type="float" office:value="520205010007" calcext:value-type="float">
            <text:p>520205010007 </text:p>
          </table:table-cell>
          <table:table-cell table:style-name="ce72" office:value-type="string" office:string-value="Agua Administración                                                             " calcext:value-type="string">
            <text:p><text:s/>Agua Administración <text:s text:c="61"/></text:p>
          </table:table-cell>
          <table:table-cell table:style-name="ce125" office:value-type="float" office:value="2273.15" calcext:value-type="float">
            <text:p>2,273</text:p>
          </table:table-cell>
          <table:table-cell table:style-name="ce135" table:formula="of:=[.G103]-[.J103]" office:value-type="float" office:value="-1623.15" calcext:value-type="float">
            <text:p>(1,62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8" calcext:value-type="float">
            <text:p>520205010008 </text:p>
          </table:table-cell>
          <table:table-cell table:style-name="ce72" office:value-type="string" office:string-value="Telefonía Convencional                                                          " calcext:value-type="string">
            <text:p><text:s/>Telefonía Convencional <text:s text:c="58"/></text:p>
          </table:table-cell>
          <table:table-cell table:style-name="ce83"/>
          <table:table-cell table:style-name="ce92" office:value-type="float" office:value="2301" calcext:value-type="float">
            <text:p>2,301</text:p>
          </table:table-cell>
          <table:table-cell table:style-name="ce92" table:number-columns-repeated="2"/>
          <table:table-cell table:style-name="ce92" table:formula="of:=[.D104]-[.E104]+[.F104]" office:value-type="float" office:value="2301" calcext:value-type="float">
            <text:p>2,301</text:p>
          </table:table-cell>
          <table:table-cell table:style-name="ce59" office:value-type="float" office:value="520205010008" calcext:value-type="float">
            <text:p>520205010008 </text:p>
          </table:table-cell>
          <table:table-cell table:style-name="ce72" office:value-type="string" office:string-value="Telefonía Convencional                                                          " calcext:value-type="string">
            <text:p><text:s/>Telefonía Convencional <text:s text:c="58"/></text:p>
          </table:table-cell>
          <table:table-cell table:style-name="ce125" office:value-type="float" office:value="3982.02" calcext:value-type="float">
            <text:p>3,982</text:p>
          </table:table-cell>
          <table:table-cell table:style-name="ce135" table:formula="of:=[.G104]-[.J104]" office:value-type="float" office:value="-1681.02" calcext:value-type="float">
            <text:p>(1,68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09" calcext:value-type="float">
            <text:p>520205010009 </text:p>
          </table:table-cell>
          <table:table-cell table:style-name="ce72" office:value-type="string" office:string-value="Internet                                                                        " calcext:value-type="string">
            <text:p><text:s/>Internet <text:s text:c="72"/></text:p>
          </table:table-cell>
          <table:table-cell table:style-name="ce83"/>
          <table:table-cell table:style-name="ce92" office:value-type="float" office:value="9684" calcext:value-type="float">
            <text:p>9,684</text:p>
          </table:table-cell>
          <table:table-cell table:style-name="ce92" table:number-columns-repeated="2"/>
          <table:table-cell table:style-name="ce92" table:formula="of:=[.D105]-[.E105]+[.F105]" office:value-type="float" office:value="9684" calcext:value-type="float">
            <text:p>9,684</text:p>
          </table:table-cell>
          <table:table-cell table:style-name="ce59" office:value-type="float" office:value="520205010009" calcext:value-type="float">
            <text:p>520205010009 </text:p>
          </table:table-cell>
          <table:table-cell table:style-name="ce72" office:value-type="string" office:string-value="Internet                                                                        " calcext:value-type="string">
            <text:p><text:s/>Internet <text:s text:c="72"/></text:p>
          </table:table-cell>
          <table:table-cell table:style-name="ce125" office:value-type="float" office:value="11836" calcext:value-type="float">
            <text:p>11,836</text:p>
          </table:table-cell>
          <table:table-cell table:style-name="ce135" table:formula="of:=[.G105]-[.J105]" office:value-type="float" office:value="-2152" calcext:value-type="float">
            <text:p>(2,15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0" calcext:value-type="float">
            <text:p>520205010010 </text:p>
          </table:table-cell>
          <table:table-cell table:style-name="ce72" office:value-type="string" office:string-value="Utiles de Limpieza/Cafeteria                                                    " calcext:value-type="string">
            <text:p><text:s/>Utiles de Limpieza/Cafeteria <text:s text:c="52"/></text:p>
          </table:table-cell>
          <table:table-cell table:style-name="ce83"/>
          <table:table-cell table:style-name="ce92" office:value-type="float" office:value="1561" calcext:value-type="float">
            <text:p>1,561</text:p>
          </table:table-cell>
          <table:table-cell table:style-name="ce92" table:number-columns-repeated="2"/>
          <table:table-cell table:style-name="ce92" table:formula="of:=[.D106]-[.E106]+[.F106]" office:value-type="float" office:value="1561" calcext:value-type="float">
            <text:p>1,561</text:p>
          </table:table-cell>
          <table:table-cell table:style-name="ce59" office:value-type="float" office:value="520205010010" calcext:value-type="float">
            <text:p>520205010010 </text:p>
          </table:table-cell>
          <table:table-cell table:style-name="ce72" office:value-type="string" office:string-value="Utiles de Limpieza/Cafeteria                                                    " calcext:value-type="string">
            <text:p><text:s/>Utiles de Limpieza/Cafeteria <text:s text:c="52"/></text:p>
          </table:table-cell>
          <table:table-cell table:style-name="ce125" office:value-type="float" office:value="4629.38" calcext:value-type="float">
            <text:p>4,629</text:p>
          </table:table-cell>
          <table:table-cell table:style-name="ce135" table:formula="of:=[.G106]-[.J106]" office:value-type="float" office:value="-3068.38" calcext:value-type="float">
            <text:p>(3,06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1" calcext:value-type="float">
            <text:p>520205010011 </text:p>
          </table:table-cell>
          <table:table-cell table:style-name="ce72" office:value-type="string" office:string-value="Gastos Menores de activos Administración                                        " calcext:value-type="string">
            <text:p><text:s/>Gastos Menores de activos Administración <text:s text:c="40"/></text:p>
          </table:table-cell>
          <table:table-cell table:style-name="ce83"/>
          <table:table-cell table:style-name="ce92" office:value-type="float" office:value="103" calcext:value-type="float">
            <text:p>103</text:p>
          </table:table-cell>
          <table:table-cell table:style-name="ce92" table:number-columns-repeated="2"/>
          <table:table-cell table:style-name="ce92" table:formula="of:=[.D107]-[.E107]+[.F107]" office:value-type="float" office:value="103" calcext:value-type="float">
            <text:p>103</text:p>
          </table:table-cell>
          <table:table-cell table:style-name="ce59" office:value-type="float" office:value="520205010011" calcext:value-type="float">
            <text:p>520205010011 </text:p>
          </table:table-cell>
          <table:table-cell table:style-name="ce72" office:value-type="string" office:string-value="Gastos Menores de activos Administración                                        " calcext:value-type="string">
            <text:p><text:s/>Gastos Menores de activos Administración <text:s text:c="40"/></text:p>
          </table:table-cell>
          <table:table-cell table:style-name="ce125" office:value-type="float" office:value="419.49" calcext:value-type="float">
            <text:p>419</text:p>
          </table:table-cell>
          <table:table-cell table:style-name="ce135" table:formula="of:=[.G107]-[.J107]" office:value-type="float" office:value="-316.49" calcext:value-type="float">
            <text:p>(31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2" calcext:value-type="float">
            <text:p>520205010012 </text:p>
          </table:table-cell>
          <table:table-cell table:style-name="ce72" office:value-type="string" office:string-value="Donaciones                                                                      " calcext:value-type="string">
            <text:p><text:s/>Donaciones <text:s text:c="70"/></text:p>
          </table:table-cell>
          <table:table-cell table:style-name="ce83"/>
          <table:table-cell table:style-name="ce92" office:value-type="float" office:value="818" calcext:value-type="float">
            <text:p>818</text:p>
          </table:table-cell>
          <table:table-cell table:style-name="ce92" table:number-columns-repeated="2"/>
          <table:table-cell table:style-name="ce92" table:formula="of:=[.D108]-[.E108]+[.F108]" office:value-type="float" office:value="818" calcext:value-type="float">
            <text:p>818</text:p>
          </table:table-cell>
          <table:table-cell table:style-name="ce59" office:value-type="float" office:value="520205010012" calcext:value-type="float">
            <text:p>520205010012 </text:p>
          </table:table-cell>
          <table:table-cell table:style-name="ce72" office:value-type="string" office:string-value="Donaciones                                                                      " calcext:value-type="string">
            <text:p><text:s/>Donaciones <text:s text:c="70"/></text:p>
          </table:table-cell>
          <table:table-cell table:style-name="ce125" office:value-type="float" office:value="3267.41" calcext:value-type="float">
            <text:p>3,267</text:p>
          </table:table-cell>
          <table:table-cell table:style-name="ce135" table:formula="of:=[.G108]-[.J108]" office:value-type="float" office:value="-2449.41" calcext:value-type="float">
            <text:p>(2,44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3" calcext:value-type="float">
            <text:p>520205010013 </text:p>
          </table:table-cell>
          <table:table-cell table:style-name="ce72" office:value-type="string" office:string-value="Cuotas y Suscripciones                                                          " calcext:value-type="string">
            <text:p><text:s/>Cuotas y Suscripciones <text:s text:c="58"/></text:p>
          </table:table-cell>
          <table:table-cell table:style-name="ce83"/>
          <table:table-cell table:style-name="ce92" office:value-type="float" office:value="10659" calcext:value-type="float">
            <text:p>10,659</text:p>
          </table:table-cell>
          <table:table-cell table:style-name="ce92" table:number-columns-repeated="2"/>
          <table:table-cell table:style-name="ce92" table:formula="of:=[.D109]-[.E109]+[.F109]" office:value-type="float" office:value="10659" calcext:value-type="float">
            <text:p>10,659</text:p>
          </table:table-cell>
          <table:table-cell table:style-name="ce59" office:value-type="float" office:value="520205010013" calcext:value-type="float">
            <text:p>520205010013 </text:p>
          </table:table-cell>
          <table:table-cell table:style-name="ce72" office:value-type="string" office:string-value="Cuotas y Suscripciones                                                          " calcext:value-type="string">
            <text:p><text:s/>Cuotas y Suscripciones <text:s text:c="58"/></text:p>
          </table:table-cell>
          <table:table-cell table:style-name="ce125" office:value-type="float" office:value="10680" calcext:value-type="float">
            <text:p>10,680</text:p>
          </table:table-cell>
          <table:table-cell table:style-name="ce135" table:formula="of:=[.G109]-[.J109]" office:value-type="float" office:value="-21" calcext:value-type="float">
            <text:p>(2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4" calcext:value-type="float">
            <text:p>520205010014 </text:p>
          </table:table-cell>
          <table:table-cell table:style-name="ce72" office:value-type="string" office:string-value="IVA no aplicado (gasto)                                                         " calcext:value-type="string">
            <text:p><text:s/>IVA no aplicado (gasto) <text:s text:c="57"/></text:p>
          </table:table-cell>
          <table:table-cell table:style-name="ce83"/>
          <table:table-cell table:style-name="ce92" office:value-type="float" office:value="62599" calcext:value-type="float">
            <text:p>62,599</text:p>
          </table:table-cell>
          <table:table-cell table:style-name="ce92" table:number-columns-repeated="2"/>
          <table:table-cell table:style-name="ce92" table:formula="of:=[.D110]-[.E110]+[.F110]" office:value-type="float" office:value="62599" calcext:value-type="float">
            <text:p>62,599</text:p>
          </table:table-cell>
          <table:table-cell table:style-name="ce59" office:value-type="float" office:value="520205010014" calcext:value-type="float">
            <text:p>520205010014 </text:p>
          </table:table-cell>
          <table:table-cell table:style-name="ce72" office:value-type="string" office:string-value="IVA no aplicado (gasto)                                                         " calcext:value-type="string">
            <text:p><text:s/>IVA no aplicado (gasto) <text:s text:c="57"/></text:p>
          </table:table-cell>
          <table:table-cell table:style-name="ce125" office:value-type="float" office:value="93133.08" calcext:value-type="float">
            <text:p>93,133</text:p>
          </table:table-cell>
          <table:table-cell table:style-name="ce135" table:formula="of:=[.G110]-[.J110]" office:value-type="float" office:value="-30534.08" calcext:value-type="float">
            <text:p>(30,53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5" calcext:value-type="float">
            <text:p>520205010015 </text:p>
          </table:table-cell>
          <table:table-cell table:style-name="ce72" office:value-type="string" office:string-value="Suministros, materiales y repuestos Administración                              " calcext:value-type="string">
            <text:p><text:s/>Suministros, materiales y repuestos Administración <text:s text:c="30"/></text:p>
          </table:table-cell>
          <table:table-cell table:style-name="ce83"/>
          <table:table-cell table:style-name="ce92" office:value-type="float" office:value="863" calcext:value-type="float">
            <text:p>863</text:p>
          </table:table-cell>
          <table:table-cell table:style-name="ce92" table:number-columns-repeated="2"/>
          <table:table-cell table:style-name="ce92" table:formula="of:=[.D111]-[.E111]+[.F111]" office:value-type="float" office:value="863" calcext:value-type="float">
            <text:p>863</text:p>
          </table:table-cell>
          <table:table-cell table:style-name="ce59" office:value-type="float" office:value="520205010015" calcext:value-type="float">
            <text:p>520205010015 </text:p>
          </table:table-cell>
          <table:table-cell table:style-name="ce72" office:value-type="string" office:string-value="Suministros, materiales y repuestos Administración                              " calcext:value-type="string">
            <text:p><text:s/>Suministros, materiales y repuestos Administración <text:s text:c="30"/></text:p>
          </table:table-cell>
          <table:table-cell table:style-name="ce125" office:value-type="float" office:value="2221.45" calcext:value-type="float">
            <text:p>2,221</text:p>
          </table:table-cell>
          <table:table-cell table:style-name="ce135" table:formula="of:=[.G111]-[.J111]" office:value-type="float" office:value="-1358.45" calcext:value-type="float">
            <text:p>(1,35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6" calcext:value-type="float">
            <text:p>520205010016 </text:p>
          </table:table-cell>
          <table:table-cell table:style-name="ce72" office:value-type="string" office:string-value="Arriendo                                                                        " calcext:value-type="string">
            <text:p><text:s/>Arriendo <text:s text:c="72"/></text:p>
          </table:table-cell>
          <table:table-cell table:style-name="ce83"/>
          <table:table-cell table:style-name="ce92" office:value-type="float" office:value="135246" calcext:value-type="float">
            <text:p>135,246</text:p>
          </table:table-cell>
          <table:table-cell table:style-name="ce92" table:number-columns-repeated="2"/>
          <table:table-cell table:style-name="ce92" table:formula="of:=[.D112]-[.E112]+[.F112]" office:value-type="float" office:value="135246" calcext:value-type="float">
            <text:p>135,246</text:p>
          </table:table-cell>
          <table:table-cell table:style-name="ce59" office:value-type="float" office:value="520205010016" calcext:value-type="float">
            <text:p>520205010016 </text:p>
          </table:table-cell>
          <table:table-cell table:style-name="ce72" office:value-type="string" office:string-value="Arriendo                                                                        " calcext:value-type="string">
            <text:p><text:s/>Arriendo <text:s text:c="72"/></text:p>
          </table:table-cell>
          <table:table-cell table:style-name="ce125" office:value-type="float" office:value="188102.66" calcext:value-type="float">
            <text:p>188,103</text:p>
          </table:table-cell>
          <table:table-cell table:style-name="ce135" table:formula="of:=[.G112]-[.J112]" office:value-type="float" office:value="-52856.66" calcext:value-type="float">
            <text:p>(52,85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8" calcext:value-type="float">
            <text:p>520205010018 </text:p>
          </table:table-cell>
          <table:table-cell table:style-name="ce72" office:value-type="string" office:string-value="Multas e Intereses                                                              " calcext:value-type="string">
            <text:p><text:s/>Multas e Intereses <text:s text:c="62"/></text:p>
          </table:table-cell>
          <table:table-cell table:style-name="ce83"/>
          <table:table-cell table:style-name="ce92" office:value-type="float" office:value="1750" calcext:value-type="float">
            <text:p>1,750</text:p>
          </table:table-cell>
          <table:table-cell table:style-name="ce92" table:number-columns-repeated="2"/>
          <table:table-cell table:style-name="ce92" table:formula="of:=[.D113]-[.E113]+[.F113]" office:value-type="float" office:value="1750" calcext:value-type="float">
            <text:p>1,750</text:p>
          </table:table-cell>
          <table:table-cell table:style-name="ce59" office:value-type="float" office:value="520205010018" calcext:value-type="float">
            <text:p>520205010018 </text:p>
          </table:table-cell>
          <table:table-cell table:style-name="ce72" office:value-type="string" office:string-value="Multas e Intereses                                                              " calcext:value-type="string">
            <text:p><text:s/>Multas e Intereses <text:s text:c="62"/></text:p>
          </table:table-cell>
          <table:table-cell table:style-name="ce125" office:value-type="float" office:value="1198.4" calcext:value-type="float">
            <text:p>1,198</text:p>
          </table:table-cell>
          <table:table-cell table:style-name="ce135" table:formula="of:=[.G113]-[.J113]" office:value-type="float" office:value="551.6" calcext:value-type="float">
            <text:p>552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19" calcext:value-type="float">
            <text:p>520205010019 </text:p>
          </table:table-cell>
          <table:table-cell table:style-name="ce72" office:value-type="string" office:string-value="Otros costos de importación y producción                                        " calcext:value-type="string">
            <text:p><text:s/>Otros costos de importación y producción <text:s text:c="40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14]-[.E114]+[.F114]" office:value-type="float" office:value="0" calcext:value-type="float">
            <text:p>0</text:p>
          </table:table-cell>
          <table:table-cell table:style-name="ce59" office:value-type="float" office:value="520205010019" calcext:value-type="float">
            <text:p>520205010019 </text:p>
          </table:table-cell>
          <table:table-cell table:style-name="ce72" office:value-type="string" office:string-value="Otros costos de importación y producción                                        " calcext:value-type="string">
            <text:p><text:s/>Otros costos de importación y producción <text:s text:c="40"/></text:p>
          </table:table-cell>
          <table:table-cell table:style-name="ce125" office:value-type="float" office:value="689.71" calcext:value-type="float">
            <text:p>690</text:p>
          </table:table-cell>
          <table:table-cell table:style-name="ce135" table:formula="of:=[.G114]-[.J114]" office:value-type="float" office:value="-689.71" calcext:value-type="float">
            <text:p>(69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0" calcext:value-type="float">
            <text:p>520205010020 </text:p>
          </table:table-cell>
          <table:table-cell table:style-name="ce72" office:value-type="string" office:string-value="Ajustes de centavos                                                             " calcext:value-type="string">
            <text:p><text:s/>Ajustes de centavos <text:s text:c="61"/></text:p>
          </table:table-cell>
          <table:table-cell table:style-name="ce83"/>
          <table:table-cell table:style-name="ce92" office:value-type="float" office:value="46" calcext:value-type="float">
            <text:p>46</text:p>
          </table:table-cell>
          <table:table-cell table:style-name="ce92" table:number-columns-repeated="2"/>
          <table:table-cell table:style-name="ce92" table:formula="of:=[.D115]-[.E115]+[.F115]" office:value-type="float" office:value="46" calcext:value-type="float">
            <text:p>46</text:p>
          </table:table-cell>
          <table:table-cell table:style-name="ce59" office:value-type="float" office:value="520205010020" calcext:value-type="float">
            <text:p>520205010020 </text:p>
          </table:table-cell>
          <table:table-cell table:style-name="ce72" office:value-type="string" office:string-value="Ajustes de centavos                                                             " calcext:value-type="string">
            <text:p><text:s/>Ajustes de centavos <text:s text:c="61"/></text:p>
          </table:table-cell>
          <table:table-cell table:style-name="ce125" office:value-type="float" office:value="18.65" calcext:value-type="float">
            <text:p>19</text:p>
          </table:table-cell>
          <table:table-cell table:style-name="ce135" table:formula="of:=[.G115]-[.J115]" office:value-type="float" office:value="27.35" calcext:value-type="float">
            <text:p>2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1" calcext:value-type="float">
            <text:p>520205010021 </text:p>
          </table:table-cell>
          <table:table-cell table:style-name="ce72" office:value-type="string" office:string-value="Gastos Legales                                                                  " calcext:value-type="string">
            <text:p><text:s/>Gastos Legales <text:s text:c="66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16]-[.E116]+[.F116]" office:value-type="float" office:value="0" calcext:value-type="float">
            <text:p>0</text:p>
          </table:table-cell>
          <table:table-cell table:style-name="ce59" office:value-type="float" office:value="520205010021" calcext:value-type="float">
            <text:p>520205010021 </text:p>
          </table:table-cell>
          <table:table-cell table:style-name="ce72" office:value-type="string" office:string-value="Gastos Legales                                                                  " calcext:value-type="string">
            <text:p><text:s/>Gastos Legales <text:s text:c="66"/></text:p>
          </table:table-cell>
          <table:table-cell table:style-name="ce125" office:value-type="float" office:value="2121" calcext:value-type="float">
            <text:p>2,121</text:p>
          </table:table-cell>
          <table:table-cell table:style-name="ce135" table:formula="of:=[.G116]-[.J116]" office:value-type="float" office:value="-2121" calcext:value-type="float">
            <text:p>(2,12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2" calcext:value-type="float">
            <text:p>520205010022 </text:p>
          </table:table-cell>
          <table:table-cell table:style-name="ce72" office:value-type="string" office:string-value="Seguridad                                                                       " calcext:value-type="string">
            <text:p><text:s/>Seguridad <text:s text:c="71"/></text:p>
          </table:table-cell>
          <table:table-cell table:style-name="ce83"/>
          <table:table-cell table:style-name="ce92" office:value-type="float" office:value="23760" calcext:value-type="float">
            <text:p>23,760</text:p>
          </table:table-cell>
          <table:table-cell table:style-name="ce92" table:number-columns-repeated="2"/>
          <table:table-cell table:style-name="ce92" table:formula="of:=[.D117]-[.E117]+[.F117]" office:value-type="float" office:value="23760" calcext:value-type="float">
            <text:p>23,760</text:p>
          </table:table-cell>
          <table:table-cell table:style-name="ce59" office:value-type="float" office:value="520205010022" calcext:value-type="float">
            <text:p>520205010022 </text:p>
          </table:table-cell>
          <table:table-cell table:style-name="ce72" office:value-type="string" office:string-value="Seguridad                                                                       " calcext:value-type="string">
            <text:p><text:s/>Seguridad <text:s text:c="71"/></text:p>
          </table:table-cell>
          <table:table-cell table:style-name="ce125" office:value-type="float" office:value="31790" calcext:value-type="float">
            <text:p>31,790</text:p>
          </table:table-cell>
          <table:table-cell table:style-name="ce135" table:formula="of:=[.G117]-[.J117]" office:value-type="float" office:value="-8030" calcext:value-type="float">
            <text:p>(8,03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3" calcext:value-type="float">
            <text:p>520205010023 </text:p>
          </table:table-cell>
          <table:table-cell table:style-name="ce72" office:value-type="string" office:string-value="Gastos no Deducibles                                                            " calcext:value-type="string">
            <text:p><text:s/>Gastos no Deducibles <text:s text:c="60"/></text:p>
          </table:table-cell>
          <table:table-cell table:style-name="ce83"/>
          <table:table-cell table:style-name="ce92" office:value-type="float" office:value="38217" calcext:value-type="float">
            <text:p>38,217</text:p>
          </table:table-cell>
          <table:table-cell table:style-name="ce92" table:number-columns-repeated="2"/>
          <table:table-cell table:style-name="ce92" table:formula="of:=[.D118]-[.E118]+[.F118]" office:value-type="float" office:value="38217" calcext:value-type="float">
            <text:p>38,217</text:p>
          </table:table-cell>
          <table:table-cell table:style-name="ce59" office:value-type="float" office:value="520205010023" calcext:value-type="float">
            <text:p>520205010023 </text:p>
          </table:table-cell>
          <table:table-cell table:style-name="ce72" office:value-type="string" office:string-value="Gastos no Deducibles                                                            " calcext:value-type="string">
            <text:p><text:s/>Gastos no Deducibles <text:s text:c="60"/></text:p>
          </table:table-cell>
          <table:table-cell table:style-name="ce125" office:value-type="float" office:value="94478.22" calcext:value-type="float">
            <text:p>94,478</text:p>
          </table:table-cell>
          <table:table-cell table:style-name="ce135" table:formula="of:=[.G118]-[.J118]" office:value-type="float" office:value="-56261.22" calcext:value-type="float">
            <text:p>(56,26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4" calcext:value-type="float">
            <text:p>520205010024 </text:p>
          </table:table-cell>
          <table:table-cell table:style-name="ce72" office:value-type="string" office:string-value="Gastos de licencias -software y mant ERP                                        " calcext:value-type="string">
            <text:p><text:s/>Gastos de licencias -software y mant ERP <text:s text:c="40"/></text:p>
          </table:table-cell>
          <table:table-cell table:style-name="ce83"/>
          <table:table-cell table:style-name="ce92" office:value-type="float" office:value="38152" calcext:value-type="float">
            <text:p>38,152</text:p>
          </table:table-cell>
          <table:table-cell table:style-name="ce92" table:number-columns-repeated="2"/>
          <table:table-cell table:style-name="ce92" table:formula="of:=[.D119]-[.E119]+[.F119]" office:value-type="float" office:value="38152" calcext:value-type="float">
            <text:p>38,152</text:p>
          </table:table-cell>
          <table:table-cell table:style-name="ce59" office:value-type="float" office:value="520205010024" calcext:value-type="float">
            <text:p>520205010024 </text:p>
          </table:table-cell>
          <table:table-cell table:style-name="ce72" office:value-type="string" office:string-value="Gastos de licencias -software y mant ERP                                        " calcext:value-type="string">
            <text:p><text:s/>Gastos de licencias -software y mant ERP <text:s text:c="40"/></text:p>
          </table:table-cell>
          <table:table-cell table:style-name="ce125" office:value-type="float" office:value="27632.62" calcext:value-type="float">
            <text:p>27,633</text:p>
          </table:table-cell>
          <table:table-cell table:style-name="ce135" table:formula="of:=[.G119]-[.J119]" office:value-type="float" office:value="10519.38" calcext:value-type="float">
            <text:p>10,51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6" calcext:value-type="float">
            <text:p>520205010026 </text:p>
          </table:table-cell>
          <table:table-cell table:style-name="ce72" office:value-type="string" office:string-value="Iva Facrtor de Proporcionalidad                                                 " calcext:value-type="string">
            <text:p><text:s/>Iva Facrtor de Proporcionalidad <text:s text:c="49"/></text:p>
          </table:table-cell>
          <table:table-cell table:style-name="ce83"/>
          <table:table-cell table:style-name="ce92" office:value-type="float" office:value="52310" calcext:value-type="float">
            <text:p>52,310</text:p>
          </table:table-cell>
          <table:table-cell table:style-name="ce92" table:number-columns-repeated="2"/>
          <table:table-cell table:style-name="ce92" table:formula="of:=[.D120]-[.E120]+[.F120]" office:value-type="float" office:value="52310" calcext:value-type="float">
            <text:p>52,310</text:p>
          </table:table-cell>
          <table:table-cell table:style-name="ce59" office:value-type="float" office:value="520205010026" calcext:value-type="float">
            <text:p>520205010026 </text:p>
          </table:table-cell>
          <table:table-cell table:style-name="ce72" office:value-type="string" office:string-value="Iva Facrtor de Proporcionalidad                                                 " calcext:value-type="string">
            <text:p><text:s/>Iva Facrtor de Proporcionalidad <text:s text:c="49"/></text:p>
          </table:table-cell>
          <table:table-cell table:style-name="ce125" office:value-type="float" office:value="30166.36" calcext:value-type="float">
            <text:p>30,166</text:p>
          </table:table-cell>
          <table:table-cell table:style-name="ce135" table:formula="of:=[.G120]-[.J120]" office:value-type="float" office:value="22143.64" calcext:value-type="float">
            <text:p>22,14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7" calcext:value-type="float">
            <text:p>520205010027 </text:p>
          </table:table-cell>
          <table:table-cell table:style-name="ce72" office:value-type="string" office:string-value="Promocion y Publicidad Administracion                                           " calcext:value-type="string">
            <text:p><text:s/>Promocion y Publicidad Administracion <text:s text:c="43"/></text:p>
          </table:table-cell>
          <table:table-cell table:style-name="ce83"/>
          <table:table-cell table:style-name="ce92" office:value-type="float" office:value="397" calcext:value-type="float">
            <text:p>397</text:p>
          </table:table-cell>
          <table:table-cell table:style-name="ce92" table:number-columns-repeated="2"/>
          <table:table-cell table:style-name="ce92" table:formula="of:=[.D121]-[.E121]+[.F121]" office:value-type="float" office:value="397" calcext:value-type="float">
            <text:p>397</text:p>
          </table:table-cell>
          <table:table-cell table:style-name="ce59" office:value-type="float" office:value="520205010027" calcext:value-type="float">
            <text:p>520205010027 </text:p>
          </table:table-cell>
          <table:table-cell table:style-name="ce72" office:value-type="string" office:string-value="Promocion y Publicidad Administracion                                           " calcext:value-type="string">
            <text:p><text:s/>Promocion y Publicidad Administracion <text:s text:c="43"/></text:p>
          </table:table-cell>
          <table:table-cell table:style-name="ce125" office:value-type="float" office:value="1229" calcext:value-type="float">
            <text:p>1,229</text:p>
          </table:table-cell>
          <table:table-cell table:style-name="ce135" table:formula="of:=[.G121]-[.J121]" office:value-type="float" office:value="-832" calcext:value-type="float">
            <text:p>(83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8" calcext:value-type="float">
            <text:p>520205010028 </text:p>
          </table:table-cell>
          <table:table-cell table:style-name="ce72" office:value-type="string" office:string-value="Provision Ctas incobrables                                                      " calcext:value-type="string">
            <text:p><text:s/>Provision Ctas incobrables <text:s text:c="54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22]-[.E122]+[.F122]" office:value-type="float" office:value="0" calcext:value-type="float">
            <text:p>0</text:p>
          </table:table-cell>
          <table:table-cell table:style-name="ce59" office:value-type="float" office:value="520205010028" calcext:value-type="float">
            <text:p>520205010028 </text:p>
          </table:table-cell>
          <table:table-cell table:style-name="ce72" office:value-type="string" office:string-value="Provision Ctas incobrables                                                      " calcext:value-type="string">
            <text:p><text:s/>Provision Ctas incobrables <text:s text:c="54"/></text:p>
          </table:table-cell>
          <table:table-cell table:style-name="ce125" office:value-type="float" office:value="24295.58" calcext:value-type="float">
            <text:p>24,296</text:p>
          </table:table-cell>
          <table:table-cell table:style-name="ce135" table:formula="of:=[.G122]-[.J122]" office:value-type="float" office:value="-24295.58" calcext:value-type="float">
            <text:p>(24,29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29" calcext:value-type="float">
            <text:p>520205010029 </text:p>
          </table:table-cell>
          <table:table-cell table:style-name="ce72" office:value-type="string" office:string-value="Gastos de viaticos administración                                               " calcext:value-type="string">
            <text:p><text:s/>Gastos de viaticos administración <text:s text:c="47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23]-[.E123]+[.F123]" office:value-type="float" office:value="0" calcext:value-type="float">
            <text:p>0</text:p>
          </table:table-cell>
          <table:table-cell table:style-name="ce59" office:value-type="float" office:value="520205010029" calcext:value-type="float">
            <text:p>520205010029 </text:p>
          </table:table-cell>
          <table:table-cell table:style-name="ce72" office:value-type="string" office:string-value="Gastos de viaticos administración                                               " calcext:value-type="string">
            <text:p><text:s/>Gastos de viaticos administración <text:s text:c="47"/></text:p>
          </table:table-cell>
          <table:table-cell table:style-name="ce125" office:value-type="float" office:value="1061.62" calcext:value-type="float">
            <text:p>1,062</text:p>
          </table:table-cell>
          <table:table-cell table:style-name="ce135" table:formula="of:=[.G123]-[.J123]" office:value-type="float" office:value="-1061.62" calcext:value-type="float">
            <text:p>(1,06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30" calcext:value-type="float">
            <text:p>520205010030 </text:p>
          </table:table-cell>
          <table:table-cell table:style-name="ce72" office:value-type="string" office:string-value="Gasto Movilizacion Administración                                               " calcext:value-type="string">
            <text:p><text:s/>Gasto Movilizacion Administración <text:s text:c="47"/></text:p>
          </table:table-cell>
          <table:table-cell table:style-name="ce83"/>
          <table:table-cell table:style-name="ce92" office:value-type="float" office:value="2228" calcext:value-type="float">
            <text:p>2,228</text:p>
          </table:table-cell>
          <table:table-cell table:style-name="ce92" table:number-columns-repeated="2"/>
          <table:table-cell table:style-name="ce92" table:formula="of:=[.D124]-[.E124]+[.F124]" office:value-type="float" office:value="2228" calcext:value-type="float">
            <text:p>2,228</text:p>
          </table:table-cell>
          <table:table-cell table:style-name="ce59" office:value-type="float" office:value="520205010030" calcext:value-type="float">
            <text:p>520205010030 </text:p>
          </table:table-cell>
          <table:table-cell table:style-name="ce72" office:value-type="string" office:string-value="Gasto Movilizacion Administración                                               " calcext:value-type="string">
            <text:p><text:s/>Gasto Movilizacion Administración <text:s text:c="47"/></text:p>
          </table:table-cell>
          <table:table-cell table:style-name="ce125" office:value-type="float" office:value="2118.95" calcext:value-type="float">
            <text:p>2,119</text:p>
          </table:table-cell>
          <table:table-cell table:style-name="ce135" table:formula="of:=[.G124]-[.J124]" office:value-type="float" office:value="109.05" calcext:value-type="float">
            <text:p>10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31" calcext:value-type="float">
            <text:p>520205010031 </text:p>
          </table:table-cell>
          <table:table-cell table:style-name="ce72" office:value-type="string" office:string-value="Retenciones Asumidas                                                            " calcext:value-type="string">
            <text:p><text:s/>Retenciones Asumidas <text:s text:c="60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25]-[.E125]+[.F125]" office:value-type="float" office:value="0" calcext:value-type="float">
            <text:p>0</text:p>
          </table:table-cell>
          <table:table-cell table:style-name="ce59" office:value-type="float" office:value="520205010031" calcext:value-type="float">
            <text:p>520205010031 </text:p>
          </table:table-cell>
          <table:table-cell table:style-name="ce72" office:value-type="string" office:string-value="Retenciones Asumidas                                                            " calcext:value-type="string">
            <text:p><text:s/>Retenciones Asumidas <text:s text:c="60"/></text:p>
          </table:table-cell>
          <table:table-cell table:style-name="ce125" office:value-type="float" office:value="362.88" calcext:value-type="float">
            <text:p>363</text:p>
          </table:table-cell>
          <table:table-cell table:style-name="ce135" table:formula="of:=[.G125]-[.J125]" office:value-type="float" office:value="-362.88" calcext:value-type="float">
            <text:p>(36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35" calcext:value-type="float">
            <text:p>520205010035 </text:p>
          </table:table-cell>
          <table:table-cell table:style-name="ce72" office:value-type="string" office:string-value="Sistema de circuito cerrado                                                     " calcext:value-type="string">
            <text:p><text:s/>Sistema de circuito cerrado <text:s text:c="53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26]-[.E126]+[.F126]" office:value-type="float" office:value="0" calcext:value-type="float">
            <text:p>0</text:p>
          </table:table-cell>
          <table:table-cell table:style-name="ce59" office:value-type="float" office:value="520205010035" calcext:value-type="float">
            <text:p>520205010035 </text:p>
          </table:table-cell>
          <table:table-cell table:style-name="ce72" office:value-type="string" office:string-value="Sistema de circuito cerrado                                                     " calcext:value-type="string">
            <text:p><text:s/>Sistema de circuito cerrado <text:s text:c="53"/></text:p>
          </table:table-cell>
          <table:table-cell table:style-name="ce125" office:value-type="float" office:value="916.7" calcext:value-type="float">
            <text:p>917</text:p>
          </table:table-cell>
          <table:table-cell table:style-name="ce135" table:formula="of:=[.G126]-[.J126]" office:value-type="float" office:value="-916.7" calcext:value-type="float">
            <text:p>(91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36" calcext:value-type="float">
            <text:p>520205010036 </text:p>
          </table:table-cell>
          <table:table-cell table:style-name="ce72" office:value-type="string" office:string-value="Otros pagos bienes y servicios administración                                   " calcext:value-type="string">
            <text:p><text:s/>Otros pagos bienes y servicios administración <text:s text:c="35"/></text:p>
          </table:table-cell>
          <table:table-cell table:style-name="ce83"/>
          <table:table-cell table:style-name="ce92" office:value-type="float" office:value="13970" calcext:value-type="float">
            <text:p>13,970</text:p>
          </table:table-cell>
          <table:table-cell table:style-name="ce92" table:number-columns-repeated="2"/>
          <table:table-cell table:style-name="ce92" table:formula="of:=[.D127]-[.E127]+[.F127]" office:value-type="float" office:value="13970" calcext:value-type="float">
            <text:p>13,970</text:p>
          </table:table-cell>
          <table:table-cell table:style-name="ce59" office:value-type="float" office:value="520205010036" calcext:value-type="float">
            <text:p>520205010036 </text:p>
          </table:table-cell>
          <table:table-cell table:style-name="ce72" office:value-type="string" office:string-value="Otros pagos bienes y servicios administración                                   " calcext:value-type="string">
            <text:p><text:s/>Otros pagos bienes y servicios administración <text:s text:c="35"/></text:p>
          </table:table-cell>
          <table:table-cell table:style-name="ce125" office:value-type="float" office:value="30687.19" calcext:value-type="float">
            <text:p>30,687</text:p>
          </table:table-cell>
          <table:table-cell table:style-name="ce135" table:formula="of:=[.G127]-[.J127]" office:value-type="float" office:value="-16717.19" calcext:value-type="float">
            <text:p>(16,71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37" calcext:value-type="float">
            <text:p>520205010037 </text:p>
          </table:table-cell>
          <table:table-cell table:style-name="ce72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83"/>
          <table:table-cell table:style-name="ce92" office:value-type="float" office:value="142" calcext:value-type="float">
            <text:p>142</text:p>
          </table:table-cell>
          <table:table-cell table:style-name="ce92" table:number-columns-repeated="2"/>
          <table:table-cell table:style-name="ce92" table:formula="of:=[.D128]-[.E128]+[.F128]" office:value-type="float" office:value="142" calcext:value-type="float">
            <text:p>142</text:p>
          </table:table-cell>
          <table:table-cell table:style-name="ce59" office:value-type="float" office:value="520205010037" calcext:value-type="float">
            <text:p>520205010037 </text:p>
          </table:table-cell>
          <table:table-cell table:style-name="ce72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125" office:value-type="float" office:value="10514" calcext:value-type="float">
            <text:p>10,514</text:p>
          </table:table-cell>
          <table:table-cell table:style-name="ce135" table:formula="of:=[.G128]-[.J128]" office:value-type="float" office:value="-10372" calcext:value-type="float">
            <text:p>(10,37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39" calcext:value-type="float">
            <text:p>520205010039 </text:p>
          </table:table-cell>
          <table:table-cell table:style-name="ce72" office:value-type="string" office:string-value="Registros y derechos                                                            " calcext:value-type="string">
            <text:p><text:s/>Registros y derechos <text:s text:c="60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29]-[.E129]+[.F129]" office:value-type="float" office:value="0" calcext:value-type="float">
            <text:p>0</text:p>
          </table:table-cell>
          <table:table-cell table:style-name="ce59" office:value-type="float" office:value="520205010039" calcext:value-type="float">
            <text:p>520205010039 </text:p>
          </table:table-cell>
          <table:table-cell table:style-name="ce72" office:value-type="string" office:string-value="Registros y derechos                                                            " calcext:value-type="string">
            <text:p><text:s/>Registros y derechos <text:s text:c="60"/></text:p>
          </table:table-cell>
          <table:table-cell table:style-name="ce125" office:value-type="float" office:value="744" calcext:value-type="float">
            <text:p>744</text:p>
          </table:table-cell>
          <table:table-cell table:style-name="ce135" table:formula="of:=[.G129]-[.J129]" office:value-type="float" office:value="-744" calcext:value-type="float">
            <text:p>(74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40" calcext:value-type="float">
            <text:p>520205010040 </text:p>
          </table:table-cell>
          <table:table-cell table:style-name="ce72" office:value-type="string" office:string-value="Obsequios y muestras a clientes (autoconsumo)                                   " calcext:value-type="string">
            <text:p><text:s/>Obsequios y muestras a clientes (autoconsumo) <text:s text:c="35"/></text:p>
          </table:table-cell>
          <table:table-cell table:style-name="ce83"/>
          <table:table-cell table:style-name="ce92" office:value-type="float" office:value="6156" calcext:value-type="float">
            <text:p>6,156</text:p>
          </table:table-cell>
          <table:table-cell table:style-name="ce92" table:number-columns-repeated="2"/>
          <table:table-cell table:style-name="ce92" table:formula="of:=[.D130]-[.E130]+[.F130]" office:value-type="float" office:value="6156" calcext:value-type="float">
            <text:p>6,156</text:p>
          </table:table-cell>
          <table:table-cell table:style-name="ce59" office:value-type="float" office:value="520205010040" calcext:value-type="float">
            <text:p>520205010040 </text:p>
          </table:table-cell>
          <table:table-cell table:style-name="ce72" office:value-type="string" office:string-value="Obsequios y muestras a clientes (autoconsumo)                                   " calcext:value-type="string">
            <text:p><text:s/>Obsequios y muestras a clientes (autoconsumo) <text:s text:c="35"/></text:p>
          </table:table-cell>
          <table:table-cell table:style-name="ce125" office:value-type="float" office:value="10935.44" calcext:value-type="float">
            <text:p>10,935</text:p>
          </table:table-cell>
          <table:table-cell table:style-name="ce135" table:formula="of:=[.G130]-[.J130]" office:value-type="float" office:value="-4779.44" calcext:value-type="float">
            <text:p>(4,779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5010041" calcext:value-type="float">
            <text:p>520205010041 </text:p>
          </table:table-cell>
          <table:table-cell table:style-name="ce72" office:value-type="string" office:string-value="Gastos de embarque por reexportacion                                            " calcext:value-type="string">
            <text:p><text:s/>Gastos de embarque por reexportacion <text:s text:c="44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31]-[.E131]+[.F131]" office:value-type="float" office:value="0" calcext:value-type="float">
            <text:p>0</text:p>
          </table:table-cell>
          <table:table-cell table:style-name="ce59" office:value-type="float" office:value="520205010041" calcext:value-type="float">
            <text:p>520205010041 </text:p>
          </table:table-cell>
          <table:table-cell table:style-name="ce72" office:value-type="string" office:string-value="Gastos de embarque por reexportacion                                            " calcext:value-type="string">
            <text:p><text:s/>Gastos de embarque por reexportacion <text:s text:c="44"/></text:p>
          </table:table-cell>
          <table:table-cell table:style-name="ce125" office:value-type="float" office:value="250" calcext:value-type="float">
            <text:p>250</text:p>
          </table:table-cell>
          <table:table-cell table:style-name="ce135" table:formula="of:=[.G131]-[.J131]" office:value-type="float" office:value="-250" calcext:value-type="float">
            <text:p>(25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132]-[.E132]+[.F132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132]-[.J13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Impuestos y Contribuciones" calcext:value-type="string">
            <text:p><text:s/>Impuestos y Contribuciones </text:p>
          </table:table-cell>
          <table:table-cell table:style-name="ce83"/>
          <table:table-cell table:style-name="ce92" table:number-columns-repeated="3"/>
          <table:table-cell table:style-name="ce92" table:formula="of:=[.D133]-[.E133]+[.F133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Impuestos y Contribuciones" calcext:value-type="string">
            <text:p><text:s/>Impuestos y Contribuciones </text:p>
          </table:table-cell>
          <table:table-cell table:style-name="ce125"/>
          <table:table-cell table:style-name="ce135" table:formula="of:=[.G133]-[.J133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1" calcext:value-type="float">
            <text:p>520206010001 </text:p>
          </table:table-cell>
          <table:table-cell table:style-name="ce72" office:value-type="string" office:string-value="Impuestos  municipales                                                          " calcext:value-type="string">
            <text:p><text:s/>Impuestos <text:s/>municipales <text:s text:c="58"/></text:p>
          </table:table-cell>
          <table:table-cell table:style-name="ce83"/>
          <table:table-cell table:style-name="ce92" office:value-type="float" office:value="44346" calcext:value-type="float">
            <text:p>44,346</text:p>
          </table:table-cell>
          <table:table-cell table:style-name="ce92" table:number-columns-repeated="2"/>
          <table:table-cell table:style-name="ce92" table:formula="of:=[.D134]-[.E134]+[.F134]" office:value-type="float" office:value="44346" calcext:value-type="float">
            <text:p>44,346</text:p>
          </table:table-cell>
          <table:table-cell table:style-name="ce59" office:value-type="float" office:value="520206010001" calcext:value-type="float">
            <text:p>520206010001 </text:p>
          </table:table-cell>
          <table:table-cell table:style-name="ce72" office:value-type="string" office:string-value="Impuestos  municipales                                                          " calcext:value-type="string">
            <text:p><text:s/>Impuestos <text:s/>municipales <text:s text:c="58"/></text:p>
          </table:table-cell>
          <table:table-cell table:style-name="ce125" office:value-type="float" office:value="52658.44" calcext:value-type="float">
            <text:p>52,658</text:p>
          </table:table-cell>
          <table:table-cell table:style-name="ce135" table:formula="of:=[.G134]-[.J134]" office:value-type="float" office:value="-8312.44" calcext:value-type="float">
            <text:p>(8,31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2" calcext:value-type="float">
            <text:p>520206010002 </text:p>
          </table:table-cell>
          <table:table-cell table:style-name="ce72" office:value-type="string" office:string-value="Impuesto Cuerpo de Bomberos                                                     " calcext:value-type="string">
            <text:p><text:s/>Impuesto Cuerpo de Bomberos <text:s text:c="53"/></text:p>
          </table:table-cell>
          <table:table-cell table:style-name="ce83"/>
          <table:table-cell table:style-name="ce92" office:value-type="float" office:value="414" calcext:value-type="float">
            <text:p>414</text:p>
          </table:table-cell>
          <table:table-cell table:style-name="ce92" table:number-columns-repeated="2"/>
          <table:table-cell table:style-name="ce92" table:formula="of:=[.D135]-[.E135]+[.F135]" office:value-type="float" office:value="414" calcext:value-type="float">
            <text:p>414</text:p>
          </table:table-cell>
          <table:table-cell table:style-name="ce59" office:value-type="float" office:value="520206010002" calcext:value-type="float">
            <text:p>520206010002 </text:p>
          </table:table-cell>
          <table:table-cell table:style-name="ce72" office:value-type="string" office:string-value="Impuesto Cuerpo de Bomberos                                                     " calcext:value-type="string">
            <text:p><text:s/>Impuesto Cuerpo de Bomberos <text:s text:c="53"/></text:p>
          </table:table-cell>
          <table:table-cell table:style-name="ce125" office:value-type="float" office:value="414" calcext:value-type="float">
            <text:p>414</text:p>
          </table:table-cell>
          <table:table-cell table:style-name="ce135" table:formula="of:=[.G135]-[.J13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4" calcext:value-type="float">
            <text:p>520206010004 </text:p>
          </table:table-cell>
          <table:table-cell table:style-name="ce72" office:value-type="string" office:string-value="Contribuciones  Super de Compania                                               " calcext:value-type="string">
            <text:p><text:s/>Contribuciones <text:s/>Super de Compania <text:s text:c="47"/></text:p>
          </table:table-cell>
          <table:table-cell table:style-name="ce83"/>
          <table:table-cell table:style-name="ce92" office:value-type="float" office:value="15627" calcext:value-type="float">
            <text:p>15,627</text:p>
          </table:table-cell>
          <table:table-cell table:style-name="ce92" table:number-columns-repeated="2"/>
          <table:table-cell table:style-name="ce92" table:formula="of:=[.D136]-[.E136]+[.F136]" office:value-type="float" office:value="15627" calcext:value-type="float">
            <text:p>15,627</text:p>
          </table:table-cell>
          <table:table-cell table:style-name="ce59" office:value-type="float" office:value="520206010004" calcext:value-type="float">
            <text:p>520206010004 </text:p>
          </table:table-cell>
          <table:table-cell table:style-name="ce72" office:value-type="string" office:string-value="Contribuciones  Super de Compania                                               " calcext:value-type="string">
            <text:p><text:s/>Contribuciones <text:s/>Super de Compania <text:s text:c="47"/></text:p>
          </table:table-cell>
          <table:table-cell table:style-name="ce125" office:value-type="float" office:value="15954.58" calcext:value-type="float">
            <text:p>15,955</text:p>
          </table:table-cell>
          <table:table-cell table:style-name="ce135" table:formula="of:=[.G136]-[.J136]" office:value-type="float" office:value="-327.58" calcext:value-type="float">
            <text:p>(32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5" calcext:value-type="float">
            <text:p>520206010005 </text:p>
          </table:table-cell>
          <table:table-cell table:style-name="ce72" office:value-type="string" office:string-value="Contribucion Solca                                                              " calcext:value-type="string">
            <text:p><text:s/>Contribucion Solca <text:s text:c="62"/></text:p>
          </table:table-cell>
          <table:table-cell table:style-name="ce83"/>
          <table:table-cell table:style-name="ce92" office:value-type="float" office:value="2" calcext:value-type="float">
            <text:p>2</text:p>
          </table:table-cell>
          <table:table-cell table:style-name="ce92" table:number-columns-repeated="2"/>
          <table:table-cell table:style-name="ce92" table:formula="of:=[.D137]-[.E137]+[.F137]" office:value-type="float" office:value="2" calcext:value-type="float">
            <text:p>2</text:p>
          </table:table-cell>
          <table:table-cell table:style-name="ce59" office:value-type="float" office:value="520206010005" calcext:value-type="float">
            <text:p>520206010005 </text:p>
          </table:table-cell>
          <table:table-cell table:style-name="ce72" office:value-type="string" office:string-value="Contribución Solca                                                              " calcext:value-type="string">
            <text:p><text:s/>Contribución Solca <text:s text:c="62"/></text:p>
          </table:table-cell>
          <table:table-cell table:style-name="ce125" office:value-type="float" office:value="1.23" calcext:value-type="float">
            <text:p>1</text:p>
          </table:table-cell>
          <table:table-cell table:style-name="ce135" table:formula="of:=[.G137]-[.J137]" office:value-type="float" office:value="0.77" calcext:value-type="float">
            <text:p>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6" calcext:value-type="float">
            <text:p>520206010006 </text:p>
          </table:table-cell>
          <table:table-cell table:style-name="ce72" office:value-type="string" office:string-value="Impuesto salida de divisa                                                       " calcext:value-type="string">
            <text:p><text:s/>Impuesto salida de divisa <text:s text:c="55"/></text:p>
          </table:table-cell>
          <table:table-cell table:style-name="ce83"/>
          <table:table-cell table:style-name="ce92" office:value-type="float" office:value="272" calcext:value-type="float">
            <text:p>272</text:p>
          </table:table-cell>
          <table:table-cell table:style-name="ce92" table:number-columns-repeated="2"/>
          <table:table-cell table:style-name="ce92" table:formula="of:=[.D138]-[.E138]+[.F138]" office:value-type="float" office:value="272" calcext:value-type="float">
            <text:p>272</text:p>
          </table:table-cell>
          <table:table-cell table:style-name="ce59" office:value-type="float" office:value="520206010006" calcext:value-type="float">
            <text:p>520206010006 </text:p>
          </table:table-cell>
          <table:table-cell table:style-name="ce72" office:value-type="string" office:string-value="Impuesto salida de divisa                                                       " calcext:value-type="string">
            <text:p><text:s/>Impuesto salida de divisa <text:s text:c="55"/></text:p>
          </table:table-cell>
          <table:table-cell table:style-name="ce125" office:value-type="float" office:value="134.59" calcext:value-type="float">
            <text:p>135</text:p>
          </table:table-cell>
          <table:table-cell table:style-name="ce135" table:formula="of:=[.G138]-[.J138]" office:value-type="float" office:value="137.41" calcext:value-type="float">
            <text:p>13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7" calcext:value-type="float">
            <text:p>520206010007 </text:p>
          </table:table-cell>
          <table:table-cell table:style-name="ce72" office:value-type="string" office:string-value="Otros Impuestos                                                                 " calcext:value-type="string">
            <text:p><text:s/>Otros Impuestos <text:s text:c="65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39]-[.E139]+[.F139]" office:value-type="float" office:value="0" calcext:value-type="float">
            <text:p>0</text:p>
          </table:table-cell>
          <table:table-cell table:style-name="ce59" office:value-type="float" office:value="520206010007" calcext:value-type="float">
            <text:p>520206010007 </text:p>
          </table:table-cell>
          <table:table-cell table:style-name="ce72" office:value-type="string" office:string-value="Otros Impuestos                                                                 " calcext:value-type="string">
            <text:p><text:s/>Otros Impuestos <text:s text:c="65"/></text:p>
          </table:table-cell>
          <table:table-cell table:style-name="ce125" office:value-type="float" office:value="200" calcext:value-type="float">
            <text:p>200</text:p>
          </table:table-cell>
          <table:table-cell table:style-name="ce135" table:formula="of:=[.G139]-[.J139]" office:value-type="float" office:value="-200" calcext:value-type="float">
            <text:p>(20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6010008" calcext:value-type="float">
            <text:p>520206010008 </text:p>
          </table:table-cell>
          <table:table-cell table:style-name="ce72" office:value-type="string" office:string-value="Tasa de recoleccion de basura                                                   " calcext:value-type="string">
            <text:p><text:s/>Tasa de recoleccion de basura <text:s text:c="51"/></text:p>
          </table:table-cell>
          <table:table-cell table:style-name="ce83"/>
          <table:table-cell table:style-name="ce92" office:value-type="float" office:value="2280" calcext:value-type="float">
            <text:p>2,280</text:p>
          </table:table-cell>
          <table:table-cell table:style-name="ce92" table:number-columns-repeated="2"/>
          <table:table-cell table:style-name="ce92" table:formula="of:=[.D140]-[.E140]+[.F140]" office:value-type="float" office:value="2280" calcext:value-type="float">
            <text:p>2,280</text:p>
          </table:table-cell>
          <table:table-cell table:style-name="ce59" office:value-type="float" office:value="520206010008" calcext:value-type="float">
            <text:p>520206010008 </text:p>
          </table:table-cell>
          <table:table-cell table:style-name="ce72" office:value-type="string" office:string-value="Tasa de recolección de basura                                                   " calcext:value-type="string">
            <text:p><text:s/>Tasa de recolección de basura <text:s text:c="51"/></text:p>
          </table:table-cell>
          <table:table-cell table:style-name="ce125" office:value-type="float" office:value="2967.69" calcext:value-type="float">
            <text:p>2,968</text:p>
          </table:table-cell>
          <table:table-cell table:style-name="ce135" table:formula="of:=[.G140]-[.J140]" office:value-type="float" office:value="-687.69" calcext:value-type="float">
            <text:p>(68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141]-[.E141]+[.F141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141]-[.J14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Depreciaciones" calcext:value-type="string">
            <text:p><text:s/>Depreciaciones </text:p>
          </table:table-cell>
          <table:table-cell table:style-name="ce83"/>
          <table:table-cell table:style-name="ce92" table:number-columns-repeated="3"/>
          <table:table-cell table:style-name="ce92" table:formula="of:=[.D142]-[.E142]+[.F142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Depreciaciones" calcext:value-type="string">
            <text:p><text:s/>Depreciaciones </text:p>
          </table:table-cell>
          <table:table-cell table:style-name="ce125"/>
          <table:table-cell table:style-name="ce135" table:formula="of:=[.G142]-[.J14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7010001" calcext:value-type="float">
            <text:p>520207010001 </text:p>
          </table:table-cell>
          <table:table-cell table:style-name="ce72" office:value-type="string" office:string-value="Gastos de Depreciación de Edificios                                             " calcext:value-type="string">
            <text:p><text:s/>Gastos de Depreciación de Edificios <text:s text:c="45"/></text:p>
          </table:table-cell>
          <table:table-cell table:style-name="ce83"/>
          <table:table-cell table:style-name="ce92" office:value-type="float" office:value="6144" calcext:value-type="float">
            <text:p>6,144</text:p>
          </table:table-cell>
          <table:table-cell table:style-name="ce92" table:number-columns-repeated="2"/>
          <table:table-cell table:style-name="ce92" table:formula="of:=[.D143]-[.E143]+[.F143]" office:value-type="float" office:value="6144" calcext:value-type="float">
            <text:p>6,144</text:p>
          </table:table-cell>
          <table:table-cell table:style-name="ce59" office:value-type="float" office:value="520207010001" calcext:value-type="float">
            <text:p>520207010001 </text:p>
          </table:table-cell>
          <table:table-cell table:style-name="ce72" office:value-type="string" office:string-value="Gastos de Depreciación de Edificios                                             " calcext:value-type="string">
            <text:p><text:s/>Gastos de Depreciación de Edificios <text:s text:c="45"/></text:p>
          </table:table-cell>
          <table:table-cell table:style-name="ce125" office:value-type="float" office:value="8192.16" calcext:value-type="float">
            <text:p>8,192</text:p>
          </table:table-cell>
          <table:table-cell table:style-name="ce135" table:formula="of:=[.G143]-[.J143]" office:value-type="float" office:value="-2048.16" calcext:value-type="float">
            <text:p>(2,04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7010003" calcext:value-type="float">
            <text:p>520207010003 </text:p>
          </table:table-cell>
          <table:table-cell table:style-name="ce72" office:value-type="string" office:string-value="Gastos de Depreciaciones de Muebles y Enseres                                   " calcext:value-type="string">
            <text:p><text:s/>Gastos de Depreciaciones de Muebles y Enseres <text:s text:c="35"/></text:p>
          </table:table-cell>
          <table:table-cell table:style-name="ce83"/>
          <table:table-cell table:style-name="ce92" office:value-type="float" office:value="3056" calcext:value-type="float">
            <text:p>3,056</text:p>
          </table:table-cell>
          <table:table-cell table:style-name="ce92" table:number-columns-repeated="2"/>
          <table:table-cell table:style-name="ce92" table:formula="of:=[.D144]-[.E144]+[.F144]" office:value-type="float" office:value="3056" calcext:value-type="float">
            <text:p>3,056</text:p>
          </table:table-cell>
          <table:table-cell table:style-name="ce59" office:value-type="float" office:value="520207010003" calcext:value-type="float">
            <text:p>520207010003 </text:p>
          </table:table-cell>
          <table:table-cell table:style-name="ce72" office:value-type="string" office:string-value="Gastos de Depreciaciones de Muebles y Enseres                                   " calcext:value-type="string">
            <text:p><text:s/>Gastos de Depreciaciones de Muebles y Enseres <text:s text:c="35"/></text:p>
          </table:table-cell>
          <table:table-cell table:style-name="ce125" office:value-type="float" office:value="4413.08" calcext:value-type="float">
            <text:p>4,413</text:p>
          </table:table-cell>
          <table:table-cell table:style-name="ce135" table:formula="of:=[.G144]-[.J144]" office:value-type="float" office:value="-1357.08" calcext:value-type="float">
            <text:p>(1,35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7010004" calcext:value-type="float">
            <text:p>520207010004 </text:p>
          </table:table-cell>
          <table:table-cell table:style-name="ce72" office:value-type="string" office:string-value="Gastos de Depreciación de Equipos de computacion                                " calcext:value-type="string">
            <text:p><text:s/>Gastos de Depreciación de Equipos de computacion <text:s text:c="32"/></text:p>
          </table:table-cell>
          <table:table-cell table:style-name="ce83"/>
          <table:table-cell table:style-name="ce92" office:value-type="float" office:value="1048" calcext:value-type="float">
            <text:p>1,048</text:p>
          </table:table-cell>
          <table:table-cell table:style-name="ce92" table:number-columns-repeated="2"/>
          <table:table-cell table:style-name="ce92" table:formula="of:=[.D145]-[.E145]+[.F145]" office:value-type="float" office:value="1048" calcext:value-type="float">
            <text:p>1,048</text:p>
          </table:table-cell>
          <table:table-cell table:style-name="ce59" office:value-type="float" office:value="520207010004" calcext:value-type="float">
            <text:p>520207010004 </text:p>
          </table:table-cell>
          <table:table-cell table:style-name="ce72" office:value-type="string" office:string-value="Gastos de Depreciación de Equipos de computacion                                " calcext:value-type="string">
            <text:p><text:s/>Gastos de Depreciación de Equipos de computacion <text:s text:c="32"/></text:p>
          </table:table-cell>
          <table:table-cell table:style-name="ce125" office:value-type="float" office:value="2771.16" calcext:value-type="float">
            <text:p>2,771</text:p>
          </table:table-cell>
          <table:table-cell table:style-name="ce135" table:formula="of:=[.G145]-[.J145]" office:value-type="float" office:value="-1723.16" calcext:value-type="float">
            <text:p>(1,72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7010005" calcext:value-type="float">
            <text:p>520207010005 </text:p>
          </table:table-cell>
          <table:table-cell table:style-name="ce72" office:value-type="string" office:string-value="Gastos de Depreciación de Vehiculos                                             " calcext:value-type="string">
            <text:p><text:s/>Gastos de Depreciación de Vehiculos <text:s text:c="45"/></text:p>
          </table:table-cell>
          <table:table-cell table:style-name="ce83"/>
          <table:table-cell table:style-name="ce92" office:value-type="float" office:value="27636" calcext:value-type="float">
            <text:p>27,636</text:p>
          </table:table-cell>
          <table:table-cell table:style-name="ce92" table:number-columns-repeated="2"/>
          <table:table-cell table:style-name="ce92" table:formula="of:=[.D146]-[.E146]+[.F146]" office:value-type="float" office:value="27636" calcext:value-type="float">
            <text:p>27,636</text:p>
          </table:table-cell>
          <table:table-cell table:style-name="ce59" office:value-type="float" office:value="520207010005" calcext:value-type="float">
            <text:p>520207010005 </text:p>
          </table:table-cell>
          <table:table-cell table:style-name="ce72" office:value-type="string" office:string-value="Gastos de Depreciación de Vehículos                                             " calcext:value-type="string">
            <text:p><text:s/>Gastos de Depreciación de Vehículos <text:s text:c="45"/></text:p>
          </table:table-cell>
          <table:table-cell table:style-name="ce125" office:value-type="float" office:value="34289.67" calcext:value-type="float">
            <text:p>34,290</text:p>
          </table:table-cell>
          <table:table-cell table:style-name="ce135" table:formula="of:=[.G146]-[.J146]" office:value-type="float" office:value="-6653.67" calcext:value-type="float">
            <text:p>(6,65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7010006" calcext:value-type="float">
            <text:p>520207010006 </text:p>
          </table:table-cell>
          <table:table-cell table:style-name="ce72" office:value-type="string" office:string-value="Gastos de Depreciación de Otras propiedades, plantas y Equipos                  " calcext:value-type="string">
            <text:p><text:s/>Gastos de Depreciación de Otras propiedades, plantas y Equipos <text:s text:c="18"/>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D147]-[.E147]+[.F147]" office:value-type="float" office:value="0" calcext:value-type="float">
            <text:p>0</text:p>
          </table:table-cell>
          <table:table-cell table:style-name="ce59" office:value-type="float" office:value="520207010006" calcext:value-type="float">
            <text:p>520207010006 </text:p>
          </table:table-cell>
          <table:table-cell table:style-name="ce72" office:value-type="string" office:string-value="Gastos de Depreciación de Otras propiedades, plantas y Equipos                  " calcext:value-type="string">
            <text:p><text:s/>Gastos de Depreciación de Otras propiedades, plantas y Equipos <text:s text:c="18"/></text:p>
          </table:table-cell>
          <table:table-cell table:style-name="ce125" office:value-type="float" office:value="255.63" calcext:value-type="float">
            <text:p>256</text:p>
          </table:table-cell>
          <table:table-cell table:style-name="ce135" table:formula="of:=[.G147]-[.J147]" office:value-type="float" office:value="-255.63" calcext:value-type="float">
            <text:p>(25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207010007" calcext:value-type="float">
            <text:p>520207010007 </text:p>
          </table:table-cell>
          <table:table-cell table:style-name="ce72" office:value-type="string" office:string-value="Gastos depreciacion equipos de seguridad                                        " calcext:value-type="string">
            <text:p><text:s/>Gastos depreciacion equipos de seguridad <text:s text:c="40"/></text:p>
          </table:table-cell>
          <table:table-cell table:style-name="ce83"/>
          <table:table-cell table:style-name="ce92" office:value-type="float" office:value="79" calcext:value-type="float">
            <text:p>79</text:p>
          </table:table-cell>
          <table:table-cell table:style-name="ce92" table:number-columns-repeated="2"/>
          <table:table-cell table:style-name="ce92" table:formula="of:=[.D148]-[.E148]+[.F148]" office:value-type="float" office:value="79" calcext:value-type="float">
            <text:p>79</text:p>
          </table:table-cell>
          <table:table-cell table:style-name="ce59" office:value-type="float" office:value="520207010007" calcext:value-type="float">
            <text:p>520207010007 </text:p>
          </table:table-cell>
          <table:table-cell table:style-name="ce72" office:value-type="string" office:string-value="Gastos depreciación equipos de seguridad                                        " calcext:value-type="string">
            <text:p><text:s/>Gastos depreciación equipos de seguridad <text:s text:c="40"/></text:p>
          </table:table-cell>
          <table:table-cell table:style-name="ce125" office:value-type="float" office:value="105.36" calcext:value-type="float">
            <text:p>105</text:p>
          </table:table-cell>
          <table:table-cell table:style-name="ce135" table:formula="of:=[.G148]-[.J148]" office:value-type="float" office:value="-26.36" calcext:value-type="float">
            <text:p>(2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2"/>
          <table:table-cell table:style-name="ce83"/>
          <table:table-cell table:style-name="ce92" table:number-columns-repeated="3"/>
          <table:table-cell table:style-name="ce92" table:formula="of:=[.D149]-[.E149]+[.F149]" office:value-type="float" office:value="0" calcext:value-type="float">
            <text:p>0</text:p>
          </table:table-cell>
          <table:table-cell table:style-name="ce59"/>
          <table:table-cell table:style-name="ce73"/>
          <table:table-cell table:style-name="ce125"/>
          <table:table-cell table:style-name="ce135" table:formula="of:=[.G149]-[.J14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/>
          <table:table-cell table:style-name="ce71" office:value-type="string" office:string-value="Gastos Financieros" calcext:value-type="string">
            <text:p><text:s/>Gastos Financieros </text:p>
          </table:table-cell>
          <table:table-cell table:style-name="ce83"/>
          <table:table-cell table:style-name="ce92" table:number-columns-repeated="3"/>
          <table:table-cell table:style-name="ce92" table:formula="of:=[.D150]-[.E150]+[.F150]" office:value-type="float" office:value="0" calcext:value-type="float">
            <text:p>0</text:p>
          </table:table-cell>
          <table:table-cell table:style-name="ce59"/>
          <table:table-cell table:style-name="ce71" office:value-type="string" office:string-value="Gastos Financieros" calcext:value-type="string">
            <text:p><text:s/>Gastos Financieros </text:p>
          </table:table-cell>
          <table:table-cell table:style-name="ce125"/>
          <table:table-cell table:style-name="ce135" table:formula="of:=[.G150]-[.J150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301010001" calcext:value-type="float">
            <text:p>520301010001 </text:p>
          </table:table-cell>
          <table:table-cell table:style-name="ce72" office:value-type="string" office:string-value="Intereses Bancarios                                                             " calcext:value-type="string">
            <text:p><text:s/>Intereses Bancarios <text:s text:c="61"/></text:p>
          </table:table-cell>
          <table:table-cell table:style-name="ce83"/>
          <table:table-cell table:style-name="ce92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[.D151]-[.E151]+[.F151]" office:value-type="float" office:value="7" calcext:value-type="float">
            <text:p>7</text:p>
          </table:table-cell>
          <table:table-cell table:style-name="ce59" office:value-type="float" office:value="520301010001" calcext:value-type="float">
            <text:p>520301010001 </text:p>
          </table:table-cell>
          <table:table-cell table:style-name="ce72" office:value-type="string" office:string-value="Intereses Bancarios                                                             " calcext:value-type="string">
            <text:p><text:s/>Intereses Bancarios <text:s text:c="61"/></text:p>
          </table:table-cell>
          <table:table-cell table:style-name="ce125" office:value-type="float" office:value="59698.53" calcext:value-type="float">
            <text:p>59,699</text:p>
          </table:table-cell>
          <table:table-cell table:style-name="ce135" table:formula="of:=[.G151]-[.J151]" office:value-type="float" office:value="-59691.53" calcext:value-type="float">
            <text:p>(59,69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301020001" calcext:value-type="float">
            <text:p>520301020001 </text:p>
          </table:table-cell>
          <table:table-cell table:style-name="ce72" office:value-type="string" office:string-value="Gastos Bancarios                                                                " calcext:value-type="string">
            <text:p><text:s/>Gastos Bancarios <text:s text:c="64"/></text:p>
          </table:table-cell>
          <table:table-cell table:style-name="ce83"/>
          <table:table-cell table:style-name="ce92" office:value-type="float" office:value="9102" calcext:value-type="float">
            <text:p>9,102</text:p>
          </table:table-cell>
          <table:table-cell table:style-name="ce92" table:number-columns-repeated="2"/>
          <table:table-cell table:style-name="ce92" table:formula="of:=[.D152]-[.E152]+[.F152]" office:value-type="float" office:value="9102" calcext:value-type="float">
            <text:p>9,102</text:p>
          </table:table-cell>
          <table:table-cell table:style-name="ce59" office:value-type="float" office:value="520301020001" calcext:value-type="float">
            <text:p>520301020001 </text:p>
          </table:table-cell>
          <table:table-cell table:style-name="ce72" office:value-type="string" office:string-value="Gastos Bancarios                                                                " calcext:value-type="string">
            <text:p><text:s/>Gastos Bancarios <text:s text:c="64"/></text:p>
          </table:table-cell>
          <table:table-cell table:style-name="ce125" office:value-type="float" office:value="14076.8" calcext:value-type="float">
            <text:p>14,077</text:p>
          </table:table-cell>
          <table:table-cell table:style-name="ce135" table:formula="of:=[.G152]-[.J152]" office:value-type="float" office:value="-4974.8" calcext:value-type="float">
            <text:p>(4,975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59" office:value-type="float" office:value="520301020002" calcext:value-type="float">
            <text:p>520301020002 </text:p>
          </table:table-cell>
          <table:table-cell table:style-name="ce72" office:value-type="string" office:string-value="Diferencia en Cambio                                                            " calcext:value-type="string">
            <text:p><text:s/>Diferencia en Cambio <text:s text:c="60"/></text:p>
          </table:table-cell>
          <table:table-cell table:style-name="ce83"/>
          <table:table-cell table:style-name="ce92" office:value-type="float" office:value="33587" calcext:value-type="float">
            <text:p>33,587</text:p>
          </table:table-cell>
          <table:table-cell table:style-name="ce92" table:number-columns-repeated="2"/>
          <table:table-cell table:style-name="ce92" table:formula="of:=[.D153]-[.E153]+[.F153]" office:value-type="float" office:value="33587" calcext:value-type="float">
            <text:p>33,587</text:p>
          </table:table-cell>
          <table:table-cell table:style-name="ce59" office:value-type="float" office:value="520301020002" calcext:value-type="float">
            <text:p>520301020002 </text:p>
          </table:table-cell>
          <table:table-cell table:style-name="ce72" office:value-type="string" office:string-value="Diferencia en Cambio                                                            " calcext:value-type="string">
            <text:p><text:s/>Diferencia en Cambio <text:s text:c="60"/></text:p>
          </table:table-cell>
          <table:table-cell table:style-name="ce125" office:value-type="float" office:value="742.41" calcext:value-type="float">
            <text:p>742</text:p>
          </table:table-cell>
          <table:table-cell table:style-name="ce135" table:formula="of:=[.G153]-[.J153]" office:value-type="float" office:value="32844.59" calcext:value-type="float">
            <text:p>32,84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62"/>
          <table:table-cell table:style-name="ce74" table:number-columns-repeated="2"/>
          <table:table-cell table:style-name="ce96" table:number-columns-repeated="4"/>
          <table:table-cell table:style-name="ce111"/>
          <table:table-cell table:style-name="ce115"/>
          <table:table-cell table:style-name="ce130"/>
          <table:table-cell table:style-name="ce138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22"/>
          <table:table-cell table:style-name="ce23" office:value-type="string" office:string-value="Total" calcext:value-type="string">
            <text:p><text:s/>Total </text:p>
          </table:table-cell>
          <table:table-cell table:style-name="ce23"/>
          <table:table-cell table:style-name="ce97" table:formula="of:=SUM([.D12:.D153])" office:value-type="float" office:value="1405181" calcext:value-type="float">
            <text:p>1,405,181</text:p>
          </table:table-cell>
          <table:table-cell table:style-name="ce97" table:formula="of:=SUM([.E12:.E153])" office:value-type="float" office:value="0" calcext:value-type="float">
            <text:p>0</text:p>
          </table:table-cell>
          <table:table-cell table:style-name="ce97" table:formula="of:=SUM([.F12:.F153])" office:value-type="float" office:value="0" calcext:value-type="float">
            <text:p>0</text:p>
          </table:table-cell>
          <table:table-cell table:style-name="ce97" table:formula="of:=SUM([.G12:.G153])" office:value-type="float" office:value="1405181" calcext:value-type="float">
            <text:p>1,405,181</text:p>
          </table:table-cell>
          <table:table-cell table:style-name="ce24" table:number-columns-repeated="2"/>
          <table:table-cell table:style-name="ce97" table:formula="of:=SUM([.J12:.J153])" office:value-type="float" office:value="2388157.56" calcext:value-type="float">
            <text:p>2,388,158</text:p>
          </table:table-cell>
          <table:table-cell table:style-name="ce139" table:formula="of:=SUM([.K12:.K153])" office:value-type="float" office:value="-982976.56" calcext:value-type="float">
            <text:p>(982,977)</text:p>
          </table:table-cell>
          <table:table-cell table:style-name="ce2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table:number-columns-repeated="2"/>
          <table:table-cell table:style-name="ce29" office:value-type="string" calcext:value-type="string">
            <text:p>Saldo al</text:p>
          </table:table-cell>
          <table:table-cell table:style-name="ce30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Nota a los estados financieros:</text:p>
          </table:table-cell>
          <table:table-cell table:style-name="ce31"/>
          <table:table-cell table:style-name="ce32" office:value-type="date" office:date-value="2021-12-31" calcext:value-type="date">
            <text:p>31/12/2021</text:p>
          </table:table-cell>
          <table:table-cell table:style-name="ce33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34" table:number-columns-repeated="2"/>
          <table:table-cell table:style-name="ce100" table:number-columns-repeated="2"/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Gastos Administrativos</text:p>
          </table:table-cell>
          <table:table-cell table:style-name="ce36"/>
          <table:table-cell table:style-name="ce92" table:formula="of:=SUM([.G55:.G149])" office:value-type="float" office:value="1039196" calcext:value-type="float">
            <text:p>1,039,196</text:p>
          </table:table-cell>
          <table:table-cell table:style-name="ce92" table:formula="of:=SUM([.J55:.J149])" office:value-type="float" office:value="1643593.68" calcext:value-type="float">
            <text:p>1,643,594</text:p>
          </table:table-cell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Gastos de Ventas</text:p>
          </table:table-cell>
          <table:table-cell table:style-name="ce36"/>
          <table:table-cell table:style-name="ce92" table:formula="of:=SUM([.G10:.G54])" office:value-type="float" office:value="323289" calcext:value-type="float">
            <text:p>323,289</text:p>
          </table:table-cell>
          <table:table-cell table:style-name="ce92" table:formula="of:=SUM([.J10:.J54])" office:value-type="float" office:value="670046.14" calcext:value-type="float">
            <text:p>670,046</text:p>
          </table:table-cell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Gasto Financiero</text:p>
          </table:table-cell>
          <table:table-cell table:style-name="ce36"/>
          <table:table-cell table:style-name="ce92" table:formula="of:=SUM([.G150:.G154])" office:value-type="float" office:value="42696" calcext:value-type="float">
            <text:p>42,696</text:p>
          </table:table-cell>
          <table:table-cell table:style-name="ce92" table:formula="of:=SUM([.J150:.J154])" office:value-type="float" office:value="74517.74" calcext:value-type="float">
            <text:p>74,518</text:p>
          </table:table-cell>
          <table:table-cell table:number-columns-repeated="1019"/>
        </table:table-row>
        <table:table-row table:style-name="ro1">
          <table:table-cell/>
          <table:table-cell table:style-name="ce36" table:number-columns-repeated="2"/>
          <table:table-cell table:style-name="ce92" table:number-columns-repeated="2"/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Total</text:p>
          </table:table-cell>
          <table:table-cell table:style-name="ce36"/>
          <table:table-cell table:style-name="ce98" table:formula="of:=SUM([.D159:.D163])" office:value-type="float" office:value="1405181" calcext:value-type="float">
            <text:p>1,405,181</text:p>
          </table:table-cell>
          <table:table-cell table:style-name="ce98" table:formula="of:=SUM([.E159:.E163])" office:value-type="float" office:value="2388157.56" calcext:value-type="float">
            <text:p>2,388,158</text:p>
          </table:table-cell>
          <table:table-cell table:number-columns-repeated="1019"/>
        </table:table-row>
        <table:table-row table:style-name="ro1">
          <table:table-cell/>
          <table:table-cell table:style-name="ce36" table:number-columns-repeated="2"/>
          <table:table-cell table:style-name="ce101" table:number-columns-repeated="2"/>
          <table:table-cell table:number-columns-repeated="3"/>
          <table:table-cell table:style-name="ce120"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table:number-columns-repeated="2"/>
          <table:table-cell table:style-name="ce101" table:number-columns-repeated="2"/>
          <table:table-cell table:number-columns-repeated="4"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Sueldos, Salarios, Beneficios Sociales</text:p>
          </table:table-cell>
          <table:table-cell table:style-name="ce36"/>
          <table:table-cell table:style-name="ce92" table:formula="of:=SUM([.G11:.G23])+SUM([.G56:.G67])" office:value-type="float" office:value="516212" calcext:value-type="float">
            <text:p>516,212</text:p>
          </table:table-cell>
          <table:table-cell table:style-name="ce92" table:formula="of:=SUM([.J11:.J23])+SUM([.J56:.J67])" office:value-type="float" office:value="798553.03" calcext:value-type="float">
            <text:p>798,553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style-name="ce120"/>
          <table:table-cell table:number-columns-repeated="1013"/>
        </table:table-row>
        <table:table-row table:style-name="ro1">
          <table:table-cell/>
          <table:table-cell table:style-name="ce36" office:value-type="string" calcext:value-type="string">
            <text:p>Honorarios Profesionales</text:p>
          </table:table-cell>
          <table:table-cell table:style-name="ce36"/>
          <table:table-cell table:style-name="ce92" table:formula="of:=[.G76]" office:value-type="float" office:value="132304" calcext:value-type="float">
            <text:p>132,304</text:p>
          </table:table-cell>
          <table:table-cell table:style-name="ce92" table:formula="of:=[.J76]" office:value-type="float" office:value="362385.14" calcext:value-type="float">
            <text:p>362,385</text:p>
          </table:table-cell>
          <table:table-cell table:style-name="ce108"/>
          <table:table-cell/>
          <table:table-cell table:style-name="ce39"/>
          <table:table-cell/>
          <table:table-cell table:style-name="ce120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Arrendamientos</text:p>
          </table:table-cell>
          <table:table-cell table:style-name="ce36"/>
          <table:table-cell table:style-name="ce92" table:formula="of:=[.G112]" office:value-type="float" office:value="135246" calcext:value-type="float">
            <text:p>135,246</text:p>
          </table:table-cell>
          <table:table-cell table:style-name="ce92" table:formula="of:=[.J112]" office:value-type="float" office:value="188102.66" calcext:value-type="float">
            <text:p>188,103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Impuestos, contribuciones y otros</text:p>
          </table:table-cell>
          <table:table-cell table:style-name="ce36"/>
          <table:table-cell table:style-name="ce92" table:formula="of:=SUM([.G133:.G141])" office:value-type="float" office:value="62941" calcext:value-type="float">
            <text:p>62,941</text:p>
          </table:table-cell>
          <table:table-cell table:style-name="ce92" table:formula="of:=SUM([.J133:.J141])" office:value-type="float" office:value="72330.53" calcext:value-type="float">
            <text:p>72,331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Depreciaciones</text:p>
          </table:table-cell>
          <table:table-cell table:style-name="ce36"/>
          <table:table-cell table:style-name="ce92" table:formula="of:=SUM([.G142:.G149])" office:value-type="float" office:value="37963" calcext:value-type="float">
            <text:p>37,963</text:p>
          </table:table-cell>
          <table:table-cell table:style-name="ce92" table:formula="of:=SUM([.J142:.J149])" office:value-type="float" office:value="50027.06" calcext:value-type="float">
            <text:p>50,027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Servicios Básicos</text:p>
          </table:table-cell>
          <table:table-cell table:style-name="ce36"/>
          <table:table-cell table:style-name="ce92" table:formula="of:=SUM([.G102:.G105])" office:value-type="float" office:value="31015" calcext:value-type="float">
            <text:p>31,015</text:p>
          </table:table-cell>
          <table:table-cell table:style-name="ce92" table:formula="of:=SUM([.J102:.J105])" office:value-type="float" office:value="41813.12" calcext:value-type="float">
            <text:p>41,813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Mantenimiento y reparaciones</text:p>
          </table:table-cell>
          <table:table-cell table:style-name="ce36"/>
          <table:table-cell table:style-name="ce92" table:formula="of:=SUM([.G80:.G87])" office:value-type="float" office:value="36563" calcext:value-type="float">
            <text:p>36,563</text:p>
          </table:table-cell>
          <table:table-cell table:style-name="ce92" table:formula="of:=SUM([.J80:.J87])" office:value-type="float" office:value="45215.11" calcext:value-type="float">
            <text:p>45,215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Gastos de Gestión</text:p>
          </table:table-cell>
          <table:table-cell table:style-name="ce36"/>
          <table:table-cell table:style-name="ce92" table:formula="of:=SUM([.G24:.G29])+SUM([.G68:.G74])" office:value-type="float" office:value="29944" calcext:value-type="float">
            <text:p>29,944</text:p>
          </table:table-cell>
          <table:table-cell table:style-name="ce92" table:formula="of:=SUM([.J24:.J29])+SUM([.J68:.J74])" office:value-type="float" office:value="59631.19" calcext:value-type="float">
            <text:p>59,631</text:p>
          </table:table-cell>
          <table:table-cell table:style-name="ce108"/>
          <table:table-cell/>
          <table:table-cell table:style-name="ce39"/>
          <table:table-cell/>
          <table:table-cell table:style-name="ce120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Suministros y Materiales</text:p>
          </table:table-cell>
          <table:table-cell table:style-name="ce36"/>
          <table:table-cell table:style-name="ce92" table:formula="of:=[.G39]+[.G40]+[.G101]+[.G111]" office:value-type="float" office:value="13208" calcext:value-type="float">
            <text:p>13,208</text:p>
          </table:table-cell>
          <table:table-cell table:style-name="ce92" table:formula="of:=[.J39]+[.J40]+[.J101]+[.J111]" office:value-type="float" office:value="25302.98" calcext:value-type="float">
            <text:p>25,303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Deterioros activos financieros</text:p>
          </table:table-cell>
          <table:table-cell table:style-name="ce36"/>
          <table:table-cell table:style-name="ce92" table:formula="of:=SUM([.G150:.G154])" office:value-type="float" office:value="42696" calcext:value-type="float">
            <text:p>42,696</text:p>
          </table:table-cell>
          <table:table-cell table:style-name="ce92" table:formula="of:=SUM([.J150:.J154])" office:value-type="float" office:value="74517.74" calcext:value-type="float">
            <text:p>74,518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Promoción y publicidad</text:p>
          </table:table-cell>
          <table:table-cell table:style-name="ce36"/>
          <table:table-cell table:style-name="ce92" table:formula="of:=[.G30]+[.G31]" office:value-type="float" office:value="5720" calcext:value-type="float">
            <text:p>5,720</text:p>
          </table:table-cell>
          <table:table-cell table:style-name="ce92" table:formula="of:=[.J30]+[.J31]" office:value-type="float" office:value="11587.93" calcext:value-type="float">
            <text:p>11,588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Seguros y reaseguros</text:p>
          </table:table-cell>
          <table:table-cell table:style-name="ce36"/>
          <table:table-cell table:style-name="ce92" table:formula="of:=SUM([.G88:.G95])" office:value-type="float" office:value="30914" calcext:value-type="float">
            <text:p>30,914</text:p>
          </table:table-cell>
          <table:table-cell table:style-name="ce92" table:formula="of:=SUM([.J88:.J95])" office:value-type="float" office:value="8239.23" calcext:value-type="float">
            <text:p>8,239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Gastos de viajes</text:p>
          </table:table-cell>
          <table:table-cell table:style-name="ce36"/>
          <table:table-cell table:style-name="ce92" table:formula="of:=[.G32]+[.G34]+[.G37]+[.G41]+[.G97]+[.G123]+[.G124]" office:value-type="float" office:value="13932" calcext:value-type="float">
            <text:p>13,932</text:p>
          </table:table-cell>
          <table:table-cell table:style-name="ce92" table:formula="of:=[.J32]+[.J34]+[.J37]+[.J41]+[.J97]+[.J123]+[.J124]" office:value-type="float" office:value="17657.74" calcext:value-type="float">
            <text:p>17,658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Otros</text:p>
          </table:table-cell>
          <table:table-cell table:style-name="ce36"/>
          <table:table-cell table:style-name="ce92" table:formula="of:=[.G77]+[.G78]+[.G33]+[.G35]+[.G36]+[.G38]+SUM([.G42:.G55])+[.G96]+SUM([.G98:.G100])+SUM([.G106:.G110])+SUM([.G113:.G122])+SUM([.G125:.G132])" office:value-type="float" office:value="316523" calcext:value-type="float">
            <text:p>316,523</text:p>
          </table:table-cell>
          <table:table-cell table:style-name="ce92" table:formula="of:=[.J77]+[.J78]+[.J33]+[.J35]+[.J36]+[.J38]+SUM([.J42:.J55])+[.J96]+SUM([.J98:.J100])+SUM([.J106:.J110])+SUM([.J113:.J122])+SUM([.J125:.J132])" office:value-type="float" office:value="632794.1" calcext:value-type="float">
            <text:p>632,794</text:p>
          </table:table-cell>
          <table:table-cell table:style-name="ce108"/>
          <table:table-cell/>
          <table:table-cell table:style-name="ce39"/>
          <table:table-cell/>
          <table:table-cell table:style-name="ce148"/>
          <table:table-cell table:number-columns-repeated="1014"/>
        </table:table-row>
        <table:table-row table:style-name="ro1">
          <table:table-cell/>
          <table:table-cell table:style-name="ce36"/>
          <table:table-cell table:style-name="ce41"/>
          <table:table-cell table:style-name="ce92" table:number-columns-repeated="2"/>
          <table:table-cell table:number-columns-repeated="3"/>
          <table:table-cell table:style-name="ce120"/>
          <table:table-cell table:style-name="ce148"/>
          <table:table-cell table:number-columns-repeated="1014"/>
        </table:table-row>
        <table:table-row table:style-name="ro1">
          <table:table-cell/>
          <table:table-cell table:style-name="ce42" office:value-type="string" calcext:value-type="string">
            <text:p>Total</text:p>
          </table:table-cell>
          <table:table-cell table:style-name="ce43"/>
          <table:table-cell table:style-name="ce97" table:formula="of:=SUM([.D167:.D181])" office:value-type="float" office:value="1405181" calcext:value-type="float">
            <text:p>1,405,181</text:p>
          </table:table-cell>
          <table:table-cell table:style-name="ce97" table:formula="of:=SUM([.E167:.E181])" office:value-type="float" office:value="2388157.56" calcext:value-type="float">
            <text:p>2,388,158</text:p>
          </table:table-cell>
          <table:table-cell/>
          <table:table-cell table:style-name="ce39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Fuente:</text:p>
          </table:table-cell>
          <table:table-cell table:style-name="ce45" table:number-columns-repeated="9"/>
          <table:table-cell table:style-name="ce46"/>
          <table:table-cell table:number-columns-repeated="1013"/>
        </table:table-row>
        <table:table-row table:style-name="ro1">
          <table:table-cell table:style-name="ce47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47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47"/>
          <table:table-cell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49" office:value-type="string" calcext:value-type="string">
            <text:p>Trabajo realizado:</text:p>
          </table:table-cell>
          <table:table-cell table:number-columns-repeated="9"/>
          <table:table-cell table:style-name="ce48"/>
          <table:table-cell table:number-columns-repeated="1013"/>
        </table:table-row>
        <table:table-row table:style-name="ro1" table:number-rows-repeated="3">
          <table:table-cell table:style-name="ce47"/>
          <table:table-cell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49" office:value-type="string" calcext:value-type="string">
            <text:p>Conclusiones:</text:p>
          </table:table-cell>
          <table:table-cell table:number-columns-repeated="9"/>
          <table:table-cell table:style-name="ce48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48"/>
          <table:table-cell table:number-columns-repeated="1013"/>
        </table:table-row>
        <table:table-row table:style-name="ro1" table:number-rows-repeated="1048340">
          <table:table-cell table:number-columns-repeated="1024"/>
        </table:table-row>
        <table:table-row table:style-name="ro4" table:number-rows-repeated="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amen_sep-21" table:style-name="ta2">
        <table:table-column table:style-name="co10" table:default-cell-style-name="ce118"/>
        <table:table-column table:style-name="co11" table:default-cell-style-name="ce118"/>
        <table:table-column table:style-name="co12" table:default-cell-style-name="ce118"/>
        <table:table-column table:style-name="co13" table:default-cell-style-name="ce118"/>
        <table:table-column table:style-name="co14" table:default-cell-style-name="ce118"/>
        <table:table-column table:style-name="co15" table:default-cell-style-name="ce118"/>
        <table:table-column table:style-name="co9" table:number-columns-repeated="1018" table:default-cell-style-name="ce118"/>
        <table:table-row table:style-name="ro1">
          <table:table-cell table:style-name="ce175" office:value-type="string" calcext:value-type="string">
            <text:p>GRAFIMPAC S.A.</text:p>
          </table:table-cell>
          <table:table-cell table:number-columns-repeated="1023"/>
        </table:table-row>
        <table:table-row table:style-name="ro1">
          <table:table-cell table:style-name="ce176" office:value-type="string" calcext:value-type="string">
            <text:p>RESUMEN Y DETALLE DE GASTOS DE ADMINISTRACION Y VENTAS</text:p>
          </table:table-cell>
          <table:table-cell table:number-columns-repeated="1023"/>
        </table:table-row>
        <table:table-row table:style-name="ro1">
          <table:table-cell table:style-name="ce176" office:value-type="string" calcext:value-type="string">
            <text:p>Al 31 de diciembre del 2021</text:p>
          </table:table-cell>
          <table:table-cell table:number-columns-repeated="1023"/>
        </table:table-row>
        <table:table-row table:style-name="ro1">
          <table:table-cell table:style-name="ce177" office:value-type="string" calcext:value-type="string">
            <text:p>Cifras en US dólares</text:p>
          </table:table-cell>
          <table:table-cell table:number-columns-repeated="1023"/>
        </table:table-row>
        <table:table-row table:style-name="ro1">
          <table:table-cell table:style-name="ce177"/>
          <table:table-cell table:number-columns-repeated="1023"/>
        </table:table-row>
        <table:table-row table:style-name="ro5">
          <table:table-cell/>
          <table:table-cell table:style-name="ce181" office:value-type="string" calcext:value-type="string">
            <text:p>RESUMEN</text:p>
          </table:table-cell>
          <table:table-cell table:style-name="ce187" office:value-type="string" calcext:value-type="string">
            <text:p>Gastos de administracion</text:p>
          </table:table-cell>
          <table:table-cell table:style-name="ce187" office:value-type="string" calcext:value-type="string">
            <text:p>Gastos de ventas</text:p>
          </table:table-cell>
          <table:table-cell table:style-name="ce181" office:value-type="string" calcext:value-type="string">
            <text:p>Total</text:p>
          </table:table-cell>
          <table:table-cell table:style-name="ce181" office:value-type="string" calcext:value-type="string">
            <text:p>Explicación del trabajo realizado</text:p>
          </table:table-cell>
          <table:table-cell table:number-columns-repeated="1018"/>
        </table:table-row>
        <table:table-row table:style-name="ro1">
          <table:table-cell/>
          <table:table-cell table:style-name="ce182"/>
          <table:table-cell table:style-name="ce183" table:number-columns-repeated="4"/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Sueldos y beneficios sociales</text:p>
          </table:table-cell>
          <table:table-cell table:style-name="ce188" table:formula="of:=SUM([.C64:.C70])-[.C12]" office:value-type="float" office:value="232188.54" calcext:value-type="float">
            <text:p><text:s/>232189 </text:p>
          </table:table-cell>
          <table:table-cell table:style-name="ce188" table:formula="of:=SUM([.C26:.C33])-[.D12]" office:value-type="float" office:value="213707.18" calcext:value-type="float">
            <text:p><text:s/>213707 </text:p>
          </table:table-cell>
          <table:table-cell table:style-name="ce188" table:formula="of:=+[.C8]+[.D8]" office:value-type="float" office:value="445895.72" calcext:value-type="float">
            <text:p><text:s/>445896 </text:p>
          </table:table-cell>
          <table:table-cell table:style-name="ce183" office:value-type="string" calcext:value-type="string">
            <text:p>Probadas en área de nómina y beneficios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Honorarios profesionales</text:p>
          </table:table-cell>
          <table:table-cell table:style-name="ce188" table:formula="of:=+[.C78]" office:value-type="float" office:value="135652.56" calcext:value-type="float">
            <text:p><text:s/>135653 </text:p>
          </table:table-cell>
          <table:table-cell table:style-name="ce183"/>
          <table:table-cell table:style-name="ce188" table:formula="of:=+[.C9]+[.D9]" office:value-type="float" office:value="135652.56" calcext:value-type="float">
            <text:p><text:s/>135653 </text:p>
          </table:table-cell>
          <table:table-cell table:style-name="ce183" office:value-type="string" calcext:value-type="string">
            <text:p>Ver examen realizado en pestana "Honorarios"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Arriendos</text:p>
          </table:table-cell>
          <table:table-cell table:style-name="ce188" table:formula="of:=+[.C112]" office:value-type="float" office:value="135246" calcext:value-type="float">
            <text:p><text:s/>135246 </text:p>
          </table:table-cell>
          <table:table-cell table:style-name="ce188"/>
          <table:table-cell table:style-name="ce188" table:formula="of:=+[.C10]+[.D10]" office:value-type="float" office:value="135246" calcext:value-type="float">
            <text:p><text:s/>135246 </text:p>
          </table:table-cell>
          <table:table-cell table:style-name="ce183" office:value-type="string" calcext:value-type="string">
            <text:p>Ver examen realizado en pestana "arriendos"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Impuestos y contribuciones</text:p>
          </table:table-cell>
          <table:table-cell table:style-name="ce188" table:formula="of:=+[.C124]" office:value-type="float" office:value="62941.21" calcext:value-type="float">
            <text:p><text:s/>62941 </text:p>
          </table:table-cell>
          <table:table-cell table:style-name="ce183"/>
          <table:table-cell table:style-name="ce188" table:formula="of:=+[.C11]+[.D11]" office:value-type="float" office:value="62941.21" calcext:value-type="float">
            <text:p><text:s/>62941 </text:p>
          </table:table-cell>
          <table:table-cell table:style-name="ce183" office:value-type="string" calcext:value-type="string">
            <text:p>ver examen realizado es pestana "impuestos"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Aportes al IESS</text:p>
          </table:table-cell>
          <table:table-cell table:style-name="ce188" table:formula="of:=+[.C66]" office:value-type="float" office:value="23806.09" calcext:value-type="float">
            <text:p><text:s/>23806 </text:p>
          </table:table-cell>
          <table:table-cell table:style-name="ce188" table:formula="of:=+[.C29]" office:value-type="float" office:value="21715.16" calcext:value-type="float">
            <text:p><text:s/>21715 </text:p>
          </table:table-cell>
          <table:table-cell table:style-name="ce188" table:formula="of:=+[.C12]+[.D12]" office:value-type="float" office:value="45521.25" calcext:value-type="float">
            <text:p><text:s/>45521 </text:p>
          </table:table-cell>
          <table:table-cell table:style-name="ce183" office:value-type="string" calcext:value-type="string">
            <text:p>Probado en área de nómina y beneficios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Depreciación</text:p>
          </table:table-cell>
          <table:table-cell table:style-name="ce188" table:formula="of:=+[.C55]+[.C132]" office:value-type="float" office:value="38107.82" calcext:value-type="float">
            <text:p><text:s/>38108 </text:p>
          </table:table-cell>
          <table:table-cell table:style-name="ce188" table:formula="of:=+[.D59]+[.D60]" office:value-type="float" office:value="0" calcext:value-type="float">
            <text:p><text:s/>- </text:p>
          </table:table-cell>
          <table:table-cell table:style-name="ce188" table:formula="of:=+[.C13]+[.D13]" office:value-type="float" office:value="38107.82" calcext:value-type="float">
            <text:p><text:s/>38108 </text:p>
          </table:table-cell>
          <table:table-cell table:style-name="ce183" office:value-type="string" calcext:value-type="string">
            <text:p>Probado en área de propiedades, planta y equipos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Servicios básicos (agua, energía, teléfono, internet)</text:p>
          </table:table-cell>
          <table:table-cell table:style-name="ce188" table:formula="of:=+[.C102]+[.C103]+[.C104]+[.C105]" office:value-type="float" office:value="31014.78" calcext:value-type="float">
            <text:p><text:s/>31015 </text:p>
          </table:table-cell>
          <table:table-cell table:style-name="ce183"/>
          <table:table-cell table:style-name="ce188" table:formula="of:=+[.C14]+[.D14]" office:value-type="float" office:value="31014.78" calcext:value-type="float">
            <text:p><text:s/>31015 </text:p>
          </table:table-cell>
          <table:table-cell table:style-name="ce183" office:value-type="string" calcext:value-type="string">
            <text:p>Ver examen realizado en pestana "Servicios básicos"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Jubilacion y desahucio</text:p>
          </table:table-cell>
          <table:table-cell table:style-name="ce188" table:formula="of:=+[.C71]+[.C72]" office:value-type="float" office:value="12892.3" calcext:value-type="float">
            <text:p><text:s/>12892 </text:p>
          </table:table-cell>
          <table:table-cell table:style-name="ce188" table:formula="of:=+[.C34]+[.C35]" office:value-type="float" office:value="11903.87" calcext:value-type="float">
            <text:p><text:s/>11904 </text:p>
          </table:table-cell>
          <table:table-cell table:style-name="ce188" table:formula="of:=+[.C15]+[.D15]" office:value-type="float" office:value="24796.17" calcext:value-type="float">
            <text:p><text:s/>24796 </text:p>
          </table:table-cell>
          <table:table-cell table:style-name="ce183" office:value-type="string" calcext:value-type="string">
            <text:p>Probado en área de "Jubilación y desahucio"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Seguros</text:p>
          </table:table-cell>
          <table:table-cell table:style-name="ce188" table:formula="of:=+[.C52]+[.C60]+[.C90]" office:value-type="float" office:value="37563.58" calcext:value-type="float">
            <text:p><text:s/>37564 </text:p>
          </table:table-cell>
          <table:table-cell table:style-name="ce183"/>
          <table:table-cell table:style-name="ce188" table:formula="of:=+[.C16]+[.D16]" office:value-type="float" office:value="37563.58" calcext:value-type="float">
            <text:p><text:s/>37564 </text:p>
          </table:table-cell>
          <table:table-cell table:style-name="ce183" office:value-type="string" calcext:value-type="string">
            <text:p>Probado en área de "Otros activos corrientes"</text:p>
          </table:table-cell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Bajas de inventarios</text:p>
          </table:table-cell>
          <table:table-cell table:style-name="ce183" table:number-columns-repeated="2"/>
          <table:table-cell table:style-name="ce188" table:formula="of:=+[.C17]+[.D17]" office:value-type="float" office:value="0" calcext:value-type="float">
            <text:p><text:s/>- </text:p>
          </table:table-cell>
          <table:table-cell table:style-name="ce183"/>
          <table:table-cell table:number-columns-repeated="1018"/>
        </table:table-row>
        <table:table-row table:style-name="ro1">
          <table:table-cell/>
          <table:table-cell table:style-name="ce183" office:value-type="string" calcext:value-type="string">
            <text:p>Otros</text:p>
          </table:table-cell>
          <table:table-cell table:style-name="ce189" office:value-type="float" office:value="329821" calcext:value-type="float">
            <text:p><text:s/>329821 </text:p>
          </table:table-cell>
          <table:table-cell table:style-name="ce189" office:value-type="float" office:value="75961" calcext:value-type="float">
            <text:p><text:s/>75961 </text:p>
          </table:table-cell>
          <table:table-cell table:style-name="ce188" table:formula="of:=+[.C18]+[.D18]" office:value-type="float" office:value="405782" calcext:value-type="float">
            <text:p><text:s/>405782 </text:p>
          </table:table-cell>
          <table:table-cell table:style-name="ce183" office:value-type="string" calcext:value-type="string">
            <text:p>Ver examen realizado en…</text:p>
          </table:table-cell>
          <table:table-cell table:number-columns-repeated="1018"/>
        </table:table-row>
        <table:table-row table:style-name="ro1">
          <table:table-cell/>
          <table:table-cell table:style-name="ce184" office:value-type="string" calcext:value-type="string">
            <text:p>SUMAN</text:p>
          </table:table-cell>
          <table:table-cell table:style-name="ce190" table:formula="of:=SUM([.C8:.C18])" office:value-type="float" office:value="1039233.88" calcext:value-type="float">
            <text:p><text:s/>1039234 </text:p>
          </table:table-cell>
          <table:table-cell table:style-name="ce190" table:formula="of:=SUM([.D8:.D18])" office:value-type="float" office:value="323287.21" calcext:value-type="float">
            <text:p><text:s/>323287 </text:p>
          </table:table-cell>
          <table:table-cell table:style-name="ce190" table:formula="of:=SUM([.E8:.E18])" office:value-type="float" office:value="1362521.09" calcext:value-type="float">
            <text:p><text:s/>1362521 </text:p>
          </table:table-cell>
          <table:table-cell table:style-name="ce195"/>
          <table:table-cell table:number-columns-repeated="1018"/>
        </table:table-row>
        <table:table-row table:style-name="ro1">
          <table:table-cell table:number-columns-repeated="2"/>
          <table:table-cell table:style-name="ce191" table:formula="of:=+[.C19]-[.C61]" office:value-type="float" office:value="0.439999999944121" calcext:value-type="float">
            <text:p>0</text:p>
          </table:table-cell>
          <table:table-cell table:style-name="ce191" table:formula="of:=+[.D19]-[.C23]" office:value-type="float" office:value="-0.450000000011642" calcext:value-type="float">
            <text:p>0</text:p>
          </table:table-cell>
          <table:table-cell table:style-name="ce194"/>
          <table:table-cell table:number-columns-repeated="1019"/>
        </table:table-row>
        <table:table-row table:style-name="ro1">
          <table:table-cell table:style-name="ce178" office:value-type="string" calcext:value-type="string">
            <text:p>DETALLE DE GASTOS DE ADMINISTRACIÓN Y VENTAS SEGÚN BALANCE DE COMPROBACIÓN A SEPTIEMBRE 2020</text:p>
          </table:table-cell>
          <table:table-cell table:style-name="ce178" table:number-columns-repeated="5"/>
          <table:table-cell table:number-columns-repeated="1018"/>
        </table:table-row>
        <table:table-row table:style-name="ro1">
          <table:table-cell table:style-name="ce179" office:value-type="float" office:value="52" calcext:value-type="float">
            <text:p>52</text:p>
          </table:table-cell>
          <table:table-cell table:style-name="ce185" office:value-type="string" calcext:value-type="string">
            <text:p>GASTOS DE ADMINISTRACION &amp; VENTAS <text:s text:c="36"/></text:p>
          </table:table-cell>
          <table:table-cell table:style-name="ce179" office:value-type="float" office:value="1405216.71" calcext:value-type="float">
            <text:p>1,405,21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" calcext:value-type="float">
            <text:p>5,201</text:p>
          </table:table-cell>
          <table:table-cell table:style-name="ce185" office:value-type="string" calcext:value-type="string">
            <text:p>GASTOS DE VENTA <text:s text:c="54"/></text:p>
          </table:table-cell>
          <table:table-cell table:style-name="ce179" office:value-type="float" office:value="323287.66" calcext:value-type="float">
            <text:p>323,28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" calcext:value-type="float">
            <text:p>520,101</text:p>
          </table:table-cell>
          <table:table-cell table:style-name="ce185" office:value-type="string" calcext:value-type="string">
            <text:p>SUELDOS, SALARIOS Y DEMÁS REMUNERACIONES <text:s text:c="29"/></text:p>
          </table:table-cell>
          <table:table-cell table:style-name="ce179" office:value-type="float" office:value="323287.66" calcext:value-type="float">
            <text:p>323,28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" calcext:value-type="float">
            <text:p>52,010,101</text:p>
          </table:table-cell>
          <table:table-cell table:style-name="ce185" office:value-type="string" calcext:value-type="string">
            <text:p>GASTOS DE NOMINA DE VENTAS <text:s text:c="43"/></text:p>
          </table:table-cell>
          <table:table-cell table:style-name="ce179" office:value-type="float" office:value="247326.21" calcext:value-type="float">
            <text:p>247,32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1" calcext:value-type="float">
            <text:p>520,101,010,001</text:p>
          </table:table-cell>
          <table:table-cell table:style-name="ce185" office:value-type="string" calcext:value-type="string">
            <text:p>Sueldos <text:s text:c="62"/></text:p>
          </table:table-cell>
          <table:table-cell table:style-name="ce179" office:value-type="float" office:value="104343.04" calcext:value-type="float">
            <text:p>104,34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2" calcext:value-type="float">
            <text:p>520,101,010,002</text:p>
          </table:table-cell>
          <table:table-cell table:style-name="ce185" office:value-type="string" calcext:value-type="string">
            <text:p>Sobretiempos <text:s text:c="57"/></text:p>
          </table:table-cell>
          <table:table-cell table:style-name="ce179" office:value-type="float" office:value="12680.89" calcext:value-type="float">
            <text:p>12,68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3" calcext:value-type="float">
            <text:p>520,101,010,003</text:p>
          </table:table-cell>
          <table:table-cell table:style-name="ce185" office:value-type="string" calcext:value-type="string">
            <text:p>Comisiones <text:s text:c="59"/></text:p>
          </table:table-cell>
          <table:table-cell table:style-name="ce179" office:value-type="float" office:value="61678.47" calcext:value-type="float">
            <text:p>61,67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4" calcext:value-type="float">
            <text:p>520,101,010,004</text:p>
          </table:table-cell>
          <table:table-cell table:style-name="ce185" office:value-type="string" calcext:value-type="string">
            <text:p>Aporte Patronal 12.15% <text:s text:c="47"/></text:p>
          </table:table-cell>
          <table:table-cell table:style-name="ce179" office:value-type="float" office:value="21715.16" calcext:value-type="float">
            <text:p>21,71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5" calcext:value-type="float">
            <text:p>520,101,010,005</text:p>
          </table:table-cell>
          <table:table-cell table:style-name="ce185" office:value-type="string" calcext:value-type="string">
            <text:p>Fondo de Reserva <text:s text:c="53"/></text:p>
          </table:table-cell>
          <table:table-cell table:style-name="ce179" office:value-type="float" office:value="11736.3" calcext:value-type="float">
            <text:p>11,73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6" calcext:value-type="float">
            <text:p>520,101,010,006</text:p>
          </table:table-cell>
          <table:table-cell table:style-name="ce185" office:value-type="string" calcext:value-type="string">
            <text:p>Decimo Tercer Sueldo <text:s text:c="49"/></text:p>
          </table:table-cell>
          <table:table-cell table:style-name="ce179" office:value-type="float" office:value="14825.23" calcext:value-type="float">
            <text:p>14,82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7" calcext:value-type="float">
            <text:p>520,101,010,007</text:p>
          </table:table-cell>
          <table:table-cell table:style-name="ce185" office:value-type="string" calcext:value-type="string">
            <text:p>Decimo Cuarto Sueldo <text:s text:c="49"/></text:p>
          </table:table-cell>
          <table:table-cell table:style-name="ce179" office:value-type="float" office:value="5045.06" calcext:value-type="float">
            <text:p>5,04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8" calcext:value-type="float">
            <text:p>520,101,010,008</text:p>
          </table:table-cell>
          <table:table-cell table:style-name="ce185" office:value-type="string" calcext:value-type="string">
            <text:p>Vacaciones <text:s text:c="59"/></text:p>
          </table:table-cell>
          <table:table-cell table:style-name="ce179" office:value-type="float" office:value="3398.19" calcext:value-type="float">
            <text:p>3,39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09" calcext:value-type="float">
            <text:p>520,101,010,009</text:p>
          </table:table-cell>
          <table:table-cell table:style-name="ce185" office:value-type="string" calcext:value-type="string">
            <text:p>Desahucio Ventas <text:s text:c="53"/></text:p>
          </table:table-cell>
          <table:table-cell table:style-name="ce179" office:value-type="float" office:value="3049.89" calcext:value-type="float">
            <text:p>3,05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10012" calcext:value-type="float">
            <text:p>520,101,010,012</text:p>
          </table:table-cell>
          <table:table-cell table:style-name="ce185" office:value-type="string" calcext:value-type="string">
            <text:p>Jubilación Patronal Ventas <text:s text:c="43"/></text:p>
          </table:table-cell>
          <table:table-cell table:style-name="ce179" office:value-type="float" office:value="8853.98" calcext:value-type="float">
            <text:p>8,85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2" calcext:value-type="float">
            <text:p>52,010,102</text:p>
          </table:table-cell>
          <table:table-cell table:style-name="ce185" office:value-type="string" calcext:value-type="string">
            <text:p>OTRAS GASTOS DE PERSONAL <text:s text:c="45"/></text:p>
          </table:table-cell>
          <table:table-cell table:style-name="ce179" office:value-type="float" office:value="9137.02" calcext:value-type="float">
            <text:p>9,13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20002" calcext:value-type="float">
            <text:p>520,101,020,002</text:p>
          </table:table-cell>
          <table:table-cell table:style-name="ce185" office:value-type="string" calcext:value-type="string">
            <text:p>Alimentacion Ventas <text:s text:c="50"/></text:p>
          </table:table-cell>
          <table:table-cell table:style-name="ce179" office:value-type="float" office:value="8228.69" calcext:value-type="float">
            <text:p>8,229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20006" calcext:value-type="float">
            <text:p>520,101,020,006</text:p>
          </table:table-cell>
          <table:table-cell table:style-name="ce185" office:value-type="string" calcext:value-type="string">
            <text:p>Capacitación y Seminarios Ventas <text:s text:c="37"/></text:p>
          </table:table-cell>
          <table:table-cell table:style-name="ce179" office:value-type="float" office:value="792.5" calcext:value-type="float">
            <text:p>79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20008" calcext:value-type="float">
            <text:p>520,101,020,008</text:p>
          </table:table-cell>
          <table:table-cell table:style-name="ce185" office:value-type="string" calcext:value-type="string">
            <text:p>Otros gastos de personal Ventas <text:s text:c="38"/></text:p>
          </table:table-cell>
          <table:table-cell table:style-name="ce179" office:value-type="float" office:value="115.83" calcext:value-type="float">
            <text:p>11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" calcext:value-type="float">
            <text:p>52,010,103</text:p>
          </table:table-cell>
          <table:table-cell table:style-name="ce185" office:value-type="string" calcext:value-type="string">
            <text:p>GASTOS <text:s/>GENERALES <text:s/>DE VENTA <text:s text:c="42"/></text:p>
          </table:table-cell>
          <table:table-cell table:style-name="ce179" office:value-type="float" office:value="66824.43" calcext:value-type="float">
            <text:p>66,82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2" calcext:value-type="float">
            <text:p>520,101,030,002</text:p>
          </table:table-cell>
          <table:table-cell table:style-name="ce185" office:value-type="string" calcext:value-type="string">
            <text:p>Promoción y Publicidad <text:s text:c="47"/></text:p>
          </table:table-cell>
          <table:table-cell table:style-name="ce179" office:value-type="float" office:value="5720" calcext:value-type="float">
            <text:p>5,72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3" calcext:value-type="float">
            <text:p>520,101,030,003</text:p>
          </table:table-cell>
          <table:table-cell table:style-name="ce185" office:value-type="string" calcext:value-type="string">
            <text:p>Gastos de Viaje Ventas <text:s text:c="47"/></text:p>
          </table:table-cell>
          <table:table-cell table:style-name="ce179" office:value-type="float" office:value="1593.51" calcext:value-type="float">
            <text:p>1,59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4" calcext:value-type="float">
            <text:p>520,101,030,004</text:p>
          </table:table-cell>
          <table:table-cell table:style-name="ce185" office:value-type="string" calcext:value-type="string">
            <text:p>Mant. Vehiculos Ventas <text:s text:c="47"/></text:p>
          </table:table-cell>
          <table:table-cell table:style-name="ce179" office:value-type="float" office:value="4770.29" calcext:value-type="float">
            <text:p>4,77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5" calcext:value-type="float">
            <text:p>520,101,030,005</text:p>
          </table:table-cell>
          <table:table-cell table:style-name="ce185" office:value-type="string" calcext:value-type="string">
            <text:p>Combustibles Ventas <text:s text:c="50"/></text:p>
          </table:table-cell>
          <table:table-cell table:style-name="ce179" office:value-type="float" office:value="8374.76" calcext:value-type="float">
            <text:p>8,37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7" calcext:value-type="float">
            <text:p>520,101,030,007</text:p>
          </table:table-cell>
          <table:table-cell table:style-name="ce185" office:value-type="string" calcext:value-type="string">
            <text:p>Atención a clientes <text:s text:c="50"/></text:p>
          </table:table-cell>
          <table:table-cell table:style-name="ce179" office:value-type="float" office:value="822.58" calcext:value-type="float">
            <text:p>82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8" calcext:value-type="float">
            <text:p>520,101,030,008</text:p>
          </table:table-cell>
          <table:table-cell table:style-name="ce185" office:value-type="string" calcext:value-type="string">
            <text:p>Gastos Viaticos <text:s text:c="54"/></text:p>
          </table:table-cell>
          <table:table-cell table:style-name="ce179" office:value-type="float" office:value="591.86" calcext:value-type="float">
            <text:p>59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09" calcext:value-type="float">
            <text:p>520,101,030,009</text:p>
          </table:table-cell>
          <table:table-cell table:style-name="ce185" office:value-type="string" calcext:value-type="string">
            <text:p>Telefonía celular ventas <text:s text:c="45"/></text:p>
          </table:table-cell>
          <table:table-cell table:style-name="ce179" office:value-type="float" office:value="2019.89" calcext:value-type="float">
            <text:p>2,02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1" calcext:value-type="float">
            <text:p>520,101,030,011</text:p>
          </table:table-cell>
          <table:table-cell table:style-name="ce185" office:value-type="string" calcext:value-type="string">
            <text:p>Suministros de oficina y comput ventas y diseño <text:s text:c="22"/></text:p>
          </table:table-cell>
          <table:table-cell table:style-name="ce179" office:value-type="float" office:value="1668.62" calcext:value-type="float">
            <text:p>1,669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2" calcext:value-type="float">
            <text:p>520,101,030,012</text:p>
          </table:table-cell>
          <table:table-cell table:style-name="ce185" office:value-type="string" calcext:value-type="string">
            <text:p>Movilizacion Ventas <text:s text:c="50"/></text:p>
          </table:table-cell>
          <table:table-cell table:style-name="ce179" office:value-type="float" office:value="147.25" calcext:value-type="float">
            <text:p>14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3" calcext:value-type="float">
            <text:p>520,101,030,013</text:p>
          </table:table-cell>
          <table:table-cell table:style-name="ce185" office:value-type="string" calcext:value-type="string">
            <text:p>Obsequios y muestras a clientes (autoconsumo) <text:s text:c="24"/></text:p>
          </table:table-cell>
          <table:table-cell table:style-name="ce179" office:value-type="float" office:value="586.74" calcext:value-type="float">
            <text:p>58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4" calcext:value-type="float">
            <text:p>520,101,030,014</text:p>
          </table:table-cell>
          <table:table-cell table:style-name="ce185" office:value-type="string" calcext:value-type="string">
            <text:p>Gastos de depreciación de equipos de computación <text:s text:c="21"/></text:p>
          </table:table-cell>
          <table:table-cell table:style-name="ce179" office:value-type="float" office:value="1526.52" calcext:value-type="float">
            <text:p>1,52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5" calcext:value-type="float">
            <text:p>520,101,030,015</text:p>
          </table:table-cell>
          <table:table-cell table:style-name="ce185" office:value-type="string" calcext:value-type="string">
            <text:p>Seguros vehículos ventas <text:s text:c="45"/></text:p>
          </table:table-cell>
          <table:table-cell table:style-name="ce179" office:value-type="float" office:value="231.25" calcext:value-type="float">
            <text:p>23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6" calcext:value-type="float">
            <text:p>520,101,030,016</text:p>
          </table:table-cell>
          <table:table-cell table:style-name="ce185" office:value-type="string" calcext:value-type="string">
            <text:p>Mantenimiento <text:s/>Instalaciones <text:s text:c="41"/></text:p>
          </table:table-cell>
          <table:table-cell table:style-name="ce179" office:value-type="float" office:value="2392.83" calcext:value-type="float">
            <text:p>2,39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7" calcext:value-type="float">
            <text:p>520,101,030,017</text:p>
          </table:table-cell>
          <table:table-cell table:style-name="ce185" office:value-type="string" calcext:value-type="string">
            <text:p>Mantenimiento Muebles y equipos <text:s text:c="38"/></text:p>
          </table:table-cell>
          <table:table-cell table:style-name="ce179" office:value-type="float" office:value="2828" calcext:value-type="float">
            <text:p>2,82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18" calcext:value-type="float">
            <text:p>520,101,030,018</text:p>
          </table:table-cell>
          <table:table-cell table:style-name="ce185" office:value-type="string" calcext:value-type="string">
            <text:p>Gasto de Depreciacion Muebles y Enseres <text:s text:c="30"/></text:p>
          </table:table-cell>
          <table:table-cell table:style-name="ce179" office:value-type="float" office:value="145.44" calcext:value-type="float">
            <text:p>14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20" calcext:value-type="float">
            <text:p>520,101,030,020</text:p>
          </table:table-cell>
          <table:table-cell table:style-name="ce185" office:value-type="string" calcext:value-type="string">
            <text:p>Otros pagos bienes y servicios ventas <text:s text:c="32"/></text:p>
          </table:table-cell>
          <table:table-cell table:style-name="ce179" office:value-type="float" office:value="1703.07" calcext:value-type="float">
            <text:p>1,70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21" calcext:value-type="float">
            <text:p>520,101,030,021</text:p>
          </table:table-cell>
          <table:table-cell table:style-name="ce185" office:value-type="string" calcext:value-type="string">
            <text:p>Mant equipos de computo <text:s text:c="46"/></text:p>
          </table:table-cell>
          <table:table-cell table:style-name="ce179" office:value-type="float" office:value="3006" calcext:value-type="float">
            <text:p>3,00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22" calcext:value-type="float">
            <text:p>520,101,030,022</text:p>
          </table:table-cell>
          <table:table-cell table:style-name="ce185" office:value-type="string" calcext:value-type="string">
            <text:p>Correo y Courrier <text:s text:c="52"/></text:p>
          </table:table-cell>
          <table:table-cell table:style-name="ce179" office:value-type="float" office:value="16591.58" calcext:value-type="float">
            <text:p>16,59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23" calcext:value-type="float">
            <text:p>520,101,030,023</text:p>
          </table:table-cell>
          <table:table-cell table:style-name="ce185" office:value-type="string" calcext:value-type="string">
            <text:p>Iva No aplicado ( Gasto) <text:s text:c="45"/></text:p>
          </table:table-cell>
          <table:table-cell table:style-name="ce179" office:value-type="float" office:value="5686.06" calcext:value-type="float">
            <text:p>5,68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101030024" calcext:value-type="float">
            <text:p>520,101,030,024</text:p>
          </table:table-cell>
          <table:table-cell table:style-name="ce185" office:value-type="string" calcext:value-type="string">
            <text:p>Seguros de Exportación <text:s text:c="47"/></text:p>
          </table:table-cell>
          <table:table-cell table:style-name="ce179" office:value-type="float" office:value="6418.18" calcext:value-type="float">
            <text:p>6,41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" calcext:value-type="float">
            <text:p>5,202</text:p>
          </table:table-cell>
          <table:table-cell table:style-name="ce185" office:value-type="string" calcext:value-type="string">
            <text:p>GASTOS DE ADMINISTRATIVOS <text:s text:c="44"/></text:p>
          </table:table-cell>
          <table:table-cell table:style-name="ce179" office:value-type="float" office:value="1039233.44" calcext:value-type="float">
            <text:p>1,039,23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" calcext:value-type="float">
            <text:p>520,201</text:p>
          </table:table-cell>
          <table:table-cell table:style-name="ce185" office:value-type="string" calcext:value-type="string">
            <text:p>SUELDOS, SALARIOS Y DEMÁS REMUNERACIONES <text:s text:c="29"/></text:p>
          </table:table-cell>
          <table:table-cell table:style-name="ce179" office:value-type="float" office:value="289700.65" calcext:value-type="float">
            <text:p>289,70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" calcext:value-type="float">
            <text:p>52,020,101</text:p>
          </table:table-cell>
          <table:table-cell table:style-name="ce185" office:value-type="string" calcext:value-type="string">
            <text:p>GASTOS DE NOMINA DE ADMINISTRACION <text:s text:c="35"/></text:p>
          </table:table-cell>
          <table:table-cell table:style-name="ce179" office:value-type="float" office:value="268886.93" calcext:value-type="float">
            <text:p>268,88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1" calcext:value-type="float">
            <text:p>520,201,010,001</text:p>
          </table:table-cell>
          <table:table-cell table:style-name="ce185" office:value-type="string" calcext:value-type="string">
            <text:p>Sueldos <text:s text:c="62"/></text:p>
          </table:table-cell>
          <table:table-cell table:style-name="ce179" office:value-type="float" office:value="184275.26" calcext:value-type="float">
            <text:p>184,27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2" calcext:value-type="float">
            <text:p>520,201,010,002</text:p>
          </table:table-cell>
          <table:table-cell table:style-name="ce185" office:value-type="string" calcext:value-type="string">
            <text:p>Sobretiempos <text:s text:c="57"/></text:p>
          </table:table-cell>
          <table:table-cell table:style-name="ce179" office:value-type="float" office:value="5187.07" calcext:value-type="float">
            <text:p>5,18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3" calcext:value-type="float">
            <text:p>520,201,010,003</text:p>
          </table:table-cell>
          <table:table-cell table:style-name="ce185" office:value-type="string" calcext:value-type="string">
            <text:p>Aporte Patronal 12.15% <text:s text:c="47"/></text:p>
          </table:table-cell>
          <table:table-cell table:style-name="ce179" office:value-type="float" office:value="23806.09" calcext:value-type="float">
            <text:p>23,80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4" calcext:value-type="float">
            <text:p>520,201,010,004</text:p>
          </table:table-cell>
          <table:table-cell table:style-name="ce185" office:value-type="string" calcext:value-type="string">
            <text:p>Fondo de Reserva <text:s text:c="53"/></text:p>
          </table:table-cell>
          <table:table-cell table:style-name="ce179" office:value-type="float" office:value="14777.31" calcext:value-type="float">
            <text:p>14,77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5" calcext:value-type="float">
            <text:p>520,201,010,005</text:p>
          </table:table-cell>
          <table:table-cell table:style-name="ce185" office:value-type="string" calcext:value-type="string">
            <text:p>Decimo Tercer Sueldo <text:s text:c="49"/></text:p>
          </table:table-cell>
          <table:table-cell table:style-name="ce179" office:value-type="float" office:value="15605.93" calcext:value-type="float">
            <text:p>15,60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6" calcext:value-type="float">
            <text:p>520,201,010,006</text:p>
          </table:table-cell>
          <table:table-cell table:style-name="ce185" office:value-type="string" calcext:value-type="string">
            <text:p>Decimo Cuarto Sueldo <text:s text:c="49"/></text:p>
          </table:table-cell>
          <table:table-cell table:style-name="ce179" office:value-type="float" office:value="6424.93" calcext:value-type="float">
            <text:p>6,425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7" calcext:value-type="float">
            <text:p>520,201,010,007</text:p>
          </table:table-cell>
          <table:table-cell table:style-name="ce185" office:value-type="string" calcext:value-type="string">
            <text:p>Vacaciones <text:s text:c="59"/></text:p>
          </table:table-cell>
          <table:table-cell table:style-name="ce179" office:value-type="float" office:value="5918.04" calcext:value-type="float">
            <text:p>5,91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08" calcext:value-type="float">
            <text:p>520,201,010,008</text:p>
          </table:table-cell>
          <table:table-cell table:style-name="ce185" office:value-type="string" calcext:value-type="string">
            <text:p>Desahucio Administración <text:s text:c="45"/></text:p>
          </table:table-cell>
          <table:table-cell table:style-name="ce179" office:value-type="float" office:value="3999.6" calcext:value-type="float">
            <text:p>4,00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10011" calcext:value-type="float">
            <text:p>520,201,010,011</text:p>
          </table:table-cell>
          <table:table-cell table:style-name="ce185" office:value-type="string" calcext:value-type="string">
            <text:p>Jubilación Patronal Administración <text:s text:c="35"/></text:p>
          </table:table-cell>
          <table:table-cell table:style-name="ce179" office:value-type="float" office:value="8892.7" calcext:value-type="float">
            <text:p>8,89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2" calcext:value-type="float">
            <text:p>52,020,102</text:p>
          </table:table-cell>
          <table:table-cell table:style-name="ce185" office:value-type="string" calcext:value-type="string">
            <text:p>OTRAS GASTOS DE PERSONAL <text:s text:c="45"/></text:p>
          </table:table-cell>
          <table:table-cell table:style-name="ce179" office:value-type="float" office:value="20813.72" calcext:value-type="float">
            <text:p>20,81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20002" calcext:value-type="float">
            <text:p>520,201,020,002</text:p>
          </table:table-cell>
          <table:table-cell table:style-name="ce185" office:value-type="string" calcext:value-type="string">
            <text:p>Alimentacion Administración <text:s text:c="42"/></text:p>
          </table:table-cell>
          <table:table-cell table:style-name="ce179" office:value-type="float" office:value="7141.87" calcext:value-type="float">
            <text:p>7,14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20003" calcext:value-type="float">
            <text:p>520,201,020,003</text:p>
          </table:table-cell>
          <table:table-cell table:style-name="ce185" office:value-type="string" calcext:value-type="string">
            <text:p>Movilizacion/Transp de Personal Administración <text:s text:c="23"/></text:p>
          </table:table-cell>
          <table:table-cell table:style-name="ce179" office:value-type="float" office:value="540" calcext:value-type="float">
            <text:p>54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20004" calcext:value-type="float">
            <text:p>520,201,020,004</text:p>
          </table:table-cell>
          <table:table-cell table:style-name="ce185" office:value-type="string" calcext:value-type="string">
            <text:p>Gastos Médicos ventas y administración <text:s text:c="31"/></text:p>
          </table:table-cell>
          <table:table-cell table:style-name="ce179" office:value-type="float" office:value="10411.85" calcext:value-type="float">
            <text:p>10,41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1020006" calcext:value-type="float">
            <text:p>520,201,020,006</text:p>
          </table:table-cell>
          <table:table-cell table:style-name="ce185" office:value-type="string" calcext:value-type="string">
            <text:p>Capacitación y Seminarios Administración <text:s text:c="29"/></text:p>
          </table:table-cell>
          <table:table-cell table:style-name="ce179" office:value-type="float" office:value="2720" calcext:value-type="float">
            <text:p>2,72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2" calcext:value-type="float">
            <text:p>520,202</text:p>
          </table:table-cell>
          <table:table-cell table:style-name="ce185" office:value-type="string" calcext:value-type="string">
            <text:p>HONORARIOS, COMISIONES Y DIETAS <text:s text:c="38"/></text:p>
          </table:table-cell>
          <table:table-cell table:style-name="ce179" office:value-type="float" office:value="135652.56" calcext:value-type="float">
            <text:p>135,65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201" calcext:value-type="float">
            <text:p>52,020,201</text:p>
          </table:table-cell>
          <table:table-cell table:style-name="ce185" office:value-type="string" calcext:value-type="string">
            <text:p>HONORARIOS <text:s text:c="59"/></text:p>
          </table:table-cell>
          <table:table-cell table:style-name="ce179" office:value-type="float" office:value="135652.56" calcext:value-type="float">
            <text:p>135,65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2010001" calcext:value-type="float">
            <text:p>520,202,010,001</text:p>
          </table:table-cell>
          <table:table-cell table:style-name="ce185" office:value-type="string" calcext:value-type="string">
            <text:p>Honorarios Profesionales <text:s text:c="45"/></text:p>
          </table:table-cell>
          <table:table-cell table:style-name="ce179" office:value-type="float" office:value="132304.22" calcext:value-type="float">
            <text:p>132,30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2010005" calcext:value-type="float">
            <text:p>520,202,010,005</text:p>
          </table:table-cell>
          <table:table-cell table:style-name="ce185" office:value-type="string" calcext:value-type="string">
            <text:p>Auditorías <text:s text:c="59"/></text:p>
          </table:table-cell>
          <table:table-cell table:style-name="ce179" office:value-type="float" office:value="3348.34" calcext:value-type="float">
            <text:p>3,34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" calcext:value-type="float">
            <text:p>520,203</text:p>
          </table:table-cell>
          <table:table-cell table:style-name="ce185" office:value-type="string" calcext:value-type="string">
            <text:p>MANTENIMIENTO Y REPARACIONES <text:s text:c="41"/></text:p>
          </table:table-cell>
          <table:table-cell table:style-name="ce179" office:value-type="float" office:value="36592.49" calcext:value-type="float">
            <text:p>36,59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" calcext:value-type="float">
            <text:p>52,020,301</text:p>
          </table:table-cell>
          <table:table-cell table:style-name="ce185" office:value-type="string" calcext:value-type="string">
            <text:p>MANTENIMIENTO <text:s text:c="56"/></text:p>
          </table:table-cell>
          <table:table-cell table:style-name="ce179" office:value-type="float" office:value="36592.49" calcext:value-type="float">
            <text:p>36,59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0001" calcext:value-type="float">
            <text:p>520,203,010,001</text:p>
          </table:table-cell>
          <table:table-cell table:style-name="ce185" office:value-type="string" calcext:value-type="string">
            <text:p>Mantenimiento de Edificios y oficinas Administración <text:s text:c="17"/></text:p>
          </table:table-cell>
          <table:table-cell table:style-name="ce179" office:value-type="float" office:value="1000" calcext:value-type="float">
            <text:p>1,00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0002" calcext:value-type="float">
            <text:p>520,203,010,002</text:p>
          </table:table-cell>
          <table:table-cell table:style-name="ce185" office:value-type="string" calcext:value-type="string">
            <text:p>Mantenimiento Instalaciones <text:s text:c="42"/></text:p>
          </table:table-cell>
          <table:table-cell table:style-name="ce179" office:value-type="float" office:value="1000" calcext:value-type="float">
            <text:p>1,00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0003" calcext:value-type="float">
            <text:p>520,203,010,003</text:p>
          </table:table-cell>
          <table:table-cell table:style-name="ce185" office:value-type="string" calcext:value-type="string">
            <text:p>Mant. Vehiculos Administracion <text:s text:c="39"/></text:p>
          </table:table-cell>
          <table:table-cell table:style-name="ce179" office:value-type="float" office:value="10647.09" calcext:value-type="float">
            <text:p>10,64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0004" calcext:value-type="float">
            <text:p>520,203,010,004</text:p>
          </table:table-cell>
          <table:table-cell table:style-name="ce185" office:value-type="string" calcext:value-type="string">
            <text:p>Mantenimiento Muebles y Equipos Administración <text:s text:c="23"/></text:p>
          </table:table-cell>
          <table:table-cell table:style-name="ce179" office:value-type="float" office:value="9392.83" calcext:value-type="float">
            <text:p>9,39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0005" calcext:value-type="float">
            <text:p>520,203,010,005</text:p>
          </table:table-cell>
          <table:table-cell table:style-name="ce185" office:value-type="string" calcext:value-type="string">
            <text:p>Combustibles Administración <text:s text:c="42"/></text:p>
          </table:table-cell>
          <table:table-cell table:style-name="ce179" office:value-type="float" office:value="6243.88" calcext:value-type="float">
            <text:p>6,24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3010007" calcext:value-type="float">
            <text:p>520,203,010,007</text:p>
          </table:table-cell>
          <table:table-cell table:style-name="ce185" office:value-type="string" calcext:value-type="string">
            <text:p>Matricula e impuestos <text:s/>vehicular <text:s/>Adm <text:s text:c="32"/></text:p>
          </table:table-cell>
          <table:table-cell table:style-name="ce179" office:value-type="float" office:value="8308.69" calcext:value-type="float">
            <text:p>8,309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4" calcext:value-type="float">
            <text:p>520,204</text:p>
          </table:table-cell>
          <table:table-cell table:style-name="ce185" office:value-type="string" calcext:value-type="string">
            <text:p>SEGUROS Y REASEGUROS <text:s text:c="49"/></text:p>
          </table:table-cell>
          <table:table-cell table:style-name="ce179" office:value-type="float" office:value="30914.15" calcext:value-type="float">
            <text:p>30,91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401" calcext:value-type="float">
            <text:p>52,020,401</text:p>
          </table:table-cell>
          <table:table-cell table:style-name="ce185" office:value-type="string" calcext:value-type="string">
            <text:p>SEGUROS Y REASEGUROS <text:s text:c="49"/></text:p>
          </table:table-cell>
          <table:table-cell table:style-name="ce179" office:value-type="float" office:value="30914.15" calcext:value-type="float">
            <text:p>30,91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4010002" calcext:value-type="float">
            <text:p>520,204,010,002</text:p>
          </table:table-cell>
          <table:table-cell table:style-name="ce185" office:value-type="string" calcext:value-type="string">
            <text:p>Seguro de Vehiculos <text:s text:c="50"/></text:p>
          </table:table-cell>
          <table:table-cell table:style-name="ce179" office:value-type="float" office:value="8372.97" calcext:value-type="float">
            <text:p>8,37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4010004" calcext:value-type="float">
            <text:p>520,204,010,004</text:p>
          </table:table-cell>
          <table:table-cell table:style-name="ce185" office:value-type="string" calcext:value-type="string">
            <text:p>Seguro Contra Asalto y Robos <text:s text:c="41"/></text:p>
          </table:table-cell>
          <table:table-cell table:style-name="ce179" office:value-type="float" office:value="3997.8" calcext:value-type="float">
            <text:p>3,99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4010007" calcext:value-type="float">
            <text:p>520,204,010,007</text:p>
          </table:table-cell>
          <table:table-cell table:style-name="ce185" office:value-type="string" calcext:value-type="string">
            <text:p>Otros seguros <text:s text:c="56"/></text:p>
          </table:table-cell>
          <table:table-cell table:style-name="ce179" office:value-type="float" office:value="18543.38" calcext:value-type="float">
            <text:p>18,54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" calcext:value-type="float">
            <text:p>520,205</text:p>
          </table:table-cell>
          <table:table-cell table:style-name="ce185" office:value-type="string" calcext:value-type="string">
            <text:p>OTROS GASTOS DE ADMINISTRACION <text:s text:c="39"/></text:p>
          </table:table-cell>
          <table:table-cell table:style-name="ce179" office:value-type="float" office:value="445470" calcext:value-type="float">
            <text:p>445,47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" calcext:value-type="float">
            <text:p>52,020,501</text:p>
          </table:table-cell>
          <table:table-cell table:style-name="ce185" office:value-type="string" calcext:value-type="string">
            <text:p>OTROS GASTOS <text:s text:c="57"/></text:p>
          </table:table-cell>
          <table:table-cell table:style-name="ce179" office:value-type="float" office:value="445470" calcext:value-type="float">
            <text:p>445,47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1" calcext:value-type="float">
            <text:p>520,205,010,001</text:p>
          </table:table-cell>
          <table:table-cell table:style-name="ce185" office:value-type="string" calcext:value-type="string">
            <text:p>Gastos de Viaje Administración <text:s text:c="39"/></text:p>
          </table:table-cell>
          <table:table-cell table:style-name="ce179" office:value-type="float" office:value="996" calcext:value-type="float">
            <text:p>99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2" calcext:value-type="float">
            <text:p>520,205,010,002</text:p>
          </table:table-cell>
          <table:table-cell table:style-name="ce185" office:value-type="string" calcext:value-type="string">
            <text:p>Gastos de Gestión <text:s text:c="52"/></text:p>
          </table:table-cell>
          <table:table-cell table:style-name="ce179" office:value-type="float" office:value="12345.6" calcext:value-type="float">
            <text:p>12,34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3" calcext:value-type="float">
            <text:p>520,205,010,003</text:p>
          </table:table-cell>
          <table:table-cell table:style-name="ce185" office:value-type="string" calcext:value-type="string">
            <text:p>Telefonía Celular <text:s text:c="52"/></text:p>
          </table:table-cell>
          <table:table-cell table:style-name="ce179" office:value-type="float" office:value="1455.79" calcext:value-type="float">
            <text:p>1,45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4" calcext:value-type="float">
            <text:p>520,205,010,004</text:p>
          </table:table-cell>
          <table:table-cell table:style-name="ce185" office:value-type="string" calcext:value-type="string">
            <text:p>Correo y Courrier <text:s text:c="52"/></text:p>
          </table:table-cell>
          <table:table-cell table:style-name="ce179" office:value-type="float" office:value="3.84" calcext:value-type="float">
            <text:p>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5" calcext:value-type="float">
            <text:p>520,205,010,005</text:p>
          </table:table-cell>
          <table:table-cell table:style-name="ce185" office:value-type="string" calcext:value-type="string">
            <text:p>Suministros de Oficina y Computación <text:s text:c="33"/></text:p>
          </table:table-cell>
          <table:table-cell table:style-name="ce179" office:value-type="float" office:value="10675.69" calcext:value-type="float">
            <text:p>10,67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6" calcext:value-type="float">
            <text:p>520,205,010,006</text:p>
          </table:table-cell>
          <table:table-cell table:style-name="ce185" office:value-type="string" calcext:value-type="string">
            <text:p>Energía Eléctrica Administración <text:s text:c="37"/></text:p>
          </table:table-cell>
          <table:table-cell table:style-name="ce179" office:value-type="float" office:value="18380.16" calcext:value-type="float">
            <text:p>18,38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7" calcext:value-type="float">
            <text:p>520,205,010,007</text:p>
          </table:table-cell>
          <table:table-cell table:style-name="ce185" office:value-type="string" calcext:value-type="string">
            <text:p>Agua Administración <text:s text:c="50"/></text:p>
          </table:table-cell>
          <table:table-cell table:style-name="ce179" office:value-type="float" office:value="649.61" calcext:value-type="float">
            <text:p>65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8" calcext:value-type="float">
            <text:p>520,205,010,008</text:p>
          </table:table-cell>
          <table:table-cell table:style-name="ce185" office:value-type="string" calcext:value-type="string">
            <text:p>Telefonía Convencional <text:s text:c="47"/></text:p>
          </table:table-cell>
          <table:table-cell table:style-name="ce179" office:value-type="float" office:value="2301.01" calcext:value-type="float">
            <text:p>2,30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09" calcext:value-type="float">
            <text:p>520,205,010,009</text:p>
          </table:table-cell>
          <table:table-cell table:style-name="ce185" office:value-type="string" calcext:value-type="string">
            <text:p>Internet <text:s text:c="61"/></text:p>
          </table:table-cell>
          <table:table-cell table:style-name="ce179" office:value-type="float" office:value="9684" calcext:value-type="float">
            <text:p>9,68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0" calcext:value-type="float">
            <text:p>520,205,010,010</text:p>
          </table:table-cell>
          <table:table-cell table:style-name="ce185" office:value-type="string" calcext:value-type="string">
            <text:p>Utiles de Limpieza/Cafeteria <text:s text:c="41"/></text:p>
          </table:table-cell>
          <table:table-cell table:style-name="ce179" office:value-type="float" office:value="1560.54" calcext:value-type="float">
            <text:p>1,56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1" calcext:value-type="float">
            <text:p>520,205,010,011</text:p>
          </table:table-cell>
          <table:table-cell table:style-name="ce185" office:value-type="string" calcext:value-type="string">
            <text:p>Gastos Menores de activos Administración <text:s text:c="29"/></text:p>
          </table:table-cell>
          <table:table-cell table:style-name="ce179" office:value-type="float" office:value="102.68" calcext:value-type="float">
            <text:p>10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2" calcext:value-type="float">
            <text:p>520,205,010,012</text:p>
          </table:table-cell>
          <table:table-cell table:style-name="ce185" office:value-type="string" calcext:value-type="string">
            <text:p>Donaciones <text:s text:c="59"/></text:p>
          </table:table-cell>
          <table:table-cell table:style-name="ce179" office:value-type="float" office:value="817.97" calcext:value-type="float">
            <text:p>81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3" calcext:value-type="float">
            <text:p>520,205,010,013</text:p>
          </table:table-cell>
          <table:table-cell table:style-name="ce185" office:value-type="string" calcext:value-type="string">
            <text:p>Cuotas y Suscripciones <text:s text:c="47"/></text:p>
          </table:table-cell>
          <table:table-cell table:style-name="ce179" office:value-type="float" office:value="10658.89" calcext:value-type="float">
            <text:p>10,659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4" calcext:value-type="float">
            <text:p>520,205,010,014</text:p>
          </table:table-cell>
          <table:table-cell table:style-name="ce185" office:value-type="string" calcext:value-type="string">
            <text:p>IVA no aplicado (gasto) <text:s text:c="46"/></text:p>
          </table:table-cell>
          <table:table-cell table:style-name="ce179" office:value-type="float" office:value="62598.63" calcext:value-type="float">
            <text:p>62,599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5" calcext:value-type="float">
            <text:p>520,205,010,015</text:p>
          </table:table-cell>
          <table:table-cell table:style-name="ce185" office:value-type="string" calcext:value-type="string">
            <text:p>Suministros, materiales y repuestos Administración <text:s text:c="19"/></text:p>
          </table:table-cell>
          <table:table-cell table:style-name="ce179" office:value-type="float" office:value="862.78" calcext:value-type="float">
            <text:p>863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6" calcext:value-type="float">
            <text:p>520,205,010,016</text:p>
          </table:table-cell>
          <table:table-cell table:style-name="ce185" office:value-type="string" calcext:value-type="string">
            <text:p>Arriendo <text:s text:c="61"/></text:p>
          </table:table-cell>
          <table:table-cell table:style-name="ce179" office:value-type="float" office:value="135246" calcext:value-type="float">
            <text:p>135,24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18" calcext:value-type="float">
            <text:p>520,205,010,018</text:p>
          </table:table-cell>
          <table:table-cell table:style-name="ce185" office:value-type="string" calcext:value-type="string">
            <text:p>Multas e Intereses <text:s text:c="51"/></text:p>
          </table:table-cell>
          <table:table-cell table:style-name="ce179" office:value-type="float" office:value="1749.85" calcext:value-type="float">
            <text:p>1,75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20" calcext:value-type="float">
            <text:p>520,205,010,020</text:p>
          </table:table-cell>
          <table:table-cell table:style-name="ce185" office:value-type="string" calcext:value-type="string">
            <text:p>Ajustes de centavos <text:s text:c="50"/></text:p>
          </table:table-cell>
          <table:table-cell table:style-name="ce179" office:value-type="float" office:value="46.35" calcext:value-type="float">
            <text:p>4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22" calcext:value-type="float">
            <text:p>520,205,010,022</text:p>
          </table:table-cell>
          <table:table-cell table:style-name="ce185" office:value-type="string" calcext:value-type="string">
            <text:p>Seguridad <text:s text:c="60"/></text:p>
          </table:table-cell>
          <table:table-cell table:style-name="ce179" office:value-type="float" office:value="23760" calcext:value-type="float">
            <text:p>23,76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23" calcext:value-type="float">
            <text:p>520,205,010,023</text:p>
          </table:table-cell>
          <table:table-cell table:style-name="ce185" office:value-type="string" calcext:value-type="string">
            <text:p>Gastos no Deducibles <text:s text:c="49"/></text:p>
          </table:table-cell>
          <table:table-cell table:style-name="ce179" office:value-type="float" office:value="38216.61" calcext:value-type="float">
            <text:p>38,21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24" calcext:value-type="float">
            <text:p>520,205,010,024</text:p>
          </table:table-cell>
          <table:table-cell table:style-name="ce185" office:value-type="string" calcext:value-type="string">
            <text:p>Gastos de licencias -software y mant ERP <text:s text:c="29"/></text:p>
          </table:table-cell>
          <table:table-cell table:style-name="ce179" office:value-type="float" office:value="38152.38" calcext:value-type="float">
            <text:p>38,15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26" calcext:value-type="float">
            <text:p>520,205,010,026</text:p>
          </table:table-cell>
          <table:table-cell table:style-name="ce185" office:value-type="string" calcext:value-type="string">
            <text:p>Iva Facrtor de Proporcionalidad <text:s text:c="38"/></text:p>
          </table:table-cell>
          <table:table-cell table:style-name="ce179" office:value-type="float" office:value="52310.3" calcext:value-type="float">
            <text:p>52,31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27" calcext:value-type="float">
            <text:p>520,205,010,027</text:p>
          </table:table-cell>
          <table:table-cell table:style-name="ce185" office:value-type="string" calcext:value-type="string">
            <text:p>Promocion y Publicidad Administracion <text:s text:c="32"/></text:p>
          </table:table-cell>
          <table:table-cell table:style-name="ce179" office:value-type="float" office:value="396.8" calcext:value-type="float">
            <text:p>39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30" calcext:value-type="float">
            <text:p>520,205,010,030</text:p>
          </table:table-cell>
          <table:table-cell table:style-name="ce185" office:value-type="string" calcext:value-type="string">
            <text:p>Gasto Movilizacion Administración <text:s text:c="36"/></text:p>
          </table:table-cell>
          <table:table-cell table:style-name="ce179" office:value-type="float" office:value="2228.44" calcext:value-type="float">
            <text:p>2,22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36" calcext:value-type="float">
            <text:p>520,205,010,036</text:p>
          </table:table-cell>
          <table:table-cell table:style-name="ce185" office:value-type="string" calcext:value-type="string">
            <text:p>Otros pagos bienes y servicios administración <text:s text:c="24"/></text:p>
          </table:table-cell>
          <table:table-cell table:style-name="ce179" office:value-type="float" office:value="13971.77" calcext:value-type="float">
            <text:p>13,97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37" calcext:value-type="float">
            <text:p>520,205,010,037</text:p>
          </table:table-cell>
          <table:table-cell table:style-name="ce185" office:value-type="string" calcext:value-type="string">
            <text:p>Mant equipos de computo <text:s text:c="46"/></text:p>
          </table:table-cell>
          <table:table-cell table:style-name="ce179" office:value-type="float" office:value="142" calcext:value-type="float">
            <text:p>14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5010040" calcext:value-type="float">
            <text:p>520,205,010,040</text:p>
          </table:table-cell>
          <table:table-cell table:style-name="ce185" office:value-type="string" calcext:value-type="string">
            <text:p>Obsequios y muestras a clientes (autoconsumo) <text:s text:c="24"/></text:p>
          </table:table-cell>
          <table:table-cell table:style-name="ce179" office:value-type="float" office:value="6156.31" calcext:value-type="float">
            <text:p>6,15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" calcext:value-type="float">
            <text:p>520,206</text:p>
          </table:table-cell>
          <table:table-cell table:style-name="ce185" office:value-type="string" calcext:value-type="string">
            <text:p>IMPUESTOS, CONTRIBUCIONES Y OTROS <text:s text:c="36"/></text:p>
          </table:table-cell>
          <table:table-cell table:style-name="ce179" office:value-type="float" office:value="62941.21" calcext:value-type="float">
            <text:p>62,94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" calcext:value-type="float">
            <text:p>52,020,601</text:p>
          </table:table-cell>
          <table:table-cell table:style-name="ce185" office:value-type="string" calcext:value-type="string">
            <text:p>IMPUESTOS Y CONTRIBUCIONES <text:s text:c="43"/></text:p>
          </table:table-cell>
          <table:table-cell table:style-name="ce179" office:value-type="float" office:value="62941.21" calcext:value-type="float">
            <text:p>62,941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0001" calcext:value-type="float">
            <text:p>520,206,010,001</text:p>
          </table:table-cell>
          <table:table-cell table:style-name="ce185" office:value-type="string" calcext:value-type="string">
            <text:p>Impuestos <text:s/>municipales <text:s text:c="47"/></text:p>
          </table:table-cell>
          <table:table-cell table:style-name="ce179" office:value-type="float" office:value="44346" calcext:value-type="float">
            <text:p>44,34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0002" calcext:value-type="float">
            <text:p>520,206,010,002</text:p>
          </table:table-cell>
          <table:table-cell table:style-name="ce185" office:value-type="string" calcext:value-type="string">
            <text:p>Impuesto Cuerpo de Bomberos <text:s text:c="42"/></text:p>
          </table:table-cell>
          <table:table-cell table:style-name="ce179" office:value-type="float" office:value="414" calcext:value-type="float">
            <text:p>41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0004" calcext:value-type="float">
            <text:p>520,206,010,004</text:p>
          </table:table-cell>
          <table:table-cell table:style-name="ce185" office:value-type="string" calcext:value-type="string">
            <text:p>Contribuciones <text:s/>Super de Compania <text:s text:c="36"/></text:p>
          </table:table-cell>
          <table:table-cell table:style-name="ce179" office:value-type="float" office:value="15627.28" calcext:value-type="float">
            <text:p>15,627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0005" calcext:value-type="float">
            <text:p>520,206,010,005</text:p>
          </table:table-cell>
          <table:table-cell table:style-name="ce185" office:value-type="string" calcext:value-type="string">
            <text:p>Contribucion Solca <text:s text:c="51"/></text:p>
          </table:table-cell>
          <table:table-cell table:style-name="ce179" office:value-type="float" office:value="2.14" calcext:value-type="float">
            <text:p>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0006" calcext:value-type="float">
            <text:p>520,206,010,006</text:p>
          </table:table-cell>
          <table:table-cell table:style-name="ce185" office:value-type="string" calcext:value-type="string">
            <text:p>Impuesto salida de divisa <text:s text:c="44"/></text:p>
          </table:table-cell>
          <table:table-cell table:style-name="ce179" office:value-type="float" office:value="272" calcext:value-type="float">
            <text:p>27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6010008" calcext:value-type="float">
            <text:p>520,206,010,008</text:p>
          </table:table-cell>
          <table:table-cell table:style-name="ce185" office:value-type="string" calcext:value-type="string">
            <text:p>Tasa de recoleccion de basura <text:s text:c="40"/></text:p>
          </table:table-cell>
          <table:table-cell table:style-name="ce179" office:value-type="float" office:value="2279.79" calcext:value-type="float">
            <text:p>2,280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" calcext:value-type="float">
            <text:p>520,207</text:p>
          </table:table-cell>
          <table:table-cell table:style-name="ce185" office:value-type="string" calcext:value-type="string">
            <text:p>DEPRECIACIONES: <text:s text:c="54"/></text:p>
          </table:table-cell>
          <table:table-cell table:style-name="ce179" office:value-type="float" office:value="37962.38" calcext:value-type="float">
            <text:p>37,96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01" calcext:value-type="float">
            <text:p>52,020,701</text:p>
          </table:table-cell>
          <table:table-cell table:style-name="ce185" office:value-type="string" calcext:value-type="string">
            <text:p>PROPIEDADES, PLANTA Y EQUIPO <text:s text:c="41"/></text:p>
          </table:table-cell>
          <table:table-cell table:style-name="ce179" office:value-type="float" office:value="37962.38" calcext:value-type="float">
            <text:p>37,962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010001" calcext:value-type="float">
            <text:p>520,207,010,001</text:p>
          </table:table-cell>
          <table:table-cell table:style-name="ce185" office:value-type="string" calcext:value-type="string">
            <text:p>Gastos de Depreciación de Edificios <text:s text:c="34"/></text:p>
          </table:table-cell>
          <table:table-cell table:style-name="ce179" office:value-type="float" office:value="6144.12" calcext:value-type="float">
            <text:p>6,144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010003" calcext:value-type="float">
            <text:p>520,207,010,003</text:p>
          </table:table-cell>
          <table:table-cell table:style-name="ce185" office:value-type="string" calcext:value-type="string">
            <text:p>Gastos de Depreciaciones de Muebles y Enseres <text:s text:c="24"/></text:p>
          </table:table-cell>
          <table:table-cell table:style-name="ce179" office:value-type="float" office:value="3056.07" calcext:value-type="float">
            <text:p>3,05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010004" calcext:value-type="float">
            <text:p>520,207,010,004</text:p>
          </table:table-cell>
          <table:table-cell table:style-name="ce185" office:value-type="string" calcext:value-type="string">
            <text:p>Gastos de Depreciación de Equipos de computacion <text:s text:c="21"/></text:p>
          </table:table-cell>
          <table:table-cell table:style-name="ce179" office:value-type="float" office:value="1047.51" calcext:value-type="float">
            <text:p>1,048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010005" calcext:value-type="float">
            <text:p>520,207,010,005</text:p>
          </table:table-cell>
          <table:table-cell table:style-name="ce185" office:value-type="string" calcext:value-type="string">
            <text:p>Gastos de Depreciación de Vehiculos <text:s text:c="34"/></text:p>
          </table:table-cell>
          <table:table-cell table:style-name="ce179" office:value-type="float" office:value="27635.66" calcext:value-type="float">
            <text:p>27,636</text:p>
          </table:table-cell>
          <table:table-cell table:style-name="ce192"/>
          <table:table-cell table:number-columns-repeated="1020"/>
        </table:table-row>
        <table:table-row table:style-name="ro1">
          <table:table-cell table:style-name="ce179" office:value-type="float" office:value="520207010007" calcext:value-type="float">
            <text:p>520,207,010,007</text:p>
          </table:table-cell>
          <table:table-cell table:style-name="ce185" office:value-type="string" calcext:value-type="string">
            <text:p>Gastos depreciacion equipos de seguridad <text:s text:c="29"/></text:p>
          </table:table-cell>
          <table:table-cell table:style-name="ce179" office:value-type="float" office:value="79.02" calcext:value-type="float">
            <text:p>79</text:p>
          </table:table-cell>
          <table:table-cell table:style-name="ce192"/>
          <table:table-cell table:number-columns-repeated="1020"/>
        </table:table-row>
        <table:table-row table:style-name="ro1" table:number-rows-repeated="12">
          <table:table-cell table:style-name="ce180"/>
          <table:table-cell table:style-name="ce186" table:number-columns-repeated="2"/>
          <table:table-cell table:style-name="ce193"/>
          <table:table-cell table:number-columns-repeated="1020"/>
        </table:table-row>
        <table:table-row table:style-name="ro1">
          <table:table-cell table:style-name="ce180"/>
          <table:table-cell table:style-name="ce186"/>
          <table:table-cell/>
          <table:table-cell table:style-name="ce186"/>
          <table:table-cell table:number-columns-repeated="1020"/>
        </table:table-row>
        <table:table-row table:style-name="ro1" table:number-rows-repeated="9">
          <table:table-cell table:style-name="ce180"/>
          <table:table-cell table:style-name="ce186" table:number-columns-repeated="2"/>
          <table:table-cell table:style-name="ce193"/>
          <table:table-cell table:number-columns-repeated="1020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norarios" table:style-name="ta3">
        <table:table-column table:style-name="co9" table:number-columns-repeated="1024" table:default-cell-style-name="ce11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iendos" table:style-name="ta3">
        <table:table-column table:style-name="co16" table:default-cell-style-name="ce197"/>
        <table:table-column table:style-name="co17" table:default-cell-style-name="ce118"/>
        <table:table-column table:style-name="co18" table:default-cell-style-name="ce118"/>
        <table:table-column table:style-name="co17" table:default-cell-style-name="ce118"/>
        <table:table-column table:style-name="co14" table:default-cell-style-name="ce118"/>
        <table:table-column table:style-name="co19" table:default-cell-style-name="ce118"/>
        <table:table-column table:style-name="co20" table:default-cell-style-name="ce118"/>
        <table:table-column table:style-name="co13" table:default-cell-style-name="ce118"/>
        <table:table-column table:style-name="co21" table:default-cell-style-name="ce118"/>
        <table:table-column table:style-name="co14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number-columns-repeated="234" table:default-cell-style-name="ce118"/>
        <table:table-column table:style-name="co28" table:default-cell-style-name="ce118"/>
        <table:table-column table:style-name="co29" table:default-cell-style-name="ce118"/>
        <table:table-column table:style-name="co26" table:default-cell-style-name="ce118"/>
        <table:table-column table:style-name="co30" table:default-cell-style-name="ce118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34" table:default-cell-style-name="ce118"/>
        <table:table-column table:style-name="co18" table:default-cell-style-name="ce118"/>
        <table:table-column table:style-name="co30" table:default-cell-style-name="ce118"/>
        <table:table-column table:style-name="co21" table:default-cell-style-name="ce118"/>
        <table:table-column table:style-name="co19" table:default-cell-style-name="ce118"/>
        <table:table-column table:style-name="co20" table:default-cell-style-name="ce118"/>
        <table:table-column table:style-name="co35" table:default-cell-style-name="ce118"/>
        <table:table-column table:style-name="co25" table:default-cell-style-name="ce118"/>
        <table:table-column table:style-name="co32" table:number-columns-repeated="2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number-columns-repeated="234" table:default-cell-style-name="ce118"/>
        <table:table-column table:style-name="co28" table:default-cell-style-name="ce118"/>
        <table:table-column table:style-name="co29" table:default-cell-style-name="ce118"/>
        <table:table-column table:style-name="co26" table:default-cell-style-name="ce118"/>
        <table:table-column table:style-name="co30" table:default-cell-style-name="ce118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34" table:default-cell-style-name="ce118"/>
        <table:table-column table:style-name="co18" table:default-cell-style-name="ce118"/>
        <table:table-column table:style-name="co30" table:default-cell-style-name="ce118"/>
        <table:table-column table:style-name="co21" table:default-cell-style-name="ce118"/>
        <table:table-column table:style-name="co19" table:default-cell-style-name="ce118"/>
        <table:table-column table:style-name="co20" table:default-cell-style-name="ce118"/>
        <table:table-column table:style-name="co35" table:default-cell-style-name="ce118"/>
        <table:table-column table:style-name="co25" table:default-cell-style-name="ce118"/>
        <table:table-column table:style-name="co32" table:number-columns-repeated="2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number-columns-repeated="234" table:default-cell-style-name="ce118"/>
        <table:table-column table:style-name="co28" table:default-cell-style-name="ce118"/>
        <table:table-column table:style-name="co29" table:default-cell-style-name="ce118"/>
        <table:table-column table:style-name="co26" table:default-cell-style-name="ce118"/>
        <table:table-column table:style-name="co30" table:default-cell-style-name="ce118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34" table:default-cell-style-name="ce118"/>
        <table:table-column table:style-name="co18" table:default-cell-style-name="ce118"/>
        <table:table-column table:style-name="co30" table:default-cell-style-name="ce118"/>
        <table:table-column table:style-name="co21" table:default-cell-style-name="ce118"/>
        <table:table-column table:style-name="co19" table:default-cell-style-name="ce118"/>
        <table:table-column table:style-name="co20" table:default-cell-style-name="ce118"/>
        <table:table-column table:style-name="co35" table:default-cell-style-name="ce118"/>
        <table:table-column table:style-name="co25" table:default-cell-style-name="ce118"/>
        <table:table-column table:style-name="co32" table:number-columns-repeated="2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number-columns-repeated="234" table:default-cell-style-name="ce118"/>
        <table:table-column table:style-name="co28" table:default-cell-style-name="ce118"/>
        <table:table-column table:style-name="co29" table:default-cell-style-name="ce118"/>
        <table:table-column table:style-name="co26" table:default-cell-style-name="ce118"/>
        <table:table-column table:style-name="co30" table:default-cell-style-name="ce118"/>
        <table:table-column table:style-name="co31" table:default-cell-style-name="ce118"/>
        <table:table-column table:style-name="co32" table:default-cell-style-name="ce118"/>
        <table:table-column table:style-name="co27" table:default-cell-style-name="ce118"/>
        <table:table-row table:style-name="ro1">
          <table:table-cell table:style-name="ce196" office:value-type="string" calcext:value-type="string">
            <text:p>codigo</text:p>
          </table:table-cell>
          <table:table-cell table:style-name="ce198" office:value-type="string" calcext:value-type="string">
            <text:p>nombre</text:p>
          </table:table-cell>
          <table:table-cell table:style-name="ce198" office:value-type="string" calcext:value-type="string">
            <text:p>tipo</text:p>
          </table:table-cell>
          <table:table-cell table:style-name="ce198" office:value-type="string" calcext:value-type="string">
            <text:p>numero</text:p>
          </table:table-cell>
          <table:table-cell table:style-name="ce198" office:value-type="string" calcext:value-type="string">
            <text:p>fecha</text:p>
          </table:table-cell>
          <table:table-cell table:style-name="ce198" office:value-type="string" calcext:value-type="string">
            <text:p>descrip</text:p>
          </table:table-cell>
          <table:table-cell table:style-name="ce198" office:value-type="string" calcext:value-type="string">
            <text:p>referencia</text:p>
          </table:table-cell>
          <table:table-cell table:style-name="ce198" office:value-type="string" calcext:value-type="string">
            <text:p>debito</text:p>
          </table:table-cell>
          <table:table-cell table:style-name="ce198" office:value-type="string" calcext:value-type="string">
            <text:p>credito</text:p>
          </table:table-cell>
          <table:table-cell table:style-name="ce198" office:value-type="string" calcext:value-type="string">
            <text:p>saldo</text:p>
          </table:table-cell>
          <table:table-cell table:style-name="ce198" office:value-type="string" calcext:value-type="string">
            <text:p>cheque</text:p>
          </table:table-cell>
          <table:table-cell table:style-name="ce198" office:value-type="string" calcext:value-type="string">
            <text:p>beneficia</text:p>
          </table:table-cell>
          <table:table-cell table:style-name="ce198" office:value-type="string" calcext:value-type="string">
            <text:p>valreg</text:p>
          </table:table-cell>
          <table:table-cell table:style-name="ce198" office:value-type="string" calcext:value-type="string">
            <text:p>negrita</text:p>
          </table:table-cell>
          <table:table-cell table:style-name="ce198" office:value-type="string" calcext:value-type="string">
            <text:p>tipmov</text:p>
          </table:table-cell>
          <table:table-cell table:style-name="ce198"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ce199" office:value-type="date" office:date-value="2020-12-31" calcext:value-type="date">
            <text:p>31/12/2020</text:p>
          </table:table-cell>
          <table:table-cell office:value-type="string" calcext:value-type="string">
            <text:p>S a l d o <text:s text:c="3"/>I n i c i a l</text:p>
          </table:table-cell>
          <table:table-cell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6855" calcext:value-type="float">
            <text:p>46855</text:p>
          </table:table-cell>
          <table:table-cell table:style-name="ce199" office:value-type="date" office:date-value="2021-01-31" calcext:value-type="date">
            <text:p>31/1/2021</text:p>
          </table:table-cell>
          <table:table-cell office:value-type="string" calcext:value-type="string">
            <text:p>ARRIENDO MES DE ENERO/2021 FACº 426 (SABELLA S.A.)</text:p>
          </table:table-cell>
          <table:table-cell office:value-type="string" calcext:value-type="string">
            <text:p>FA 426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7363" calcext:value-type="float">
            <text:p>47363</text:p>
          </table:table-cell>
          <table:table-cell table:style-name="ce199" office:value-type="date" office:date-value="2021-02-28" calcext:value-type="date">
            <text:p>28/2/2021</text:p>
          </table:table-cell>
          <table:table-cell office:value-type="string" calcext:value-type="string">
            <text:p>SERV ARRIENDO DE MES DE FEBRERO DEL2021 FAC# 427 (SABELLA S.A.)</text:p>
          </table:table-cell>
          <table:table-cell office:value-type="string" calcext:value-type="string">
            <text:p>FA 427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7402" calcext:value-type="float">
            <text:p>47402</text:p>
          </table:table-cell>
          <table:table-cell table:style-name="ce199" office:value-type="date" office:date-value="2021-03-08" calcext:value-type="date">
            <text:p>8/3/2021</text:p>
          </table:table-cell>
          <table:table-cell office:value-type="string" calcext:value-type="string">
            <text:p>FAC# 428 ARRIENDO MES DE MARZO/2021 (SABELLA S.A.)</text:p>
          </table:table-cell>
          <table:table-cell office:value-type="string" calcext:value-type="string">
            <text:p>FA 428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7892" calcext:value-type="float">
            <text:p>47892</text:p>
          </table:table-cell>
          <table:table-cell table:style-name="ce199" office:value-type="date" office:date-value="2021-04-07" calcext:value-type="date">
            <text:p>7/4/2021</text:p>
          </table:table-cell>
          <table:table-cell office:value-type="string" calcext:value-type="string">
            <text:p>FAC# 429 ARRIENDO MES DE ABRIL 2021 (SABELLA S.A.)</text:p>
          </table:table-cell>
          <table:table-cell office:value-type="string" calcext:value-type="string">
            <text:p>FA 429</text:p>
          </table:table-cell>
          <table:table-cell table:style-name="ce200" office:value-type="float" office:value="1500" calcext:value-type="float">
            <text:p>1,5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7897" calcext:value-type="float">
            <text:p>47897</text:p>
          </table:table-cell>
          <table:table-cell table:style-name="ce199" office:value-type="date" office:date-value="2021-04-07" calcext:value-type="date">
            <text:p>7/4/2021</text:p>
          </table:table-cell>
          <table:table-cell office:value-type="string" calcext:value-type="string">
            <text:p>Registro Anulado por el Usuario CONTADOR (MARONCELI S.A.)</text:p>
          </table:table-cell>
          <table:table-cell office:value-type="string" calcext:value-type="string">
            <text:p>FA 0</text:p>
          </table:table-cell>
          <table:table-cell table:number-columns-repeated="2"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9355" calcext:value-type="float">
            <text:p>49355</text:p>
          </table:table-cell>
          <table:table-cell table:style-name="ce199" office:value-type="date" office:date-value="2021-06-30" calcext:value-type="date">
            <text:p>30/6/2021</text:p>
          </table:table-cell>
          <table:table-cell office:value-type="string" calcext:value-type="string">
            <text:p>ARRIENDO MES DE JUNIO 2021 F/431 (SABELLA S.A.)</text:p>
          </table:table-cell>
          <table:table-cell office:value-type="string" calcext:value-type="string">
            <text:p>FA 431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CB</text:p>
          </table:table-cell>
          <table:table-cell office:value-type="float" office:value="8756" calcext:value-type="float">
            <text:p>8756</text:p>
          </table:table-cell>
          <table:table-cell table:style-name="ce199" office:value-type="date" office:date-value="2021-07-30" calcext:value-type="date">
            <text:p>30/7/2021</text:p>
          </table:table-cell>
          <table:table-cell office:value-type="string" calcext:value-type="string">
            <text:p>N/C# 1 APLICA A FAC# 429 POR ANULACION DE FACT</text:p>
          </table:table-cell>
          <table:table-cell office:value-type="string" calcext:value-type="string">
            <text:p/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500" calcext:value-type="float">
            <text:p>1,50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CB</text:p>
          </table:table-cell>
          <table:table-cell office:value-type="float" office:value="8756" calcext:value-type="float">
            <text:p>8756</text:p>
          </table:table-cell>
          <table:table-cell table:style-name="ce199" office:value-type="date" office:date-value="2021-07-30" calcext:value-type="date">
            <text:p>30/7/2021</text:p>
          </table:table-cell>
          <table:table-cell office:value-type="string" calcext:value-type="string">
            <text:p>N/C# 1 APLICA A FAC# 429 POR ANULACION DE FACT</text:p>
          </table:table-cell>
          <table:table-cell office:value-type="string" calcext:value-type="string">
            <text:p/>
          </table:table-cell>
          <table:table-cell table:style-name="ce200" office:value-type="float" office:value="246" calcext:value-type="float">
            <text:p>246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9817" calcext:value-type="float">
            <text:p>49817</text:p>
          </table:table-cell>
          <table:table-cell table:style-name="ce199" office:value-type="date" office:date-value="2021-07-30" calcext:value-type="date">
            <text:p>30/7/2021</text:p>
          </table:table-cell>
          <table:table-cell office:value-type="string" calcext:value-type="string">
            <text:p>F/ 3 ARRIENDO MES DE MAYO 2021 (SABELLA S.A.)</text:p>
          </table:table-cell>
          <table:table-cell office:value-type="string" calcext:value-type="string">
            <text:p>FA 3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9818" calcext:value-type="float">
            <text:p>49818</text:p>
          </table:table-cell>
          <table:table-cell table:style-name="ce199" office:value-type="date" office:date-value="2021-07-30" calcext:value-type="date">
            <text:p>30/7/2021</text:p>
          </table:table-cell>
          <table:table-cell office:value-type="string" calcext:value-type="string">
            <text:p>F/ 4 ARRIENDO MES DE JULIO 2021 (SABELLA S.A.)</text:p>
          </table:table-cell>
          <table:table-cell office:value-type="string" calcext:value-type="string">
            <text:p>FA 4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49819" calcext:value-type="float">
            <text:p>49819</text:p>
          </table:table-cell>
          <table:table-cell table:style-name="ce199" office:value-type="date" office:date-value="2021-08-02" calcext:value-type="date">
            <text:p>2/8/2021</text:p>
          </table:table-cell>
          <table:table-cell office:value-type="string" calcext:value-type="string">
            <text:p>F/ 5 ARRIENDO MES DE ABRIL 2021 (SABELLA S.A.)</text:p>
          </table:table-cell>
          <table:table-cell office:value-type="string" calcext:value-type="string">
            <text:p>FA 5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50419" calcext:value-type="float">
            <text:p>50419</text:p>
          </table:table-cell>
          <table:table-cell table:style-name="ce199" office:value-type="date" office:date-value="2021-09-08" calcext:value-type="date">
            <text:p>8/9/2021</text:p>
          </table:table-cell>
          <table:table-cell office:value-type="string" calcext:value-type="string">
            <text:p>ARRIENDO MES DE SEPTIEMBRE 2021 FAC° 7 (SABELLA S.A.)</text:p>
          </table:table-cell>
          <table:table-cell office:value-type="string" calcext:value-type="string">
            <text:p>FA 7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float" office:value="520205010016" calcext:value-type="float">
            <text:p>520,205,010,016</text:p>
          </table:table-cell>
          <table:table-cell office:value-type="string" calcext:value-type="string">
            <text:p>Arriendo</text:p>
          </table:table-cell>
          <table:table-cell office:value-type="string" calcext:value-type="string">
            <text:p>FP</text:p>
          </table:table-cell>
          <table:table-cell office:value-type="float" office:value="50420" calcext:value-type="float">
            <text:p>50420</text:p>
          </table:table-cell>
          <table:table-cell table:style-name="ce199" office:value-type="date" office:date-value="2021-09-08" calcext:value-type="date">
            <text:p>8/9/2021</text:p>
          </table:table-cell>
          <table:table-cell office:value-type="string" calcext:value-type="string">
            <text:p>ARRIENDO MES DE AGOSTO/2021 FAC° 6 (SABELLA S.A.)</text:p>
          </table:table-cell>
          <table:table-cell office:value-type="string" calcext:value-type="string">
            <text:p>FA 6</text:p>
          </table:table-cell>
          <table:table-cell table:style-name="ce200" office:value-type="float" office:value="15000" calcext:value-type="float">
            <text:p>15,000.00</text:p>
          </table:table-cell>
          <table:table-cell table:style-name="ce20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01" table:formula="of:=SUM([.H2:.H15])" office:value-type="float" office:value="136746" calcext:value-type="float">
            <text:p><text:s/>136,746.00 </text:p>
          </table:table-cell>
          <table:table-cell table:style-name="ce201" table:formula="of:=SUM([.I2:.I15])" office:value-type="float" office:value="1500" calcext:value-type="float">
            <text:p><text:s/>1,500.00 </text:p>
          </table:table-cell>
          <table:table-cell table:style-name="ce202" table:formula="of:=+[.H16]-[.I16]" office:value-type="float" office:value="135246" calcext:value-type="float">
            <text:p>135,246.00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icios_basicos" table:style-name="ta3">
        <table:table-column table:style-name="co9" table:number-columns-repeated="1024" table:default-cell-style-name="ce11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uestos" table:style-name="ta3">
        <table:table-column table:style-name="co9" table:number-columns-repeated="1024" table:default-cell-style-name="ce11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ros" table:style-name="ta3">
        <table:table-column table:style-name="co9" table:number-columns-repeated="1024" table:default-cell-style-name="ce11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Tahoma1" svg:font-family="Tahoma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0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21">
      <loext:text> </loext:text>
      <loext:fill-character> </loext:fill-character>
      <number:text>-</number:text>
      <number:number number:decimal-places="0" loext:min-decimal-places="0" number:min-integer-digits="1"/>
      <number:text> </number:text>
    </number:number-style>
    <number:number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0:23:05.0079365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2T13:36:06.214208423</dc:date>
    <meta:editing-cycles>15</meta:editing-cycles>
    <meta:editing-duration>PT2H15M26S</meta:editing-duration>
    <meta:document-statistic meta:table-count="7" meta:cell-count="1772" meta:object-count="0"/>
  </office:meta>
</office:document-meta>
</file>